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9f688" officeooo:paragraph-rsid="0019f688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3f7ca8" officeooo:paragraph-rsid="003f7ca8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3f7ca8" officeooo:paragraph-rsid="003f7ca8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2pt" fo:font-weight="bold" officeooo:rsid="001fa781" officeooo:paragraph-rsid="001fa781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2ef907" officeooo:paragraph-rsid="002ef907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37ac7b" officeooo:paragraph-rsid="00501dc7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4fe90a" officeooo:paragraph-rsid="004fe90a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19f688" officeooo:paragraph-rsid="0019f68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9f688" officeooo:paragraph-rsid="001b111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9f688" officeooo:paragraph-rsid="0042390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9f688" officeooo:paragraph-rsid="0046a9e0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9f688" officeooo:paragraph-rsid="00501dc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9f688" officeooo:paragraph-rsid="005265e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b1110" officeooo:paragraph-rsid="001b111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bd019" officeooo:paragraph-rsid="0030d9c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bd019" officeooo:paragraph-rsid="003f16a6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bd019" officeooo:paragraph-rsid="005265e7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fa781" officeooo:paragraph-rsid="001fa781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18ef8" officeooo:paragraph-rsid="00541789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abe9d" officeooo:paragraph-rsid="002abe9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c6ea8" officeooo:paragraph-rsid="002c6ea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fo:font-weight="normal" officeooo:rsid="002c6ea8" officeooo:paragraph-rsid="002d637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fo:font-weight="normal" officeooo:rsid="002c6ea8" officeooo:paragraph-rsid="003f16a6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2c6ea8" officeooo:paragraph-rsid="002d637a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c6ea8" officeooo:paragraph-rsid="003c100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fo:font-weight="normal" officeooo:rsid="002d637a" officeooo:paragraph-rsid="002d637a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0d9c0" officeooo:paragraph-rsid="001fa781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0d9c0" officeooo:paragraph-rsid="00264364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3c100c" officeooo:paragraph-rsid="003c100c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423904" officeooo:paragraph-rsid="00423904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43ba99" officeooo:paragraph-rsid="0043ba99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486f85" officeooo:paragraph-rsid="00486f85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486f85" officeooo:paragraph-rsid="005265e7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f4d40" officeooo:paragraph-rsid="004fe90a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f4d40" officeooo:paragraph-rsid="0051ba51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501dc7" officeooo:paragraph-rsid="00501dc7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501dc7" officeooo:paragraph-rsid="0050efde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501dc7" officeooo:paragraph-rsid="005265e7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50efde" officeooo:paragraph-rsid="0051ba51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51ba51" officeooo:paragraph-rsid="0051ba51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3dc808" officeooo:paragraph-rsid="003dc808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541789" officeooo:paragraph-rsid="00541789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4e061e" officeooo:paragraph-rsid="004e061e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4a0597" officeooo:paragraph-rsid="004a7f65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37ac7b" officeooo:paragraph-rsid="004abf68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4abf68" officeooo:paragraph-rsid="004b3821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54fff4" officeooo:paragraph-rsid="0054fff4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style="normal" fo:font-weight="normal" officeooo:rsid="0020066d" officeooo:paragraph-rsid="0020066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20066d" officeooo:paragraph-rsid="0038e145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2pt" fo:font-style="normal" fo:font-weight="normal" officeooo:rsid="0020066d" officeooo:paragraph-rsid="003f16a6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fo:font-style="normal" fo:font-weight="normal" officeooo:rsid="0020066d" officeooo:paragraph-rsid="0058089b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size="12pt" fo:font-style="normal" fo:font-weight="normal" officeooo:rsid="0022fe58" officeooo:paragraph-rsid="002761b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style="normal" fo:font-weight="normal" officeooo:rsid="0022fe58" officeooo:paragraph-rsid="003a5bb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22fe58" officeooo:paragraph-rsid="0058089b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normal" fo:font-weight="normal" officeooo:rsid="002761bf" officeooo:paragraph-rsid="002761bf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fo:font-weight="normal" officeooo:rsid="0028d350" officeooo:paragraph-rsid="0028d350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size="12pt" fo:font-style="normal" fo:font-weight="normal" officeooo:rsid="0028d350" officeooo:paragraph-rsid="002abe9d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fo:font-style="normal" fo:font-weight="normal" officeooo:rsid="0028d350" officeooo:paragraph-rsid="003a5bb9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fo:font-weight="normal" officeooo:rsid="002abe9d" officeooo:paragraph-rsid="002abe9d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fo:font-style="normal" fo:font-weight="normal" officeooo:rsid="002abe9d" officeooo:paragraph-rsid="002c6ea8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normal" fo:font-weight="normal" officeooo:rsid="002abe9d" officeooo:paragraph-rsid="003a5bb9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normal" fo:font-weight="normal" officeooo:rsid="002abe9d" officeooo:paragraph-rsid="003f16a6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normal" fo:font-weight="normal" officeooo:rsid="00316764" officeooo:paragraph-rsid="00316764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normal" fo:font-weight="normal" officeooo:rsid="0026d417" officeooo:paragraph-rsid="0038e145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size="12pt" fo:font-style="normal" fo:font-weight="normal" officeooo:rsid="0030d9c0" officeooo:paragraph-rsid="00582397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color="#ce181e" fo:font-size="12pt" fo:font-weight="normal" officeooo:rsid="0019f688" officeooo:paragraph-rsid="0019f688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color="#ce181e" fo:font-size="12pt" fo:font-weight="normal" officeooo:rsid="0019f688" officeooo:paragraph-rsid="0040dc15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color="#ce181e" fo:font-size="12pt" fo:font-weight="normal" officeooo:rsid="00549852" officeooo:paragraph-rsid="00549852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color="#ce181e" fo:font-size="12pt" fo:font-weight="normal" officeooo:rsid="0054fff4" officeooo:paragraph-rsid="0054fff4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color="#ce181e" fo:font-size="12pt" fo:font-weight="normal" officeooo:rsid="0055ac81" officeooo:paragraph-rsid="0055ac81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color="#ce181e" fo:font-size="12pt" fo:font-weight="normal" officeooo:rsid="00567bfd" officeooo:paragraph-rsid="00567bfd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color="#000000" fo:font-size="12pt" fo:font-weight="normal" officeooo:rsid="0019f688" officeooo:paragraph-rsid="0019f688" fo:background-color="transparent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color="#000000" fo:font-size="12pt" fo:font-weight="normal" officeooo:rsid="003f7ca8" officeooo:paragraph-rsid="0019f688" fo:background-color="transparent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color="#000000" fo:font-size="12pt" fo:font-weight="normal" officeooo:rsid="0019f688" officeooo:paragraph-rsid="0019f688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color="#000000" fo:font-size="12pt" fo:font-weight="normal" officeooo:rsid="004abf68" officeooo:paragraph-rsid="004abf68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0pt" fo:font-weight="normal" officeooo:rsid="001d63f1" officeooo:paragraph-rsid="004a0597" style:font-size-asian="8.75pt" style:font-weight-asian="normal" style:font-size-complex="10pt" style:font-weight-complex="normal"/>
    </style:style>
    <style:style style:name="P77" style:family="paragraph" style:parent-style-name="Standard">
      <style:text-properties fo:font-size="10pt" fo:font-weight="normal" officeooo:rsid="001d63f1" officeooo:paragraph-rsid="005265e7" style:font-size-asian="8.75pt" style:font-weight-asian="normal" style:font-size-complex="10pt" style:font-weight-complex="normal"/>
    </style:style>
    <style:style style:name="P78" style:family="paragraph" style:parent-style-name="Standard">
      <style:text-properties fo:font-size="10pt" fo:font-weight="normal" officeooo:rsid="004a0597" officeooo:paragraph-rsid="004a7f65" style:font-size-asian="8.75pt" style:font-weight-asian="normal" style:font-size-complex="10pt" style:font-weight-complex="normal"/>
    </style:style>
    <style:style style:name="P79" style:family="paragraph" style:parent-style-name="Standard">
      <style:text-properties fo:font-size="10pt" fo:font-weight="normal" officeooo:rsid="004a0597" officeooo:paragraph-rsid="005265e7" style:font-size-asian="8.75pt" style:font-weight-asian="normal" style:font-size-complex="10pt" style:font-weight-complex="normal"/>
    </style:style>
    <style:style style:name="P80" style:family="paragraph" style:parent-style-name="Standard">
      <style:text-properties fo:font-size="10pt" fo:font-weight="normal" officeooo:rsid="004abf68" officeooo:paragraph-rsid="004abf68" style:font-size-asian="8.75pt" style:font-weight-asian="normal" style:font-size-complex="10pt" style:font-weight-complex="normal"/>
    </style:style>
    <style:style style:name="P81" style:family="paragraph" style:parent-style-name="Standard">
      <style:text-properties fo:font-size="10pt" fo:font-weight="normal" officeooo:rsid="004abf68" officeooo:paragraph-rsid="004b3821" style:font-size-asian="8.75pt" style:font-weight-asian="normal" style:font-size-complex="10pt" style:font-weight-complex="normal"/>
    </style:style>
    <style:style style:name="P82" style:family="paragraph" style:parent-style-name="Standard">
      <style:text-properties fo:font-size="10pt" fo:font-weight="normal" officeooo:rsid="004abf68" officeooo:paragraph-rsid="004fe90a" style:font-size-asian="8.75pt" style:font-weight-asian="normal" style:font-size-complex="10pt" style:font-weight-complex="normal"/>
    </style:style>
    <style:style style:name="P83" style:family="paragraph" style:parent-style-name="Standard">
      <style:text-properties fo:font-size="10pt" fo:font-weight="normal" officeooo:rsid="004abf68" officeooo:paragraph-rsid="005265e7" style:font-size-asian="8.75pt" style:font-weight-asian="normal" style:font-size-complex="10pt" style:font-weight-complex="normal"/>
    </style:style>
    <style:style style:name="P84" style:family="paragraph" style:parent-style-name="Standard">
      <style:text-properties fo:font-size="10pt" fo:font-weight="normal" officeooo:rsid="004e061e" officeooo:paragraph-rsid="005265e7" style:font-size-asian="8.75pt" style:font-weight-asian="normal" style:font-size-complex="10pt" style:font-weight-complex="normal"/>
    </style:style>
    <style:style style:name="P85" style:family="paragraph" style:parent-style-name="Standard">
      <style:text-properties fo:font-size="9pt" fo:font-weight="normal" officeooo:rsid="00525022" officeooo:paragraph-rsid="00525022" style:font-size-asian="7.84999990463257pt" style:font-weight-asian="normal" style:font-size-complex="9pt" style:font-weight-complex="normal"/>
    </style:style>
    <style:style style:name="P86" style:family="paragraph" style:parent-style-name="Standard">
      <style:text-properties style:text-position="sub 58%" fo:font-size="14pt" fo:font-weight="bold" officeooo:rsid="003f7ca8" officeooo:paragraph-rsid="003f7ca8" style:font-size-asian="12.25pt" style:font-weight-asian="bold" style:font-size-complex="14pt" style:font-weight-complex="bold"/>
    </style:style>
    <style:style style:name="P87" style:family="paragraph" style:parent-style-name="Standard" style:list-style-name="L1">
      <style:text-properties fo:font-size="12pt" fo:font-weight="normal" officeooo:rsid="0019f688" officeooo:paragraph-rsid="0040dc15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text-properties fo:font-size="12pt" fo:font-weight="normal" officeooo:rsid="0019f688" officeooo:paragraph-rsid="0019f688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019f688" officeooo:paragraph-rsid="005b473e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019f688" officeooo:paragraph-rsid="0019f688" style:font-size-asian="10.5pt" style:font-weight-asian="normal" style:font-size-complex="12pt" style:font-weight-complex="normal"/>
    </style:style>
    <style:style style:name="P91" style:family="paragraph" style:parent-style-name="Standard" style:list-style-name="L4">
      <style:text-properties fo:font-size="12pt" fo:font-weight="normal" officeooo:rsid="002abe9d" officeooo:paragraph-rsid="003c100c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43ba99" officeooo:paragraph-rsid="0043ba99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fo:font-weight="normal" officeooo:rsid="00423904" officeooo:paragraph-rsid="00423904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style="normal" fo:font-weight="normal" officeooo:rsid="0020066d" officeooo:paragraph-rsid="00218ef8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fo:font-size="12pt" fo:font-weight="bold" officeooo:rsid="005b473e" officeooo:paragraph-rsid="005b473e" style:font-size-asian="10.5pt" style:font-weight-asian="bold" style:font-size-complex="12pt" style:font-weight-complex="bold"/>
    </style:style>
    <style:style style:name="P96" style:family="paragraph" style:parent-style-name="Standard">
      <style:text-properties fo:font-size="12pt" fo:font-weight="bold" officeooo:rsid="002ef907" officeooo:paragraph-rsid="002ef907" style:font-size-asian="10.5pt" style:font-weight-asian="bold" style:font-size-complex="12pt" style:font-weight-complex="bold"/>
    </style:style>
    <style:style style:name="P97" style:family="paragraph" style:parent-style-name="Standard" style:list-style-name="L2">
      <style:text-properties fo:font-size="10pt" fo:font-weight="normal" officeooo:rsid="001d63f1" officeooo:paragraph-rsid="001d63f1" style:font-size-asian="8.75pt" style:font-weight-asian="normal" style:font-size-complex="10pt" style:font-weight-complex="normal"/>
    </style:style>
    <style:style style:name="P98" style:family="paragraph" style:parent-style-name="Standard" style:list-style-name="L2">
      <style:text-properties fo:font-size="10pt" fo:font-weight="normal" officeooo:rsid="001d63f1" officeooo:paragraph-rsid="002f3a59" style:font-size-asian="8.75pt" style:font-weight-asian="normal" style:font-size-complex="10pt" style:font-weight-complex="normal"/>
    </style:style>
    <style:style style:name="P99" style:family="paragraph" style:parent-style-name="Standard" style:list-style-name="L3">
      <style:text-properties officeooo:paragraph-rsid="003a5bb9"/>
    </style:style>
    <style:style style:name="P100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fo:margin-left="0cm" fo:margin-right="0cm" fo:margin-top="0cm" fo:margin-bottom="0cm" fo:line-height="100%" fo:text-align="center" fo:text-indent="0cm"/>
    </style:style>
    <style:style style:name="P10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adc5e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ed1c2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adc5e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cm" fo:margin-right="0cm" fo:margin-top="0cm" fo:margin-bottom="0cm" fo:line-height="100%" fo:text-indent="0cm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5565a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bce4e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bce4e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5565af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1110"/>
    </style:style>
    <style:style style:name="T2" style:family="text">
      <style:text-properties officeooo:rsid="00260a7b"/>
    </style:style>
    <style:style style:name="T3" style:family="text">
      <style:text-properties officeooo:rsid="0026d417"/>
    </style:style>
    <style:style style:name="T4" style:family="text">
      <style:text-properties officeooo:rsid="002761bf"/>
    </style:style>
    <style:style style:name="T5" style:family="text">
      <style:text-properties officeooo:rsid="0028676d"/>
    </style:style>
    <style:style style:name="T6" style:family="text">
      <style:text-properties officeooo:rsid="0028d350"/>
    </style:style>
    <style:style style:name="T7" style:family="text">
      <style:text-properties officeooo:rsid="002abe9d"/>
    </style:style>
    <style:style style:name="T8" style:family="text">
      <style:text-properties officeooo:rsid="002c6ea8"/>
    </style:style>
    <style:style style:name="T9" style:family="text">
      <style:text-properties officeooo:rsid="002d84ba"/>
    </style:style>
    <style:style style:name="T10" style:family="text">
      <style:text-properties officeooo:rsid="002ef907"/>
    </style:style>
    <style:style style:name="T11" style:family="text">
      <style:text-properties officeooo:rsid="00316764"/>
    </style:style>
    <style:style style:name="T12" style:family="text">
      <style:text-properties fo:font-size="12pt" fo:font-style="normal" fo:font-weight="normal" officeooo:rsid="0028d350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3c100c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03a5bb9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37ac7b" style:font-size-asian="10.5pt" style:font-size-complex="12pt"/>
    </style:style>
    <style:style style:name="T17" style:family="text">
      <style:text-properties fo:font-size="12pt" officeooo:rsid="004a0597" style:font-size-asian="10.5pt" style:font-size-complex="12pt"/>
    </style:style>
    <style:style style:name="T18" style:family="text">
      <style:text-properties fo:font-size="12pt" officeooo:rsid="004b3821" style:font-size-asian="10.5pt" style:font-size-complex="12pt"/>
    </style:style>
    <style:style style:name="T19" style:family="text">
      <style:text-properties fo:font-size="12pt" officeooo:rsid="004c1e98" style:font-size-asian="10.5pt" style:font-size-complex="12pt"/>
    </style:style>
    <style:style style:name="T20" style:family="text">
      <style:text-properties fo:font-size="12pt" officeooo:rsid="004e061e" style:font-size-asian="10.5pt" style:font-size-complex="12pt"/>
    </style:style>
    <style:style style:name="T21" style:family="text">
      <style:text-properties fo:font-size="12pt" officeooo:rsid="00486f85" style:font-size-asian="10.5pt" style:font-size-complex="12pt"/>
    </style:style>
    <style:style style:name="T22" style:family="text">
      <style:text-properties fo:font-size="12pt" officeooo:rsid="004f5640" style:font-size-asian="10.5pt" style:font-size-complex="12pt"/>
    </style:style>
    <style:style style:name="T23" style:family="text">
      <style:text-properties fo:font-size="12pt" officeooo:rsid="004fe90a" style:font-size-asian="10.5pt" style:font-size-complex="12pt"/>
    </style:style>
    <style:style style:name="T24" style:family="text">
      <style:text-properties officeooo:rsid="00366ebf"/>
    </style:style>
    <style:style style:name="T25" style:family="text">
      <style:text-properties officeooo:rsid="0037ac7b"/>
    </style:style>
    <style:style style:name="T26" style:family="text">
      <style:text-properties officeooo:rsid="0038e145"/>
    </style:style>
    <style:style style:name="T27" style:family="text">
      <style:text-properties officeooo:rsid="003a5bb9"/>
    </style:style>
    <style:style style:name="T28" style:family="text">
      <style:text-properties officeooo:rsid="003c100c"/>
    </style:style>
    <style:style style:name="T29" style:family="text">
      <style:text-properties officeooo:rsid="003f7ca8"/>
    </style:style>
    <style:style style:name="T30" style:family="text">
      <style:text-properties officeooo:rsid="00423904"/>
    </style:style>
    <style:style style:name="T31" style:family="text">
      <style:text-properties officeooo:rsid="0043ba99"/>
    </style:style>
    <style:style style:name="T32" style:family="text">
      <style:text-properties officeooo:rsid="0044682e"/>
    </style:style>
    <style:style style:name="T33" style:family="text">
      <style:text-properties officeooo:rsid="00465283"/>
    </style:style>
    <style:style style:name="T34" style:family="text">
      <style:text-properties officeooo:rsid="00486f85"/>
    </style:style>
    <style:style style:name="T35" style:family="text">
      <style:text-properties fo:color="#ce181e" fo:font-size="12pt" style:font-size-asian="10.5pt" style:font-size-complex="12pt"/>
    </style:style>
    <style:style style:name="T36" style:family="text">
      <style:text-properties fo:color="#000000" fo:font-size="12pt" style:font-size-asian="10.5pt" style:font-size-complex="12pt"/>
    </style:style>
    <style:style style:name="T37" style:family="text">
      <style:text-properties officeooo:rsid="004c919c"/>
    </style:style>
    <style:style style:name="T38" style:family="text">
      <style:text-properties officeooo:rsid="004e061e"/>
    </style:style>
    <style:style style:name="T39" style:family="text">
      <style:text-properties officeooo:rsid="004f5640"/>
    </style:style>
    <style:style style:name="T40" style:family="text">
      <style:text-properties officeooo:rsid="004fe90a"/>
    </style:style>
    <style:style style:name="T41" style:family="text">
      <style:text-properties officeooo:rsid="0050efde"/>
    </style:style>
    <style:style style:name="T42" style:family="text">
      <style:text-properties officeooo:rsid="0051ba51"/>
    </style:style>
    <style:style style:name="T43" style:family="text">
      <style:text-properties officeooo:rsid="00525022"/>
    </style:style>
    <style:style style:name="T44" style:family="text">
      <style:text-properties officeooo:rsid="0054fff4"/>
    </style:style>
    <style:style style:name="T45" style:family="text">
      <style:text-properties officeooo:rsid="00567bfd"/>
    </style:style>
    <style:style style:name="T46" style:family="text">
      <style:text-properties officeooo:rsid="0058089b"/>
    </style:style>
    <style:style style:name="T47" style:family="text">
      <style:text-properties officeooo:rsid="005b473e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5565a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5565af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_20_51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388cm" fo:min-width="0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_20_52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388cm" fo:min-width="0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_20_53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388cm" fo:min-width="0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_20_54" svg:stroke-width="0cm" svg:stroke-color="#3465a4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388cm" fo:min-width="0.1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_20_55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388cm" fo:min-width="0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_20_56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388cm" fo:min-width="0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_20_57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388cm" fo:min-width="0.1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_20_58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388cm" fo:min-width="0.1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_20_59" svg:stroke-width="0cm" svg:stroke-color="#000000" draw:marker-start="" draw:marker-start-width="0.199cm" draw:marker-start-center="false" draw:marker-end="" draw:marker-end-width="0.199cm" draw:marker-end-center="false" draw:fill="none" draw:fill-color="#adc5e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_20_60" svg:stroke-width="0cm" svg:stroke-color="#000000" draw:marker-start="" draw:marker-start-width="0.199cm" draw:marker-start-center="false" draw:marker-end="" draw:marker-end-width="0.199cm" draw:marker-end-center="false" draw:fill="none" draw:fill-color="#adc5e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_20_61" svg:stroke-width="0cm" svg:stroke-color="#000000" draw:marker-start="" draw:marker-start-width="0.199cm" draw:marker-start-center="false" draw:marker-end="" draw:marker-end-width="0.199cm" draw:marker-end-center="false" draw:fill="none" draw:fill-color="#adc5e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_20_62" svg:stroke-width="0cm" svg:stroke-color="#000000" draw:marker-start="" draw:marker-start-width="0.199cm" draw:marker-start-center="false" draw:marker-end="" draw:marker-end-width="0.199cm" draw:marker-end-center="false" draw:fill="none" draw:fill-color="#adc5e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_20_63" svg:stroke-width="0cm" svg:stroke-color="#000000" draw:marker-start="" draw:marker-start-width="0.199cm" draw:marker-start-center="false" draw:marker-end="" draw:marker-end-width="0.199cm" draw:marker-end-center="false" draw:fill="none" draw:fill-color="#adc5e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_20_64" svg:stroke-width="0cm" svg:stroke-color="#000000" draw:marker-start="" draw:marker-start-width="0.199cm" draw:marker-start-center="false" draw:marker-end="" draw:marker-end-width="0.199cm" draw:marker-end-center="false" draw:fill="none" draw:fill-color="#adc5e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_20_65" svg:stroke-width="0cm" svg:stroke-color="#000000" draw:marker-start="" draw:marker-start-width="0.199cm" draw:marker-start-center="false" draw:marker-end="" draw:marker-end-width="0.199cm" draw:marker-end-center="false" draw:fill="none" draw:fill-color="#adc5e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66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0.0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67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6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69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70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7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7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73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7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tyle:run-through="foreground"/>
    </style:style>
    <style:style style:name="gr35" style:family="graphic">
      <style:graphic-properties draw:stroke="solid" draw:stroke-dash="Dash_20_86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53cm" fo:min-width="0.0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_20_87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55cm" fo:min-width="0.0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_20_88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55cm" fo:min-width="0.0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_20_89" svg:stroke-width="0cm" svg:stroke-color="#3465a4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153cm" fo:min-width="0.0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_20_90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53cm" fo:min-width="0.0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_20_91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55cm" fo:min-width="0.0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_20_92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55cm" fo:min-width="0.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_20_93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_20_94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_20_95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_20_96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_20_97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_20_98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_20_99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55cm" fo:min-width="0.0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_20_100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55cm" fo:min-width="0.0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_20_101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57cm" fo:min-width="0.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_20_102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_20_103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53cm" fo:min-width="0.0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_20_104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55cm" fo:min-width="0.0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_20_105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55cm" fo:min-width="0.0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_20_106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55cm" fo:min-width="0.0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_20_107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_20_108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_20_109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75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76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77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7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79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80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8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8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83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8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85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stroke="solid" draw:stroke-dash="Dash_20_132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2cm" fo:min-width="0.0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draw:stroke-dash="Dash_20_133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cm" fo:min-width="0.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draw:stroke-dash="Dash_20_134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cm" fo:min-width="0.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draw:stroke-dash="Dash_20_135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cm" fo:min-width="0.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draw:stroke-dash="Dash_20_136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cm" fo:min-width="0.0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draw:stroke-dash="Dash_20_137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cm" fo:min-width="0.0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draw:stroke-dash="Dash_20_138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cm" fo:min-width="0.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draw:stroke-dash="Dash_20_139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draw:stroke-dash="Dash_20_140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draw:stroke-dash="Dash_20_141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draw:stroke-dash="Dash_20_142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draw:stroke-dash="Dash_20_143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draw:stroke-dash="Dash_20_144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draw:stroke-dash="Dash_20_145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cm" fo:min-width="0.0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draw:stroke-dash="Dash_20_146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cm" fo:min-width="0.0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draw:stroke-dash="Dash_20_147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3cm" fo:min-width="0.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solid" draw:stroke-dash="Dash_20_148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draw:stroke-dash="Dash_20_149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2cm" fo:min-width="0.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draw:stroke-dash="Dash_20_150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2cm" fo:min-width="0.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draw:stroke-dash="Dash_20_151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2cm" fo:min-width="0.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draw:stroke-dash="Dash_20_152" svg:stroke-width="0cm" svg:stroke-color="#3465a4" draw:marker-start="" draw:marker-start-width="0.199cm" draw:marker-start-center="false" draw:marker-end="" draw:marker-end-width="0.199cm" draw:marker-end-center="false" draw:fill="solid" draw:fill-color="#bce4e5" draw:textarea-horizontal-align="justify" draw:textarea-vertical-align="middle" draw:auto-grow-height="false" fo:min-height="0.182cm" fo:min-width="0.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draw:stroke-dash="Dash_20_153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solid" draw:stroke-dash="Dash_20_154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draw:stroke-dash="Dash_20_155" svg:stroke-width="0cm" svg:stroke-color="#000000" draw:marker-start="" draw:marker-start-width="0.199cm" draw:marker-start-center="false" draw:marker-end="" draw:marker-end-width="0.199cm" draw:marker-end-center="false" draw:fill="none" draw:fill-color="#bce4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draw:stroke-dash="Dash_20_156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111cm" fo:min-width="0.87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86"/>
      <text:p text:style-name="P2"/>
      <text:p text:style-name="P3"/>
      <text:p text:style-name="P1"/>
      <text:p text:style-name="P1"><text:span text:style-name="T10">D</text:span>ecomposizioni bilanciate</text:p>
      <text:p text:style-name="P73"/>
      <text:p text:style-name="P72"><text:span text:style-name="T24">S</text:span>i vuole andare a dimostrare in questo paragrafo, che dato un albero T è sempre possibile ricavare una scomposizione <text:span text:style-name="T30">bilacianciata</text:span> dell’albero.</text:p>
      <text:p text:style-name="P66"/>
      <text:p text:style-name="P74">Prima di poter enunciare il teorema e dimostrarlo occor<text:span text:style-name="T30">re dare</text:span> delle nozioni preliminari.</text:p>
      <text:p text:style-name="P74"><text:span text:style-name="T25">Innanzitutto va definito</text:span> cosa <text:span text:style-name="T9">si intende</text:span> per scomposizione <text:span text:style-name="T30">bilanciata</text:span> <text:span text:style-name="T30">di un albero.</text:span></text:p>
      <text:p text:style-name="P74"/>
      <text:p text:style-name="P5">Definizione </text:p>
      <text:p text:style-name="P5"><text:s/></text:p>
      <text:p text:style-name="P10">Sia <draw:g text:anchor-type="as-char" svg:y="-0.289cm" draw:z-index="20" draw:style-name="gr1"><svg:title>TexMaths</svg:title><svg:desc>12§display§T_r§svg§600§FALSE§</svg:desc><draw:polygon draw:style-name="gr2" draw:text-style-name="P100" svg:width="0.356cm" svg:height="0.31cm" svg:x="0.011cm" svg:y="0.021cm" svg:viewBox="0 0 357 311" draw:points="179,311 0,311 0,0 357,0 357,311"><text:p/></draw:polygon><draw:path draw:style-name="gr3" draw:text-style-name="P101" svg:width="0.288cm" svg:height="0.285cm" svg:x="0cm" svg:y="0cm" svg:viewBox="0 0 289 286" svg:d="M171 30c3-12 5-14 9-16 5-1 18-1 28-1 42 0 61 1 61 35 0 6-2 23-3 34 0 2-2 7-2 7 0 4 2 6 5 6 5 0 6-2 6-10l12-73c0-1 2-6 2-7 0-5-5-5-12-5h-236c-10 0-10 0-13 8l-26 75c0 1-2 6-2 7 0 3 2 5 5 5 5 0 5-2 7-8 24-65 34-74 96-74h17c12 0 12 1 12 5s-1 8-1 8l-57 228c-4 16-4 20-50 20-16 0-18 0-18 8 0 4 5 4 7 4 11 0 23 0 35 0s24-1 36-1c11 0 24 1 35 1 12 0 25 0 37 0 4 0 10 0 10-7 0-5-5-5-15-5-11 0-17 0-27-1-12-1-16-3-16-9 0 0 0-3 1-9z"><text:p/></draw:path><draw:path draw:style-name="gr3" draw:text-style-name="P101" svg:width="0.137cm" svg:height="0.134cm" svg:x="0.25cm" svg:y="0.22cm" svg:viewBox="0 0 138 135" svg:d="M55 71c2-1 9-29 9-30 1-2 9-17 19-24 2-3 11-9 24-9 2 0 11 0 16 4-10 4-14 11-14 17 0 7 6 12 14 12 6 0 15-6 15-19 0-15-15-22-31-22s-29 7-42 22c-5-20-24-22-30-22-12 0-19 7-24 16-7 10-11 29-11 30 0 3 4 3 5 3 5 0 5-1 7-8 5-19 10-33 22-33 7 0 9 6 9 15 0 6-2 17-5 25-2 7-4 21-7 27l-9 37c0 5-3 12-3 13 0 6 6 10 11 10 4 0 10-4 12-9 1-2 4-15 6-24z"><text:p/></draw:path></draw:g><text:s text:c="2"/><text:span text:style-name="T29">un </text:span>albero radicato <text:span text:style-name="T29">nel nodo r </text:span>, con k nodi.</text:p>
      <text:p text:style-name="P89"><text:span text:style-name="T47">Diremo che la coppia (A,B), dove <text:s/>A e B sono insiemi contenenti i nodi di </text:span><text:span text:style-name="T47"><draw:g text:anchor-type="as-char" svg:y="-0.289cm" draw:z-index="70" draw:style-name="gr96"><svg:title>TexMaths</svg:title><svg:desc>12§display§T_r§svg§600§FALSE§</svg:desc><draw:polygon draw:style-name="gr97" draw:text-style-name="P100" svg:width="0.356cm" svg:height="0.31cm" svg:x="0.011cm" svg:y="0.021cm" svg:viewBox="0 0 357 311" draw:points="179,311 0,311 0,0 357,0 357,311"><text:p/></draw:polygon><draw:path draw:style-name="gr98" draw:text-style-name="P101" svg:width="0.288cm" svg:height="0.285cm" svg:x="0cm" svg:y="0cm" svg:viewBox="0 0 289 286" svg:d="M171 30c3-12 5-14 9-16 5-1 18-1 28-1 42 0 61 1 61 35 0 6-2 23-3 34 0 2-2 7-2 7 0 4 2 6 5 6 5 0 6-2 6-10l12-73c0-1 2-6 2-7 0-5-5-5-12-5h-236c-10 0-10 0-13 8l-26 75c0 1-2 6-2 7 0 3 2 5 5 5 5 0 5-2 7-8 24-65 34-74 96-74h17c12 0 12 1 12 5s-1 8-1 8l-57 228c-4 16-4 20-50 20-16 0-18 0-18 8 0 4 5 4 7 4 11 0 23 0 35 0s24-1 36-1c11 0 24 1 35 1 12 0 25 0 37 0 4 0 10 0 10-7 0-5-5-5-15-5-11 0-17 0-27-1-12-1-16-3-16-9 0 0 0-3 1-9z"><text:p/></draw:path><draw:path draw:style-name="gr99" draw:text-style-name="P101" svg:width="0.137cm" svg:height="0.134cm" svg:x="0.25cm" svg:y="0.22cm" svg:viewBox="0 0 138 135" svg:d="M55 71c2-1 9-29 9-30 1-2 9-17 19-24 2-3 11-9 24-9 2 0 11 0 16 4-10 4-14 11-14 17 0 7 6 12 14 12 6 0 15-6 15-19 0-15-15-22-31-22s-29 7-42 22c-5-20-24-22-30-22-12 0-19 7-24 16-7 10-11 29-11 30 0 3 4 3 5 3 5 0 5-1 7-8 5-19 10-33 22-33 7 0 9 6 9 15 0 6-2 17-5 25-2 7-4 21-7 27l-9 37c0 5-3 12-3 13 0 6 6 10 11 10 4 0 10-4 12-9 1-2 4-15 6-24z"><text:p/></draw:path></draw:g></text:span><text:span text:style-name="T47">, è una decomposizione per l’albero se :</text:span></text:p>
      <text:p text:style-name="P67"/>
      <text:list xml:id="list642979790" text:style-name="L1">
        <text:list-item>
          <text:p text:style-name="P87"><draw:g text:anchor-type="as-char" svg:y="-0.318cm" draw:z-index="27" draw:style-name="gr1"><svg:title>TexMaths</svg:title><svg:desc>12§display§| A |\cup| B | = k§svg§600§FALSE§</svg:desc><draw:polygon draw:style-name="gr2" draw:text-style-name="P100" svg:width="2.328cm" svg:height="0.379cm" svg:x="0cm" svg:y="0.018cm" svg:viewBox="0 0 2329 380" draw:points="1164,380 0,380 0,0 2329,0 2329,380"><text:p/></draw:polygon><draw:path draw:style-name="gr3" draw:text-style-name="P101" svg:width="0.017cm" svg:height="0.421cm" svg:x="0.029cm" svg:y="0cm" svg:viewBox="0 0 18 422" svg:d="M18 16c0-9 0-16-10-16-8 0-8 7-8 16v391c0 8 0 15 8 15 10 0 10-7 10-15z"><text:p/></draw:path><draw:path draw:style-name="gr3" draw:text-style-name="P101" svg:width="0.289cm" svg:height="0.303cm" svg:x="0.11cm" svg:y="0.011cm" svg:viewBox="0 0 290 304" svg:d="M60 254c-16 28-32 35-52 36-4 0-8 0-8 9 0 1 2 5 6 5 11 0 24-3 36-3 13 0 29 3 42 3 2 0 8 0 8-9 0-5-3-5-7-5-9-1-20-4-20-15 0-5 3-10 6-16l32-54h107c1 9 7 66 7 71 0 13-23 14-31 14-6 0-11 0-11 9 0 5 6 5 7 5 17 0 36-3 53-3 11 0 36 3 47 3 4 0 8 0 8-9 0-5-4-5-9-5-27 0-27-3-28-15l-25-264c-1-9-1-11-10-11-6 0-7 2-9 7zM112 192l82-139 15 139z"><text:p/></draw:path><draw:path draw:style-name="gr3" draw:text-style-name="P101" svg:width="0.017cm" svg:height="0.421cm" svg:x="0.463cm" svg:y="0cm" svg:viewBox="0 0 18 422" svg:d="M18 16c0-9 0-16-10-16-8 0-8 7-8 16v391c0 8 0 15 8 15 10 0 10-7 10-15z"><text:p/></draw:path><draw:path draw:style-name="gr3" draw:text-style-name="P101" svg:width="0.234cm" svg:height="0.261cm" svg:x="0.646cm" svg:y="0.063cm" svg:viewBox="0 0 235 262" svg:d="M235 16c0-9 0-16-8-16-9 0-9 7-9 16v152c0 65-68 78-100 78-20 0-46-4-68-18-33-22-33-48-33-60v-152c0-9 0-16-9-16-8 0-8 7-8 16v154c0 64 65 92 118 92 55 0 117-29 117-92z"><text:p/></draw:path><draw:path draw:style-name="gr3" draw:text-style-name="P101" svg:width="0.017cm" svg:height="0.421cm" svg:x="1.049cm" svg:y="0cm" svg:viewBox="0 0 18 422" svg:d="M18 16c0-9 0-16-10-16-8 0-8 7-8 16v391c0 8 0 15 8 15 10 0 10-7 10-15z"><text:p/></draw:path><draw:path draw:style-name="gr3" draw:text-style-name="P101" svg:width="0.301cm" svg:height="0.288cm" svg:x="1.133cm" svg:y="0.025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4-9l29-119h79c42 0 49 32 49 50 0 42-37 83-88 83z"><text:p/></draw:path><draw:path draw:style-name="gr3" draw:text-style-name="P101" svg:width="0.017cm" svg:height="0.421cm" svg:x="1.506cm" svg:y="0cm" svg:viewBox="0 0 18 422" svg:d="M18 16c0-9 0-16-10-16-8 0-8 7-8 16v391c0 8 0 15 8 15 10 0 10-7 10-15z"><text:p/></draw:path><draw:path draw:style-name="gr3" draw:text-style-name="P101" svg:width="0.28cm" svg:height="0.099cm" svg:x="1.715cm" svg:y="0.16cm" svg:viewBox="0 0 281 100" svg:d="M266 17c8 0 15 0 15-9 0-8-7-8-13-8h-254c-7 0-14 0-14 8 0 9 7 9 14 9zM268 100c6 0 13 0 13-9 0-8-7-8-15-8h-252c-7 0-14 0-14 8 0 9 7 9 14 9z"><text:p/></draw:path><draw:path draw:style-name="gr3" draw:text-style-name="P101" svg:width="0.191cm" svg:height="0.298cm" svg:x="2.158cm" svg:y="0.023cm" svg:viewBox="0 0 192 299" svg:d="M98 5c0-1 0-5-4-5-10 0-42 4-53 4-4 1-9 1-9 8 0 6 4 6 11 6 21 0 22 4 22 7l-1 9-62 243c-2 6-2 7-2 9 0 10 8 13 12 13 6 0 12-4 14-10 3-3 22-81 24-92 15 1 50 7 50 36 0 2 0 5-2 9 0 5-1 10-1 15 0 24 16 42 39 42 13 0 24-7 33-23 11-19 16-42 16-43 0-5-5-5-5-5-5 0-5 2-6 8-8 32-18 53-37 53-9 0-15-5-15-20 0-7 3-17 5-23 0-8 0-10 0-13 0-29-25-40-62-45 14-8 27-21 37-32 20-22 40-40 60-40 4 0 4 0 4 0 4 2 6 2 9 4 0 0 0 1 1 1-20 1-24 18-24 23 0 7 5 16 17 16 11 0 23-10 23-27 0-12-10-26-29-26-12 0-31 3-61 37-14 17-32 32-47 40z"><text:p/></draw:path></draw:g></text:p>
        </text:list-item>
        <text:list-item>
          <text:p text:style-name="P88"><draw:g text:anchor-type="as-char" svg:y="-0.31cm" draw:z-index="0" draw:style-name="gr1"><svg:title>TexMaths</svg:title><svg:desc>12§display§A \cap B = r§svg§600§FALSE§</svg:desc><draw:polygon draw:style-name="gr2" draw:text-style-name="P100" svg:width="1.831cm" svg:height="0.268cm" svg:x="0.007cm" svg:y="0.021cm" svg:viewBox="0 0 1832 269" draw:points="916,269 0,269 0,0 1832,0 1832,269"><text:p/></draw:polygon><draw:path draw:style-name="gr3" draw:text-style-name="P101" svg:width="0.29cm" svg:height="0.302cm" svg:x="0cm" svg:y="0cm" svg:viewBox="0 0 291 303" svg:d="M60 254c-16 27-32 35-52 36-4 0-8 0-8 8 0 1 2 5 6 5 11 0 24-2 36-2 13 0 29 2 42 2 2 0 8 0 8-8 0-5-3-5-7-5-9-1-20-5-20-16 0-5 3-9 6-15l32-54h107c1 8 7 66 7 70 0 14-23 15-31 15-6 0-11 0-11 8 0 5 6 5 7 5 17 0 36-2 53-2 11 0 36 2 47 2 4 0 9 0 9-8 0-5-5-5-10-5-27 0-27-4-28-16l-25-263c-1-9-1-11-10-11-6 0-7 2-9 7zM112 192l82-139 15 139z"><text:p/></draw:path><draw:path draw:style-name="gr3" draw:text-style-name="P101" svg:width="0.234cm" svg:height="0.26cm" svg:x="0.419cm" svg:y="0.05cm" svg:viewBox="0 0 235 261" svg:d="M235 92c0-64-65-92-117-92-56 0-118 30-118 92v155c0 7 0 14 8 14 9 0 9-7 9-14v-154c0-62 69-76 101-76 19 0 45 5 68 19 32 19 32 47 32 57v154c0 7 0 14 9 14 8 0 8-7 8-14z"><text:p/></draw:path><draw:path draw:style-name="gr3" draw:text-style-name="P101" svg:width="0.302cm" svg:height="0.288cm" svg:x="0.789cm" svg:y="0.013cm" svg:viewBox="0 0 303 289" svg:d="M50 256c-4 16-4 19-38 19-8 0-12 0-12 9 0 5 4 5 12 5h150c67 0 118-51 118-91 0-32-26-56-66-60 43-9 89-40 89-79 0-33-28-59-80-59h-141c-9 0-12 0-12 8 0 5 3 5 10 5 2 0 9 0 17 1 7 0 11 2 11 8 0 0 0 2-1 7zM114 134l26-105c4-15 5-16 23-16h55c36 0 46 25 46 43 0 37-36 78-89 78zM95 275c-6 0-6 0-10 0-3 0-6-1-6-4 0-2 0-3 3-10l30-119h79c42 0 49 33 49 51 0 42-37 82-88 82z"><text:p/></draw:path><draw:path draw:style-name="gr3" draw:text-style-name="P101" svg:width="0.28cm" svg:height="0.098cm" svg:x="1.253cm" svg:y="0.146cm" svg:viewBox="0 0 281 99" svg:d="M267 17c7 0 14 0 14-9 0-8-7-8-13-8h-254c-7 0-14 0-14 8 0 9 7 9 14 9zM268 99c6 0 13 0 13-8s-7-8-14-8h-253c-7 0-14 0-14 8s7 8 14 8z"><text:p/></draw:path><draw:path draw:style-name="gr3" draw:text-style-name="P101" svg:width="0.172cm" svg:height="0.191cm" svg:x="1.687cm" svg:y="0.116cm" svg:viewBox="0 0 173 192" svg:d="M25 162c-1 7-3 16-3 18 0 8 4 12 12 12 4 0 12-4 15-12 1-2 16-59 17-67 4-15 11-44 13-56 3-4 15-25 24-34 4-3 16-13 34-13 12 0 18 4 19 4-14 3-23 12-23 23 0 7 5 16 17 16 11 0 23-10 23-25 0-16-13-28-36-28-28 0-46 22-53 32-5-19-19-32-40-32-19 0-27 17-31 24-7 14-13 41-13 41 0 4 4 4 5 4 5 0 5 0 7-9 7-30 16-50 31-50 7 0 13 2 13 19 0 8-1 13-6 36z"><text:p/></draw:path></draw:g></text:p>
        </text:list-item>
      </text:list>
      <text:p text:style-name="P8"/>
      <text:p text:style-name="P31"/>
      <text:p text:style-name="P95">Lemma</text:p>
      <text:p text:style-name="P31">Affinchè <text:span text:style-name="T47">una </text:span>scomposizione risulti bilanciata dovrà risultare che :</text:p>
      <text:p text:style-name="P31"><text:s text:c="33"/></text:p>
      <text:p text:style-name="P31"><text:s text:c="59"/><draw:g text:anchor-type="as-char" svg:y="-0.318cm" draw:z-index="29" draw:style-name="gr1"><svg:title>TexMaths</svg:title><svg:desc>12§display§ \max{ \{|A| , |B| \} }  \le  f(k)§svg§600§FALSE§</svg:desc><draw:polygon draw:style-name="gr2" draw:text-style-name="P100" svg:width="3.882cm" svg:height="0.379cm" svg:x="0.007cm" svg:y="0.018cm" svg:viewBox="0 0 3883 380" draw:points="1942,380 0,380 0,0 3883,0 3883,380"><text:p/></draw:polygon><draw:path draw:style-name="gr3" draw:text-style-name="P101" svg:width="0.329cm" svg:height="0.186cm" svg:x="0cm" svg:y="0.129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3" draw:text-style-name="P101" svg:width="0.19cm" svg:height="0.193cm" svg:x="0.356cm" svg:y="0.128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101" svg:width="0.213cm" svg:height="0.181cm" svg:x="0.555cm" svg:y="0.131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0-14z"><text:p/></draw:path><draw:path draw:style-name="gr3" draw:text-style-name="P101" svg:width="0.15cm" svg:height="0.421cm" svg:x="0.871cm" svg:y="0.001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101" svg:width="0.017cm" svg:height="0.421cm" svg:x="1.103cm" svg:y="0.001cm" svg:viewBox="0 0 18 422" svg:d="M18 16c0-9 0-16-10-16-8 0-8 7-8 16v391c0 8 0 15 8 15 10 0 10-7 10-15z"><text:p/></draw:path><draw:path draw:style-name="gr3" draw:text-style-name="P101" svg:width="0.289cm" svg:height="0.303cm" svg:x="1.185cm" svg:y="0.012cm" svg:viewBox="0 0 290 304" svg:d="M60 254c-16 28-32 35-52 36-4 0-8 0-8 9 0 1 2 5 6 5 11 0 24-3 36-3 13 0 29 3 42 3 2 0 8 0 8-9 0-5-3-5-7-5-9-1-20-4-20-15 0-5 3-10 6-16l32-54h107c0 9 7 66 7 71 0 13-23 14-31 14-6 0-11 0-11 9 0 5 6 5 7 5 17 0 36-3 53-3 11 0 36 3 47 3 4 0 8 0 8-9 0-5-4-5-9-5-27 0-27-3-28-15l-25-264c-1-9-1-11-10-11-6 0-8 2-9 7zM112 192l82-139 15 139z"><text:p/></draw:path><draw:path draw:style-name="gr3" draw:text-style-name="P101" svg:width="0.017cm" svg:height="0.421cm" svg:x="1.536cm" svg:y="0.001cm" svg:viewBox="0 0 18 422" svg:d="M18 16c0-9 0-16-10-16-8 0-8 7-8 16v391c0 8 0 15 8 15 10 0 10-7 10-15z"><text:p/></draw:path><draw:path draw:style-name="gr3" draw:text-style-name="P101" svg:width="0.049cm" svg:height="0.126cm" svg:x="1.639cm" svg:y="0.271cm" svg:viewBox="0 0 50 127" svg:d="M50 44c0-27-10-44-27-44-15 0-23 11-23 22 0 12 8 24 23 24 5 0 11-3 14-6 3-2 3-2 4-2v6c0 32-15 58-29 71-5 5-5 6-5 7 0 4 1 5 5 5 5 0 38-33 38-83z"><text:p/></draw:path><draw:path draw:style-name="gr3" draw:text-style-name="P101" svg:width="0.017cm" svg:height="0.421cm" svg:x="1.841cm" svg:y="0.001cm" svg:viewBox="0 0 18 422" svg:d="M18 16c0-9 0-16-10-16-8 0-8 7-8 16v391c0 8 0 15 8 15 10 0 10-7 10-15z"><text:p/></draw:path><draw:path draw:style-name="gr3" draw:text-style-name="P101" svg:width="0.301cm" svg:height="0.288cm" svg:x="1.926cm" svg:y="0.026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4-9l29-119h79c42 0 49 32 49 50 0 42-37 83-88 83z"><text:p/></draw:path><draw:path draw:style-name="gr3" draw:text-style-name="P101" svg:width="0.017cm" svg:height="0.421cm" svg:x="2.3cm" svg:y="0.001cm" svg:viewBox="0 0 18 422" svg:d="M18 16c0-9 0-16-10-16-8 0-8 7-8 16v391c0 8 0 15 8 15 10 0 10-7 10-15z"><text:p/></draw:path><draw:path draw:style-name="gr3" draw:text-style-name="P101" svg:width="0.15cm" svg:height="0.421cm" svg:x="2.397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3" draw:text-style-name="P101" svg:width="0.257cm" svg:height="0.327cm" svg:x="2.729cm" svg:y="0.049cm" svg:viewBox="0 0 258 328" svg:d="M251 18c5-2 7-5 7-10 0-4-2-8-7-8-4 0-7 2-9 2l-234 111c-7 3-8 6-8 9 0 5 2 8 8 10l234 110c5 3 6 3 9 3s7-4 7-9c0-3-1-6-8-9l-221-105zM244 328c7 0 14 0 14-9s-8-9-14-9h-228c-8 0-16 0-16 9s7 9 14 9z"><text:p/></draw:path><draw:path draw:style-name="gr3" draw:text-style-name="P101" svg:width="0.21cm" svg:height="0.384cm" svg:x="3.161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101" svg:width="0.097cm" svg:height="0.421cm" svg:x="3.434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91cm" svg:height="0.298cm" svg:x="3.579cm" svg:y="0.023cm" svg:viewBox="0 0 192 299" svg:d="M98 5c0-1 0-5-4-5-10 0-42 4-53 4-4 1-9 1-9 8 0 6 4 6 11 6 21 0 22 4 22 7l-1 9-62 243c-2 6-2 7-2 9 0 10 8 13 12 13 6 0 12-4 14-10 3-3 22-81 24-92 15 1 50 7 50 36 0 2 0 5-2 9 0 5-1 10-1 15 0 24 16 42 39 42 13 0 24-7 33-23 11-19 16-42 16-43 0-5-5-5-5-5-5 0-5 2-6 8-8 32-18 53-37 53-9 0-15-5-15-20 0-7 3-17 5-23 0-8 0-10 0-13 0-29-25-40-62-45 14-8 27-21 37-32 20-22 40-40 60-40 4 0 4 0 4 0 4 2 6 2 9 4 0 0 0 1 1 1-20 1-24 18-24 23 0 7 5 16 17 16 11 0 23-10 23-27 0-12-10-26-29-26-12 0-31 3-61 37-16 17-32 32-47 40z"><text:p/></draw:path><draw:path draw:style-name="gr3" draw:text-style-name="P101" svg:width="0.097cm" svg:height="0.421cm" svg:x="3.813cm" svg:y="0.001cm" svg:viewBox="0 0 98 422" svg:d="M98 211c0-32-4-84-27-132-25-51-63-79-67-79-2 0-4 2-4 4s0 3 7 10c43 41 67 108 67 197 0 72-15 147-68 199-6 6-6 8-6 9 0 2 2 3 4 3 4 0 43-28 68-82 22-46 26-93 26-129z"><text:p/></draw:path></draw:g></text:p>
      <text:p text:style-name="P31"/>
      <text:p text:style-name="P31"/>
      <text:p text:style-name="P31">dove f(k) rappresenta il fattore di bilanciamento, varia in funzione al numero dei nodi dell’albero ed è pari a:</text:p>
      <text:p text:style-name="P31"/>
      <text:p text:style-name="P30"><text:s text:c="43"/></text:p>
      <text:p text:style-name="P30"><text:s text:c="65"/><draw:g text:anchor-type="as-char" svg:y="-0.61cm" draw:z-index="28" draw:style-name="gr1"><svg:title>TexMaths</svg:title><svg:desc>12§display§f(k) = \left\lceil \frac{2}{3}  k  \right\rceil§svg§600§FALSE§</svg:desc><draw:polygon draw:style-name="gr2" draw:text-style-name="P100" svg:width="2.263cm" svg:height="0.97cm" svg:x="0cm" svg:y="0.021cm" svg:viewBox="0 0 2264 971" draw:points="1133,971 0,971 0,0 2264,0 2264,971"><text:p/></draw:polygon><draw:path draw:style-name="gr3" draw:text-style-name="P101" svg:width="0.21cm" svg:height="0.384cm" svg:x="0.001cm" svg:y="0.314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6 24-80z"><text:p/></draw:path><draw:path draw:style-name="gr3" draw:text-style-name="P101" svg:width="0.097cm" svg:height="0.422cm" svg:x="0.27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01" svg:width="0.191cm" svg:height="0.298cm" svg:x="0.418cm" svg:y="0.319cm" svg:viewBox="0 0 192 299" svg:d="M98 5c0-1 0-5-4-5-10 0-42 4-53 4-4 1-9 1-9 8 0 6 4 6 11 6 21 0 22 4 22 7l-1 9-62 243c-2 6-2 8-2 9 0 11 8 13 12 13 6 0 12-4 14-10 3-3 22-81 24-92 15 1 50 7 50 36 0 2 0 5-2 10 0 4-1 9-1 14 0 24 16 42 39 42 13 0 24-7 33-23 11-19 16-42 16-43 0-5-5-5-5-5-5 0-5 3-6 9-8 31-18 52-37 52-9 0-15-4-15-20 0-7 3-17 5-23 0-8 0-9 0-13 0-29-25-40-62-44 14-9 27-22 37-33 20-22 40-40 60-40 4 0 4 0 4 0 4 2 6 2 9 4 0 0 0 1 1 1-20 1-24 18-24 23 0 7 5 16 17 16 11 0 23-10 23-27 0-12-10-26-29-26-12 0-31 3-61 37-14 17-32 33-47 40z"><text:p/></draw:path><draw:path draw:style-name="gr3" draw:text-style-name="P101" svg:width="0.097cm" svg:height="0.422cm" svg:x="0.65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01" svg:width="0.28cm" svg:height="0.099cm" svg:x="0.932cm" svg:y="0.457cm" svg:viewBox="0 0 281 100" svg:d="M266 17c8 0 15 0 15-9 0-8-7-8-13-8h-254c-7 0-14 0-14 8 0 9 7 9 14 9zM268 100c6 0 13 0 13-9 0-8-7-8-15-8h-252c-7 0-14 0-14 8 0 9 7 9 14 9z"><text:p/></draw:path><draw:polygon draw:style-name="gr3" draw:text-style-name="P101" svg:width="0.135cm" svg:height="1.013cm" svg:x="1.459cm" svg:y="0cm" svg:viewBox="0 0 136 1014" draw:points="0,1014 23,1014 23,23 136,23 136,0 0,0"><text:p/></draw:polygon><draw:path draw:style-name="gr3" draw:text-style-name="P101" svg:width="0.168cm" svg:height="0.281cm" svg:x="1.672cm" svg:y="0.045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olygon draw:style-name="gr3" draw:text-style-name="P101" svg:width="0.211cm" svg:height="0.017cm" svg:x="1.65cm" svg:y="0.497cm" svg:viewBox="0 0 212 18" draw:points="106,18 0,18 0,0 212,0 212,18"><text:p/></draw:polygon><draw:path draw:style-name="gr3" draw:text-style-name="P101" svg:width="0.174cm" svg:height="0.29cm" svg:x="1.669cm" svg:y="0.621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01" svg:width="0.191cm" svg:height="0.298cm" svg:x="1.936cm" svg:y="0.319cm" svg:viewBox="0 0 192 299" svg:d="M98 5c0-1 0-5-4-5-10 0-42 4-53 4-4 1-9 1-9 8 0 6 4 6 11 6 21 0 22 4 22 7l-1 9-62 243c-2 6-2 8-2 9 0 11 8 13 12 13 6 0 12-4 14-10 3-3 22-81 24-92 15 1 50 7 50 36 0 2 0 5-2 10 0 4-1 9-1 14 0 24 16 42 39 42 12 0 24-7 33-23 11-19 16-42 16-43 0-5-5-5-5-5-5 0-5 3-6 9-8 31-18 52-37 52-9 0-15-4-15-20 0-7 3-17 5-23 0-8 0-9 0-13 0-29-25-40-62-44 14-9 27-22 37-33 20-22 40-40 60-40 4 0 4 0 4 0 4 2 6 2 9 4 0 0 0 1 1 1-20 1-24 18-24 23 0 7 5 16 17 16 11 0 23-10 23-27 0-12-10-26-29-26-12 0-31 3-61 37-16 17-32 33-47 40z"><text:p/></draw:path><draw:polygon draw:style-name="gr3" draw:text-style-name="P101" svg:width="0.135cm" svg:height="1.013cm" svg:x="2.15cm" svg:y="0cm" svg:viewBox="0 0 136 1014" draw:points="112,1014 136,1014 136,0 0,0 0,23 112,23"><text:p/></draw:polygon></draw:g></text:p>
      <text:p text:style-name="P30"/>
      <text:p text:style-name="P95">dimostrazione (da concludere)</text:p>
      <text:p text:style-name="P68">L’algoritmo che s<text:span text:style-name="T44">i sfrutta </text:span>per inserire in A e B i nodi di <draw:g text:anchor-type="as-char" svg:y="-0.289cm" draw:z-index="66" draw:style-name="gr1"><svg:title>TexMaths</svg:title><svg:desc>12§display§T_r§svg§600§FALSE§</svg:desc><draw:polygon draw:style-name="gr2" draw:text-style-name="P100" svg:width="0.356cm" svg:height="0.31cm" svg:x="0.011cm" svg:y="0.021cm" svg:viewBox="0 0 357 311" draw:points="179,311 0,311 0,0 357,0 357,311"><text:p/></draw:polygon><draw:path draw:style-name="gr3" draw:text-style-name="P101" svg:width="0.288cm" svg:height="0.285cm" svg:x="0cm" svg:y="0cm" svg:viewBox="0 0 289 286" svg:d="M171 30c3-12 5-14 9-16 5-1 18-1 28-1 42 0 61 1 61 35 0 6-2 23-3 34 0 2-2 7-2 7 0 4 2 6 5 6 5 0 6-2 6-10l12-73c0-1 2-6 2-7 0-5-5-5-12-5h-236c-10 0-10 0-13 8l-26 75c0 1-2 6-2 7 0 3 2 5 5 5 5 0 5-2 7-8 24-65 34-74 96-74h17c12 0 12 1 12 5s-1 8-1 8l-57 228c-4 16-4 20-50 20-16 0-18 0-18 8 0 4 5 4 7 4 11 0 23 0 35 0s24-1 36-1c11 0 24 1 35 1 12 0 25 0 37 0 4 0 10 0 10-7 0-5-5-5-15-5-11 0-17 0-27-1-12-1-16-3-16-9 0 0 0-3 1-9z"><text:p/></draw:path><draw:path draw:style-name="gr3" draw:text-style-name="P101" svg:width="0.137cm" svg:height="0.134cm" svg:x="0.25cm" svg:y="0.22cm" svg:viewBox="0 0 138 135" svg:d="M55 71c2-1 9-29 9-30 1-2 9-17 19-24 2-3 11-9 24-9 2 0 11 0 16 4-10 4-14 11-14 17 0 7 6 12 14 12 6 0 15-6 15-19 0-15-15-22-31-22s-29 7-42 22c-5-20-24-22-30-22-12 0-19 7-24 16-7 10-11 29-11 30 0 3 4 3 5 3 5 0 5-1 7-8 5-19 10-33 22-33 7 0 9 6 9 15 0 6-2 17-5 25-2 7-4 21-7 27l-9 37c0 5-3 12-3 13 0 6 6 10 11 10 4 0 10-4 12-9 1-2 4-15 6-24z"><text:p/></draw:path></draw:g><text:s/>in modo che risultino bilanciati è il seguente.</text:p>
      <text:p text:style-name="P69">Dato in input l’albero <draw:g text:anchor-type="as-char" svg:y="-0.289cm" draw:z-index="67" draw:style-name="gr1"><svg:title>TexMaths</svg:title><svg:desc>12§display§T_r§svg§600§FALSE§</svg:desc><draw:polygon draw:style-name="gr2" draw:text-style-name="P100" svg:width="0.356cm" svg:height="0.31cm" svg:x="0.011cm" svg:y="0.021cm" svg:viewBox="0 0 357 311" draw:points="179,311 0,311 0,0 357,0 357,311"><text:p/></draw:polygon><draw:path draw:style-name="gr3" draw:text-style-name="P101" svg:width="0.288cm" svg:height="0.285cm" svg:x="0cm" svg:y="0cm" svg:viewBox="0 0 289 286" svg:d="M171 30c3-12 5-14 9-16 5-1 18-1 28-1 42 0 61 1 61 35 0 6-2 23-3 34 0 2-2 7-2 7 0 4 2 6 5 6 5 0 6-2 6-10l12-73c0-1 2-6 2-7 0-5-5-5-12-5h-236c-10 0-10 0-13 8l-26 75c0 1-2 6-2 7 0 3 2 5 5 5 5 0 5-2 7-8 24-65 34-74 96-74h17c12 0 12 1 12 5s-1 8-1 8l-57 228c-4 16-4 20-50 20-16 0-18 0-18 8 0 4 5 4 7 4 11 0 23 0 35 0s24-1 36-1c11 0 24 1 35 1 12 0 25 0 37 0 4 0 10 0 10-7 0-5-5-5-15-5-11 0-17 0-27-1-12-1-16-3-16-9 0 0 0-3 1-9z"><text:p/></draw:path><draw:path draw:style-name="gr3" draw:text-style-name="P101" svg:width="0.137cm" svg:height="0.134cm" svg:x="0.25cm" svg:y="0.22cm" svg:viewBox="0 0 138 135" svg:d="M55 71c2-1 9-29 9-30 1-2 9-17 19-24 2-3 11-9 24-9 2 0 11 0 16 4-10 4-14 11-14 17 0 7 6 12 14 12 6 0 15-6 15-19 0-15-15-22-31-22s-29 7-42 22c-5-20-24-22-30-22-12 0-19 7-24 16-7 10-11 29-11 30 0 3 4 3 5 3 5 0 5-1 7-8 5-19 10-33 22-33 7 0 9 6 9 15 0 6-2 17-5 25-2 7-4 21-7 27l-9 37c0 5-3 12-3 13 0 6 6 10 11 10 4 0 10-4 12-9 1-2 4-15 6-24z"><text:p/></draw:path></draw:g><text:s/>e due insiemi di nodi inizialmente vuoti A e B, la prima cosa che verrà fatta è inserire la radice <text:span text:style-name="T45">r dell’albero</text:span> sia in A che in B .</text:p>
      <text:p text:style-name="P70">A questo punto <text:span text:style-name="T45">si calcola </text:span>per ogni nodo figlio di r la cardinalità del sottoalbero radicato in ess<text:span text:style-name="T45">o.</text:span></text:p>
      <text:p text:style-name="P71">Una volta che si conosceranno tutte queste quantità, quello che si andrà a fare sarà di inserire in A i sottoalberi avendo cura che il numero dei nodi di A sia /////<text:span text:style-name="T46">da vedere bene</text:span></text:p>
      <text:p text:style-name="P47"/>
      <text:p text:style-name="P8"/>
      <text:p text:style-name="P8"/>
      <text:p text:style-name="P8"><text:span text:style-name="T31">P</text:span>er poter decomporre l’albero in modo bilanciato, è spesso necessario radicar<text:span text:style-name="T32">lo</text:span> in un nodo differente da quello di partenza, per scegliere <text:span text:style-name="T32">quello</text:span> migliore s<text:span text:style-name="T32">i sfrutta il concetto</text:span> <text:span text:style-name="T32">d</text:span>i centroid<text:span text:style-name="T33">e</text:span> e la <text:span text:style-name="T33">sua</text:span> ricerca.</text:p>
      <text:p text:style-name="P8"/>
      <text:p text:style-name="P8"/>
      <text:p text:style-name="P5"/>
      <text:p text:style-name="P5"><text:soft-page-break/></text:p>
      <text:p text:style-name="P5">Definizione</text:p>
      <text:p text:style-name="P5"/>
      <text:p text:style-name="P11">Per ogni nodo v di un albero T, le diramazioni di T <text:s/><text:span text:style-name="T33">rispetto</text:span> a v , sono tutti <text:span text:style-name="T37">i sottoalberi massimali, radicati nei figli di v</text:span>.</text:p>
      <text:p text:style-name="P13"><text:span text:style-name="T34">S</text:span>ia <text:span text:style-name="T34"><text:s/></text:span><text:span text:style-name="T34"><draw:g text:anchor-type="as-char" svg:y="-0.318cm" draw:z-index="42" draw:style-name="gr1"><svg:title>TexMaths</svg:title><svg:desc>12§display§\alpha(v)§svg§600§FALSE§</svg:desc><draw:polygon draw:style-name="gr2" draw:text-style-name="P100" svg:width="0.735cm" svg:height="0.379cm" svg:x="0.004cm" svg:y="0.018cm" svg:viewBox="0 0 736 380" draw:points="369,380 0,380 0,0 736,0 736,380"><text:p/></draw:polygon><draw:path draw:style-name="gr3" draw:text-style-name="P101" svg:width="0.237cm" svg:height="0.191cm" svg:x="0cm" svg:y="0.129cm" svg:viewBox="0 0 238 192" svg:d="M185 88c0-66-40-88-71-88-59 0-114 60-114 120 0 40 25 72 68 72 27 0 58-10 90-36 5 23 20 36 39 36 23 0 36-23 36-30 0-2-4-5-6-5s-4 3-5 5c-7 20-23 20-24 20-13 0-13-32-13-43 0-8 0-9 5-14 39-51 48-100 48-100 0-1 0-3-5-3-4 0-4 0-6 8-7 26-22 59-42 83zM156 145c-37 33-70 37-86 37-26 0-39-19-39-45 0-21 11-67 24-89 21-31 43-38 58-38 43 0 43 55 43 88 0 15 0 40 0 47z"><text:p/></draw:path><draw:path draw:style-name="gr3" draw:text-style-name="P101" svg:width="0.097cm" svg:height="0.421cm" svg:x="0.297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85cm" svg:height="0.191cm" svg:x="0.431cm" svg:y="0.129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101" svg:width="0.097cm" svg:height="0.421cm" svg:x="0.663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34"><text:s text:c="2"/></text:span>il numero <text:span text:style-name="T34">di nodi </text:span>della <text:span text:style-name="T34">massima diramazione di v</text:span>. </text:p>
      <text:p text:style-name="P13">Un nodo u di un albero T <text:span text:style-name="T1">con n nodi, </text:span>è un nodo centroide se <draw:g text:anchor-type="as-char" svg:y="-0.469cm" draw:z-index="43" draw:style-name="gr1"><svg:title>TexMaths</svg:title><svg:desc>12§display§\alpha(u)\le\frac{n}{2}§svg§600§FALSE§</svg:desc><draw:polygon draw:style-name="gr2" draw:text-style-name="P100" svg:width="1.665cm" svg:height="0.719cm" svg:x="0.004cm" svg:y="0.021cm" svg:viewBox="0 0 1666 720" draw:points="833,720 0,720 0,0 1666,0 1666,720"><text:p/></draw:polygon><draw:path draw:style-name="gr3" draw:text-style-name="P101" svg:width="0.237cm" svg:height="0.191cm" svg:x="0cm" svg:y="0.285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101" svg:width="0.097cm" svg:height="0.421cm" svg:x="0.295cm" svg:y="0.156cm" svg:viewBox="0 0 98 422" svg:d="M98 419c0-1 0-3-7-10-53-53-66-133-66-198 0-73 16-146 69-199 4-5 4-6 4-8 0-3-1-4-4-4-4 0-42 29-68 83-21 45-26 92-26 128 0 34 5 84 28 132 26 52 62 79 66 79 3 0 4-1 4-3z"><text:p/></draw:path><draw:path draw:style-name="gr3" draw:text-style-name="P101" svg:width="0.217cm" svg:height="0.191cm" svg:x="0.43cm" svg:y="0.285cm" svg:viewBox="0 0 218 192" svg:d="M137 163c5 18 19 29 37 29 14 0 25-10 31-23 7-15 13-42 13-42 0-5-4-5-4-5-5 0-5 2-8 9-6 23-13 51-31 51-9 0-13-4-13-19 0-9 5-29 8-44l12-46c2-6 5-23 8-29 1-9 6-26 6-27 0-9-6-12-12-12-3 0-14 0-17 14-9 31-27 106-31 127-2 3-18 36-50 36-21 0-26-19-26-34 0-24 12-58 24-87 5-12 6-18 6-26 0-19-13-35-35-35-39 0-55 61-55 65 0 5 4 5 5 5 5 0 5 0 7-9 10-36 26-51 43-51 4 0 10 0 10 13 0 11-5 23-7 29-16 42-24 68-24 90 0 39 28 50 51 50 28 0 43-19 52-29z"><text:p/></draw:path><draw:path draw:style-name="gr3" draw:text-style-name="P101" svg:width="0.097cm" svg:height="0.421cm" svg:x="0.684cm" svg:y="0.156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57cm" svg:height="0.327cm" svg:x="0.976cm" svg:y="0.206cm" svg:viewBox="0 0 258 328" svg:d="M251 18c5-2 7-5 7-10 0-4-2-8-7-8-4 0-7 2-9 2l-234 111c-7 3-8 6-8 9 0 5 2 8 8 10l234 110c5 3 6 3 9 3s7-4 7-9c0-3-1-6-8-9l-221-105zM244 328c7 0 14 0 14-9s-8-9-14-9h-228c-8 0-16 0-16 9s7 9 14 9z"><text:p/></draw:path><draw:path draw:style-name="gr3" draw:text-style-name="P101" svg:width="0.228cm" svg:height="0.191cm" svg:x="1.449cm" svg:y="0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olygon draw:style-name="gr3" draw:text-style-name="P101" svg:width="0.253cm" svg:height="0.017cm" svg:x="1.437cm" svg:y="0.357cm" svg:viewBox="0 0 254 18" draw:points="127,18 0,18 0,0 254,0 254,18"><text:p/></draw:polygon><draw:path draw:style-name="gr3" draw:text-style-name="P101" svg:width="0.168cm" svg:height="0.281cm" svg:x="1.479cm" svg:y="0.48cm" svg:viewBox="0 0 169 282" svg:d="M32 250l46-45c66-59 91-80 91-122 0-49-37-83-90-83-48 0-79 40-79 77 0 23 22 23 22 23 8 0 22-5 22-22 0-11-8-23-22-23-4 0-4 0-5 1 9-27 32-43 57-43 39 0 57 34 57 70 0 33-22 67-45 92l-81 91c-5 5-5 5-5 16h157l12-73h-11c-2 12-4 31-9 37-3 4-31 4-40 4z"><text:p/></draw:path></draw:g>.</text:p>
      <text:p text:style-name="P13"><text:span text:style-name="T34">Il centroide di un albero non è necessariamente unico , infatti </text:span>Jordan [1] ha dimostrato che o (i) T ha un singolo centroide <text:span text:style-name="T1">v e </text:span><text:span text:style-name="T1"><draw:g text:anchor-type="as-char" svg:y="-0.469cm" draw:z-index="44" draw:style-name="gr1"><svg:title>TexMaths</svg:title><svg:desc>12§display§\alpha(v) &lt; \frac{n}{2}§svg§600§FALSE§</svg:desc><draw:polygon draw:style-name="gr2" draw:text-style-name="P100" svg:width="1.642cm" svg:height="0.719cm" svg:x="0.004cm" svg:y="0.021cm" svg:viewBox="0 0 1643 720" draw:points="822,720 0,720 0,0 1643,0 1643,720"><text:p/></draw:polygon><draw:path draw:style-name="gr3" draw:text-style-name="P101" svg:width="0.237cm" svg:height="0.191cm" svg:x="0cm" svg:y="0.285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101" svg:width="0.097cm" svg:height="0.421cm" svg:x="0.295cm" svg:y="0.156cm" svg:viewBox="0 0 98 422" svg:d="M98 419c0-1 0-3-7-10-53-53-66-133-66-198 0-73 16-146 69-199 4-5 4-6 4-8 0-3-1-4-4-4-4 0-42 29-68 83-21 45-26 92-26 128 0 34 5 84 28 132 26 52 62 79 66 79 3 0 4-1 4-3z"><text:p/></draw:path><draw:path draw:style-name="gr3" draw:text-style-name="P101" svg:width="0.185cm" svg:height="0.191cm" svg:x="0.43cm" svg:y="0.285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101" svg:width="0.097cm" svg:height="0.421cm" svg:x="0.661cm" svg:y="0.156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57cm" svg:height="0.245cm" svg:x="0.954cm" svg:y="0.243cm" svg:viewBox="0 0 258 246" svg:d="M251 18c5-2 7-5 7-10 0-4-4-8-7-8s-4 0-9 2l-235 111c-3 2-7 5-7 9 0 5 4 8 7 10l235 110c5 4 6 4 9 4s7-4 7-8c0-5-2-8-7-10l-222-106z"><text:p/></draw:path><draw:path draw:style-name="gr3" draw:text-style-name="P101" svg:width="0.228cm" svg:height="0.191cm" svg:x="1.427cm" svg:y="0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olygon draw:style-name="gr3" draw:text-style-name="P101" svg:width="0.253cm" svg:height="0.017cm" svg:x="1.415cm" svg:y="0.357cm" svg:viewBox="0 0 254 18" draw:points="127,18 0,18 0,0 254,0 254,18"><text:p/></draw:polygon><draw:path draw:style-name="gr3" draw:text-style-name="P101" svg:width="0.168cm" svg:height="0.281cm" svg:x="1.457cm" svg:y="0.48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/draw:g></text:span><text:span text:style-name="T1"><text:s/>oppure (ii) t ha due nodi centroidi (adiacenti) </text:span><text:span text:style-name="T1"><draw:g text:anchor-type="as-char" svg:y="-0.185cm" draw:z-index="21" draw:style-name="gr1"><svg:title>TexMaths</svg:title><svg:desc>12§display§v_1§svg§600§FALSE§</svg:desc><draw:polygon draw:style-name="gr2" draw:text-style-name="P100" svg:width="0.301cm" svg:height="0.208cm" svg:x="0.008cm" svg:y="0.021cm" svg:viewBox="0 0 302 209" draw:points="151,209 0,209 0,0 302,0 302,209"><text:p/></draw:polygon><draw:path draw:style-name="gr3" draw:text-style-name="P101" svg:width="0.185cm" svg:height="0.192cm" svg:x="0cm" svg:y="0cm" svg:viewBox="0 0 186 193" svg:d="M186 30c0-23-11-30-20-30-10 0-20 11-20 20 0 6 2 9 7 12 9 9 15 21 15 37s-27 114-76 114c-21 0-31-15-31-36 0-24 12-56 24-92 4-6 6-12 6-20 0-19-14-35-36-35-38 0-55 61-55 65 0 5 4 5 5 5 5 0 5 0 7-9 12-42 30-51 43-51 4 0 10 0 10 13 0 11-4 23-6 30-19 49-25 69-25 87 0 47 37 53 57 53 71 0 95-141 95-163z"><text:p/></draw:path><draw:path draw:style-name="gr3" draw:text-style-name="P101" svg:width="0.107cm" svg:height="0.196cm" svg:x="0.224cm" svg:y="0.056cm" svg:viewBox="0 0 108 197" svg:d="M67 8c0-8 0-8-8-8-19 18-47 19-59 19v11c7 0 26 0 43-8v151c0 10 0 14-30 14h-11v10c5 0 42-1 53-1 10 0 47 1 53 1v-10h-11c-30 0-30-4-30-14z"><text:p/></draw:path></draw:g></text:span><text:span text:style-name="T1"><text:s/>e </text:span><text:span text:style-name="T1"><draw:g text:anchor-type="as-char" svg:y="-0.185cm" draw:z-index="22" draw:style-name="gr1"><svg:title>TexMaths</svg:title><svg:desc>12§display§v_2§svg§600§FALSE§</svg:desc><draw:polygon draw:style-name="gr2" draw:text-style-name="P100" svg:width="0.31cm" svg:height="0.208cm" svg:x="0.008cm" svg:y="0.021cm" svg:viewBox="0 0 311 209" draw:points="156,209 0,209 0,0 311,0 311,209"><text:p/></draw:polygon><draw:path draw:style-name="gr3" draw:text-style-name="P101" svg:width="0.185cm" svg:height="0.192cm" svg:x="0cm" svg:y="0cm" svg:viewBox="0 0 186 193" svg:d="M186 30c0-23-11-30-20-30-10 0-20 11-20 20 0 6 2 9 7 12 9 9 15 21 15 37s-27 114-76 114c-21 0-31-15-31-36 0-24 12-56 24-92 4-6 6-12 6-20 0-19-14-35-36-35-38 0-55 61-55 65 0 5 4 5 5 5 5 0 5 0 7-9 12-42 30-51 43-51 4 0 10 0 10 13 0 11-4 23-6 30-19 49-25 69-25 87 0 47 37 53 57 53 71 0 95-141 95-163z"><text:p/></draw:path><draw:path draw:style-name="gr3" draw:text-style-name="P101" svg:width="0.131cm" svg:height="0.196cm" svg:x="0.21cm" svg:y="0.056cm" svg:viewBox="0 0 132 197" svg:d="M132 143h-11c-1 7-4 24-8 28-2 1-24 1-29 1h-54c30-28 41-35 59-49 22-18 43-36 43-65 0-36-33-58-71-58-36 0-61 26-61 53 0 16 12 17 16 17 7 0 15-5 15-16 0-5-1-15-17-15 9-22 29-28 43-28 30 0 46 23 46 47 0 26-19 45-29 58l-72 71c-2 2-2 3-2 10h122z"><text:p/></draw:path></draw:g></text:span><text:span text:style-name="T1"><text:s/>tali che </text:span><text:span text:style-name="T1"><draw:g text:anchor-type="as-char" svg:y="-0.469cm" draw:z-index="45" draw:style-name="gr1"><svg:title>TexMaths</svg:title><svg:desc>12§display§\alpha(v_1) = \alpha(v_2) = \frac{n}{2}§svg§600§FALSE§</svg:desc><draw:polygon draw:style-name="gr2" draw:text-style-name="P100" svg:width="3.374cm" svg:height="0.719cm" svg:x="0.004cm" svg:y="0.021cm" svg:viewBox="0 0 3375 720" draw:points="1688,720 0,720 0,0 3375,0 3375,720"><text:p/></draw:polygon><draw:path draw:style-name="gr3" draw:text-style-name="P101" svg:width="0.237cm" svg:height="0.191cm" svg:x="0cm" svg:y="0.285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101" svg:width="0.097cm" svg:height="0.421cm" svg:x="0.295cm" svg:y="0.156cm" svg:viewBox="0 0 98 422" svg:d="M98 419c0-1 0-3-7-10-53-53-66-133-66-198 0-73 16-146 69-199 4-5 4-6 4-8 0-3-1-4-4-4-4 0-42 29-68 83-21 45-26 92-26 128 0 34 5 84 28 132 26 52 62 79 66 79 3 0 4-1 4-3z"><text:p/></draw:path><draw:path draw:style-name="gr3" draw:text-style-name="P101" svg:width="0.185cm" svg:height="0.191cm" svg:x="0.43cm" svg:y="0.285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101" svg:width="0.107cm" svg:height="0.196cm" svg:x="0.655cm" svg:y="0.34cm" svg:viewBox="0 0 108 197" svg:d="M67 8c0-8-1-8-8-8-19 18-47 19-59 19v11c7 0 26 0 43-8v151c0 9 0 13-30 13h-11v11c5 0 42-1 53-1 10 0 47 1 53 1v-11h-11c-30 0-30-4-30-13z"><text:p/></draw:path><draw:path draw:style-name="gr3" draw:text-style-name="P101" svg:width="0.097cm" svg:height="0.421cm" svg:x="0.837cm" svg:y="0.156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1.116cm" svg:y="0.319cm" svg:viewBox="0 0 281 100" svg:d="M267 17c7 0 14 0 14-9 0-8-7-8-13-8h-254c-7 0-14 0-14 8 0 9 7 9 14 9zM268 100c6 0 13 0 13-9 0-8-7-8-14-8h-253c-7 0-14 0-14 8 0 9 7 9 14 9z"><text:p/></draw:path><draw:path draw:style-name="gr3" draw:text-style-name="P101" svg:width="0.237cm" svg:height="0.191cm" svg:x="1.556cm" svg:y="0.285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101" svg:width="0.097cm" svg:height="0.421cm" svg:x="1.851cm" svg:y="0.156cm" svg:viewBox="0 0 98 422" svg:d="M98 419c0-1 0-3-7-10-53-53-66-133-66-198 0-73 16-146 69-199 4-5 4-6 4-8 0-3-1-4-4-4-4 0-42 29-68 83-21 45-26 92-26 128 0 34 5 84 28 132 26 52 62 79 66 79 3 0 4-1 4-3z"><text:p/></draw:path><draw:path draw:style-name="gr3" draw:text-style-name="P101" svg:width="0.185cm" svg:height="0.191cm" svg:x="1.986cm" svg:y="0.285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101" svg:width="0.131cm" svg:height="0.196cm" svg:x="2.197cm" svg:y="0.34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101" svg:width="0.097cm" svg:height="0.421cm" svg:x="2.393cm" svg:y="0.156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2.672cm" svg:y="0.319cm" svg:viewBox="0 0 281 100" svg:d="M267 17c7 0 14 0 14-9 0-8-7-8-13-8h-254c-7 0-14 0-14 8 0 9 7 9 14 9zM268 100c6 0 13 0 13-9 0-8-7-8-14-8h-253c-7 0-14 0-14 8 0 9 7 9 14 9z"><text:p/></draw:path><draw:path draw:style-name="gr3" draw:text-style-name="P101" svg:width="0.228cm" svg:height="0.191cm" svg:x="3.157cm" svg:y="0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olygon draw:style-name="gr3" draw:text-style-name="P101" svg:width="0.254cm" svg:height="0.017cm" svg:x="3.145cm" svg:y="0.357cm" svg:viewBox="0 0 255 18" draw:points="127,18 0,18 0,0 255,0 255,18"><text:p/></draw:polygon><draw:path draw:style-name="gr3" draw:text-style-name="P101" svg:width="0.168cm" svg:height="0.281cm" svg:x="3.187cm" svg:y="0.48cm" svg:viewBox="0 0 169 282" svg:d="M32 250l46-45c66-59 91-80 91-122 0-49-37-83-90-83-48 0-79 40-79 77 0 23 22 23 22 23 8 0 22-5 22-22 0-11-8-23-22-23-4 0-4 0-5 1 9-27 32-43 57-43 39 0 57 34 57 70 0 33-22 67-45 92l-81 91c-5 5-5 5-5 16h157l12-73h-11c-2 12-4 31-9 37-3 4-31 4-40 4z"><text:p/></draw:path></draw:g></text:span><text:span text:style-name="T1">, in questo caso il numero di nodi n è pari.</text:span></text:p>
      <text:p text:style-name="P9"/>
      <text:p text:style-name="P14"/>
      <text:p text:style-name="P14">Esistono diversi algoritmi per la ricerca del centroide, quello da noi <text:span text:style-name="T2">usato è l’algoritmo di Jordan che <text:s/>ha </text:span>una complessità temporale lineare al numero di nodi O(n).</text:p>
      <text:p text:style-name="P33"><text:span text:style-name="T38">Il primo passo</text:span> da fare è <text:span text:style-name="T38">determinare</text:span> <text:s/><draw:g text:anchor-type="as-char" svg:y="-0.318cm" draw:z-index="46" draw:style-name="gr1"><svg:title>TexMaths</svg:title><svg:desc>12§display§\alpha(v)    

§svg§600§FALSE§</svg:desc><draw:polygon draw:style-name="gr2" draw:text-style-name="P100" svg:width="0.735cm" svg:height="0.379cm" svg:x="0.004cm" svg:y="0.018cm" svg:viewBox="0 0 736 380" draw:points="369,380 0,380 0,0 736,0 736,380"><text:p/></draw:polygon><draw:path draw:style-name="gr3" draw:text-style-name="P101" svg:width="0.237cm" svg:height="0.191cm" svg:x="0cm" svg:y="0.129cm" svg:viewBox="0 0 238 192" svg:d="M185 88c0-66-40-88-71-88-59 0-114 60-114 120 0 40 25 72 68 72 27 0 58-10 90-36 5 23 20 36 39 36 23 0 36-23 36-30 0-2-4-5-6-5s-4 3-5 5c-7 20-23 20-24 20-13 0-13-32-13-43 0-8 0-9 5-14 39-51 48-100 48-100 0-1 0-3-5-3-4 0-4 0-6 8-7 26-22 59-42 83zM156 145c-37 33-70 37-86 37-26 0-39-19-39-45 0-21 11-67 24-89 21-31 43-38 58-38 43 0 43 55 43 88 0 15 0 40 0 47z"><text:p/></draw:path><draw:path draw:style-name="gr3" draw:text-style-name="P101" svg:width="0.097cm" svg:height="0.421cm" svg:x="0.297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85cm" svg:height="0.191cm" svg:x="0.431cm" svg:y="0.129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101" svg:width="0.097cm" svg:height="0.421cm" svg:x="0.663cm" svg:y="0.001cm" svg:viewBox="0 0 98 422" svg:d="M98 211c0-32-4-84-27-132-25-51-63-79-67-79-2 0-4 2-4 4s0 3 7 10c43 41 67 108 67 197 0 72-15 147-68 199-6 6-6 8-6 9 0 2 2 3 4 3 4 0 43-28 68-82 22-46 26-93 26-129z"><text:p/></draw:path></draw:g><text:s text:c="2"/><draw:g text:anchor-type="as-char" svg:y="-0.295cm" draw:z-index="30" draw:style-name="gr1"><svg:title>TexMaths</svg:title><svg:desc>12§display§\forall v \in T§svg§600§FALSE§</svg:desc><draw:polygon draw:style-name="gr2" draw:text-style-name="P100" svg:width="1.225cm" svg:height="0.266cm" svg:x="0.022cm" svg:y="0.019cm" svg:viewBox="0 0 1226 267" draw:points="612,267 0,267 0,0 1226,0 1226,267"><text:p/></draw:polygon><draw:path draw:style-name="gr3" draw:text-style-name="P101" svg:width="0.234cm" svg:height="0.302cm" svg:x="0cm" svg:y="0cm" svg:viewBox="0 0 235 303" svg:d="M233 17c2-5 2-6 2-9 0-4-2-8-8-8-5 0-9 5-10 10l-35 93h-128l-36-93c-1-6-4-10-10-10-4 0-8 4-8 8 0 2 0 3 2 9l106 275c2 6 5 11 10 11 6 0 8-5 9-10zM60 120h115l-57 149z"><text:p/></draw:path><draw:path draw:style-name="gr3" draw:text-style-name="P101" svg:width="0.185cm" svg:height="0.191cm" svg:x="0.247cm" svg:y="0.107cm" svg:viewBox="0 0 186 192" svg:d="M186 30c0-23-11-30-19-30-11 0-21 11-21 20 0 6 3 9 8 12 8 9 14 21 14 36 0 17-26 114-76 114-21 0-31-14-31-36 0-24 12-55 24-91 4-6 6-12 6-20 0-19-14-35-36-35-38 0-55 61-55 65s4 4 5 4c5 0 5 0 7-8 12-42 30-51 43-51 3 0 10 0 10 13 0 11-4 22-7 30-18 49-24 68-24 86 0 45 37 53 57 53 71 0 95-141 95-162z"><text:p/></draw:path><draw:path draw:style-name="gr3" draw:text-style-name="P101" svg:width="0.211cm" svg:height="0.244cm" svg:x="0.606cm" svg:y="0.064cm" svg:viewBox="0 0 212 245" svg:d="M197 132c7 0 15 0 15-10 0-8-8-8-15-8h-180c5-57 54-97 114-97h66c7 0 15 0 15-9 0-8-8-8-15-8h-67c-72 0-130 55-130 122s58 123 130 123h67c7 0 15 0 15-9s-8-9-15-9h-66c-60 0-109-39-114-95z"><text:p/></draw:path><draw:path draw:style-name="gr3" draw:text-style-name="P101" svg:width="0.287cm" svg:height="0.284cm" svg:x="0.979cm" svg:y="0.008cm" svg:viewBox="0 0 288 285" svg:d="M170 30c4-12 5-14 10-16 5-1 18-1 28-1 42 0 61 1 61 35 0 6-3 23-4 33 0 3-1 8-1 8 0 3 1 6 5 6 5 0 6-3 7-10l11-73c0-1 1-6 1-7 0-5-5-5-12-5h-235c-10 0-10 0-13 8l-26 75c0 1-2 6-2 7 0 3 2 5 5 5 5 0 5-2 7-9 24-64 34-73 96-73h17c12 0 12 1 12 5s-1 8-1 8l-57 227c-5 15-5 20-50 20-16 0-18 0-18 7 0 5 5 5 7 5 11 0 23 0 35 0s24-1 36-1c11 0 24 1 35 1 12 0 25 0 37 0 3 0 9 0 9-7 0-5-4-5-14-5-11 0-17 0-28-1-12-1-15-3-15-10 0 0 0-2 1-8z"><text:p/></draw:path></draw:g>.</text:p>
      <text:p text:style-name="P32">Questa operazione richiede, inizialmente, una visita DFS (Depth First Search) dell’albero, in modo da de<text:span text:style-name="T38">finire</text:span> la <text:span text:style-name="T38">cardinalità</text:span> di ogni possibile sottoalbero di T.</text:p>
      <text:p text:style-name="P32">Bana<text:span text:style-name="T39">lmente i sottoalberi ottenuti dai nodi foglia e dal nodo radice, sono alberi banali che avranno rispettivamente cardinalità 1 e |T|.</text:span></text:p>
      <text:p text:style-name="P77"><text:span text:style-name="T16">A </text:span><text:span text:style-name="T17">questo punto si può procedere con l’individuazione di </text:span><text:span text:style-name="T17"><draw:g text:anchor-type="as-char" svg:y="-0.318cm" draw:z-index="47" draw:style-name="gr1"><svg:title>TexMaths</svg:title><svg:desc>12§display§\alpha (v)
§svg§600§FALSE§</svg:desc><draw:polygon draw:style-name="gr2" draw:text-style-name="P100" svg:width="0.735cm" svg:height="0.379cm" svg:x="0.004cm" svg:y="0.018cm" svg:viewBox="0 0 736 380" draw:points="369,380 0,380 0,0 736,0 736,380"><text:p/></draw:polygon><draw:path draw:style-name="gr3" draw:text-style-name="P101" svg:width="0.237cm" svg:height="0.191cm" svg:x="0cm" svg:y="0.129cm" svg:viewBox="0 0 238 192" svg:d="M185 88c0-66-40-88-71-88-59 0-114 60-114 120 0 40 25 72 68 72 27 0 58-10 90-36 5 23 20 36 39 36 23 0 36-23 36-30 0-2-4-5-6-5s-4 3-5 5c-7 20-23 20-24 20-13 0-13-32-13-43 0-8 0-9 5-14 39-51 48-100 48-100 0-1 0-3-5-3-4 0-4 0-6 8-7 26-22 59-42 83zM156 145c-37 33-70 37-86 37-26 0-39-19-39-45 0-21 11-67 24-89 21-31 43-38 58-38 43 0 43 55 43 88 0 15 0 40 0 47z"><text:p/></draw:path><draw:path draw:style-name="gr3" draw:text-style-name="P101" svg:width="0.097cm" svg:height="0.421cm" svg:x="0.297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85cm" svg:height="0.191cm" svg:x="0.431cm" svg:y="0.129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101" svg:width="0.097cm" svg:height="0.421cm" svg:x="0.663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17">, ossia della diramazione rispetto a v con un maggior numero di nodi.</text:span></text:p>
      <text:p text:style-name="P78"><text:span text:style-name="T15">Per farlo, si considera ogni nodo v di T </text:span><text:span text:style-name="T20">e s</text:span><text:span text:style-name="T15">i calcola </text:span><text:span text:style-name="T18">la cardinalità dei</text:span><text:span text:style-name="T15"> sottoalberi radicati nei figli.</text:span></text:p>
      <text:p text:style-name="P43">Nel caso di un nodo interno non può essere tralasciata inoltre la cardinalità del sottoalbero radicato nel genitore di v contenente tutti i nodi rimanenti non raggiungibili da v.</text:p>
      <text:p text:style-name="P79"><text:span text:style-name="T15"><draw:g text:anchor-type="as-char" svg:y="-0.318cm" draw:z-index="48" draw:style-name="gr1"><svg:title>TexMaths</svg:title><svg:desc>12§display§\alpha(v)    

§svg§600§FALSE§</svg:desc><draw:polygon draw:style-name="gr2" draw:text-style-name="P100" svg:width="0.735cm" svg:height="0.379cm" svg:x="0.004cm" svg:y="0.018cm" svg:viewBox="0 0 736 380" draw:points="369,380 0,380 0,0 736,0 736,380"><text:p/></draw:polygon><draw:path draw:style-name="gr3" draw:text-style-name="P101" svg:width="0.237cm" svg:height="0.191cm" svg:x="0cm" svg:y="0.129cm" svg:viewBox="0 0 238 192" svg:d="M185 88c0-66-40-88-71-88-59 0-114 60-114 120 0 40 25 72 68 72 27 0 58-10 90-36 5 23 20 36 39 36 23 0 36-23 36-30 0-2-4-5-6-5s-4 3-5 5c-7 20-23 20-24 20-13 0-13-32-13-43 0-8 0-9 5-14 39-51 48-100 48-100 0-1 0-3-5-3-4 0-4 0-6 8-7 26-22 59-42 83zM156 145c-37 33-70 37-86 37-26 0-39-19-39-45 0-21 11-67 24-89 21-31 43-38 58-38 43 0 43 55 43 88 0 15 0 40 0 47z"><text:p/></draw:path><draw:path draw:style-name="gr3" draw:text-style-name="P101" svg:width="0.097cm" svg:height="0.421cm" svg:x="0.297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85cm" svg:height="0.191cm" svg:x="0.431cm" svg:y="0.129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101" svg:width="0.097cm" svg:height="0.421cm" svg:x="0.663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15"><text:s/>sarà il valore massimo tra tutt</text:span><text:span text:style-name="T18">e </text:span><text:span text:style-name="T22">le </text:span><text:span text:style-name="T18">quantità </text:span><text:span text:style-name="T22">individuate</text:span><text:span text:style-name="T15">.</text:span></text:p>
      <text:p text:style-name="P44"/>
      <text:p text:style-name="P7">Esempio 1</text:p>
      <text:p text:style-name="P82"><text:span text:style-name="T23">S</text:span><text:span text:style-name="T22">i prenda</text:span><text:span text:style-name="T15"> l’albero in figura 1.1, </text:span><text:span text:style-name="T22">chiamato </text:span><text:span text:style-name="T18">T</text:span><text:span text:style-name="T15">.</text:span></text:p>
      <text:p text:style-name="P80"><text:span text:style-name="T18">T</text:span><text:span text:style-name="T15"> ha otto nodi e per ogni nodo è indicata la </text:span><text:span text:style-name="T18">cardinalità</text:span><text:span text:style-name="T15"> del sottoalbero radicato in esso.</text:span></text:p>
      <text:p text:style-name="P44"/>
      <text:p text:style-name="P14"/>
      <text:p text:style-name="P14"><draw:g text:anchor-type="paragraph" draw:z-index="31" draw:name="Forma1" draw:style-name="gr4"><draw:custom-shape draw:style-name="gr9" draw:text-style-name="P106" svg:width="0.9cm" svg:height="0.9cm" svg:x="7.955cm" svg:y="0.005cm"><text:p text:style-name="P104"><text:span text:style-name="T49">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06" svg:width="0.9cm" svg:height="0.9cm" svg:x="4.055cm" svg:y="4.104cm"><text:p text:style-name="P104"><text:span text:style-name="T49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06" svg:width="0.9cm" svg:height="0.9cm" svg:x="5.854cm" svg:y="4.104cm"><text:p text:style-name="P104"><text:span text:style-name="T49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107" svg:width="0.902cm" svg:height="0.9cm" svg:x="5.454cm" svg:y="2.104cm"><text:p text:style-name="P104"><text:span text:style-name="T4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106" svg:width="0.9cm" svg:height="0.9cm" svg:x="10.255cm" svg:y="2.104cm"><text:p text:style-name="P104"><text:span text:style-name="T49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106" svg:width="0.9cm" svg:height="0.9cm" svg:x="7.955cm" svg:y="2.104cm"><text:p text:style-name="P104"><text:span text:style-name="T49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106" svg:width="0.902cm" svg:height="0.9cm" svg:x="11.954cm" svg:y="4.104cm"><text:p text:style-name="P104"><text:span text:style-name="T49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06" svg:width="0.902cm" svg:height="0.9cm" svg:x="9.654cm" svg:y="4.104cm"><text:p text:style-name="P104"><text:span text:style-name="T49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7" draw:text-style-name="P108" svg:x1="8.054cm" svg:y1="0.704cm" svg:x2="6.154cm" svg:y2="2.204cm"><text:p/></draw:line><draw:line draw:style-name="gr18" draw:text-style-name="P108" svg:x1="8.354cm" svg:y1="0.905cm" svg:x2="8.354cm" svg:y2="2.105cm"><text:p/></draw:line><draw:line draw:style-name="gr19" draw:text-style-name="P108" svg:x1="8.754cm" svg:y1="0.704cm" svg:x2="10.554cm" svg:y2="2.104cm"><text:p/></draw:line><draw:line draw:style-name="gr20" draw:text-style-name="P108" svg:x1="5.554cm" svg:y1="2.803cm" svg:x2="4.554cm" svg:y2="4.103cm"><text:p/></draw:line><draw:line draw:style-name="gr21" draw:text-style-name="P108" svg:x1="6.052cm" svg:y1="3.004cm" svg:x2="6.352cm" svg:y2="4.104cm"><text:p/></draw:line><draw:line draw:style-name="gr22" draw:text-style-name="P108" svg:x1="10.554cm" svg:y1="3.004cm" svg:x2="10.154cm" svg:y2="4.104cm"><text:p/></draw:line><draw:line draw:style-name="gr23" draw:text-style-name="P108" svg:x1="10.954cm" svg:y1="2.905cm" svg:x2="12.054cm" svg:y2="4.205cm"><text:p/></draw:line><draw:frame draw:style-name="gr24" draw:text-style-name="P109" svg:width="0.505cm" svg:height="0.964cm" svg:x="8.955cm" svg:y="0.204cm"><draw:text-box><text:p/></draw:text-box></draw:frame><draw:frame draw:style-name="gr25" draw:text-style-name="P111" svg:width="0.701cm" svg:height="0.578cm" svg:x="8.054cm" svg:y="2.905cm"><draw:text-box><text:p text:style-name="P110"><text:span text:style-name="T50">1</text:span></text:p></draw:text-box></draw:frame><draw:frame draw:style-name="gr26" draw:text-style-name="P111" svg:width="0.701cm" svg:height="0.578cm" svg:x="12.054cm" svg:y="4.905cm"><draw:text-box><text:p text:style-name="P110"><text:span text:style-name="T50">1</text:span></text:p></draw:text-box></draw:frame><draw:frame draw:style-name="gr27" draw:text-style-name="P111" svg:width="0.701cm" svg:height="0.578cm" svg:x="9.754cm" svg:y="4.905cm"><draw:text-box><text:p text:style-name="P110"><text:span text:style-name="T50">1</text:span></text:p></draw:text-box></draw:frame><draw:frame draw:style-name="gr28" draw:text-style-name="P111" svg:width="0.701cm" svg:height="0.578cm" svg:x="5.955cm" svg:y="4.905cm"><draw:text-box><text:p text:style-name="P110"><text:span text:style-name="T50">1</text:span></text:p></draw:text-box></draw:frame><draw:frame draw:style-name="gr29" draw:text-style-name="P111" svg:width="0.701cm" svg:height="0.578cm" svg:x="4.154cm" svg:y="4.905cm"><draw:text-box><text:p text:style-name="P110"><text:span text:style-name="T50">1</text:span></text:p></draw:text-box></draw:frame><draw:frame draw:style-name="gr30" draw:text-style-name="P111" svg:width="0.701cm" svg:height="0.578cm" svg:x="8.653cm" svg:y="0.104cm"><draw:text-box><text:p text:style-name="P110"><text:span text:style-name="T50">8</text:span></text:p></draw:text-box></draw:frame><draw:frame draw:style-name="gr31" draw:text-style-name="P111" svg:width="0.701cm" svg:height="0.578cm" svg:x="4.955cm" svg:y="2.305cm"><draw:text-box><text:p text:style-name="P110"><text:span text:style-name="T50">3</text:span></text:p></draw:text-box></draw:frame><draw:frame draw:style-name="gr32" draw:text-style-name="P111" svg:width="0.701cm" svg:height="0.578cm" svg:x="11.054cm" svg:y="2.305cm"><draw:text-box><text:p text:style-name="P110"><text:span text:style-name="T50">3</text:span></text:p></draw:text-box></draw:fram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211688125" text:style-name="L2">
        <text:list-header>
          <text:p text:style-name="P97"/>
          <text:p text:style-name="P98"><text:s text:c="32"/></text:p>
        </text:list-header>
      </text:list>
      <text:p text:style-name="P76"><text:s text:c="88"/><text:span text:style-name="T34">Figura 1.1</text:span></text:p>
      <text:p text:style-name="P45"/>
      <text:p text:style-name="P80"><text:span text:style-name="T15">Per</text:span><text:span text:style-name="T19">ciò per</text:span><text:span text:style-name="T15"> il nodo </text:span><text:span text:style-name="T35">1</text:span><text:span text:style-name="T36">, si avrà che</text:span></text:p>
      <text:p text:style-name="P75"/>
      <text:p text:style-name="P83"><text:span text:style-name="T15"><text:s text:c="28"/></text:span><text:span text:style-name="T15"><draw:g text:anchor-type="as-char" svg:y="-0.318cm" draw:z-index="49" draw:style-name="gr1"><svg:title>TexMaths</svg:title><svg:desc>12§display§\alpha(1) = max {\{ |T_4| , |T_5| , (|T| - |T_1| )\}} = \max{\{1, 1, 5\} }  = 5§svg§600§FALSE§</svg:desc><draw:polygon draw:style-name="gr2" draw:text-style-name="P100" svg:width="9.952cm" svg:height="0.379cm" svg:x="0.004cm" svg:y="0.018cm" svg:viewBox="0 0 9953 380" draw:points="4977,380 0,380 0,0 9953,0 9953,380"><text:p/></draw:polygon><draw:path draw:style-name="gr3" draw:text-style-name="P101" svg:width="0.237cm" svg:height="0.191cm" svg:x="0cm" svg:y="0.129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101" svg:width="0.097cm" svg:height="0.421cm" svg:x="0.29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39cm" svg:height="0.281cm" svg:x="0.456cm" svg:y="0.035cm" svg:viewBox="0 0 140 282" svg:d="M88 11c0-10 0-11-10-11-28 26-65 26-78 26v15c8 0 34 0 55-12v219c0 16 0 21-38 21h-15v13c15-1 53-1 69-1 18 0 54 0 69 1v-13h-13c-38 0-39-5-39-21z"><text:p/></draw:path><draw:path draw:style-name="gr3" draw:text-style-name="P101" svg:width="0.097cm" svg:height="0.421cm" svg:x="0.653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0.934cm" svg:y="0.161cm" svg:viewBox="0 0 281 100" svg:d="M266 17c8 0 15 0 15-9 0-8-7-8-13-8h-254c-7 0-14 0-14 8 0 9 7 9 14 9zM268 100c6 0 13 0 13-9 0-8-7-8-15-8h-252c-7 0-14 0-14 8 0 9 7 9 14 9z"><text:p/></draw:path><draw:path draw:style-name="gr3" draw:text-style-name="P101" svg:width="0.346cm" svg:height="0.191cm" svg:x="1.368cm" svg:y="0.129cm" svg:viewBox="0 0 347 192" svg:d="M25 162c-1 7-3 17-3 18 0 8 4 12 12 12 4 0 12-4 15-12 1 0 6-20 7-31l10-39c4-8 5-18 8-27 0-9 5-21 5-22 6-13 29-51 69-51 19 0 22 15 22 30 0 10-2 21-6 34l-12 48-8 34c-2 8-6 23-6 24 0 8 7 12 13 12 13 0 16-11 19-24 5-24 22-85 24-103 3-5 24-55 71-55 18 0 23 14 23 30 0 24-17 72-26 94-4 10-5 15-5 23 0 21 14 35 33 35 41 0 57-61 57-65 0-5-4-5-5-5-5 0-5 2-7 9-6 21-21 51-43 51-8 0-11-3-11-13 0-11 5-21 8-31 9-22 25-68 25-92 0-28-15-46-48-46-32 0-52 18-68 41-1-5-2-19-13-30-11-9-24-11-35-11-38 0-60 26-66 36-2-24-20-36-40-36-19 0-27 17-31 24-7 16-13 41-13 41 0 5 4 5 5 5 5 0 5 0 7-10 7-30 16-50 31-50 7 0 13 2 13 19 0 8-1 13-6 36z"><text:p/></draw:path><draw:path draw:style-name="gr3" draw:text-style-name="P101" svg:width="0.193cm" svg:height="0.191cm" svg:x="1.742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101" svg:width="0.21cm" svg:height="0.191cm" svg:x="1.961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101" svg:width="0.15cm" svg:height="0.421cm" svg:x="2.22cm" svg:y="0.001cm" svg:viewBox="0 0 151 422" svg:d="M89 56c0-16 12-44 57-46 3-2 5-3 5-5 0-5-5-5-8-5-43 0-82 22-82 53v96c0 17 0 31-17 44-15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101" svg:width="0.017cm" svg:height="0.421cm" svg:x="2.45cm" svg:y="0.001cm" svg:viewBox="0 0 18 422" svg:d="M18 16c0-9 0-16-10-16-8 0-8 7-8 16v391c0 8 0 15 8 15 10 0 10-7 10-15z"><text:p/></draw:path><draw:path draw:style-name="gr3" draw:text-style-name="P101" svg:width="0.287cm" svg:height="0.285cm" svg:x="2.527cm" svg:y="0.032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c11 0 24 0 35 0 12 0 25 0 37 0 3 0 9 0 9-8 0-4-4-4-14-4-11 0-17 0-28-2-12-1-15-2-15-9 0 0 0-1 1-9z"><text:p/></draw:path><draw:path draw:style-name="gr3" draw:text-style-name="P101" svg:width="0.145cm" svg:height="0.198cm" svg:x="2.776cm" svg:y="0.177cm" svg:viewBox="0 0 146 199" svg:d="M146 151v-11h-33v-132c0-6 0-8-6-8-4 0-5 0-9 4l-98 136v11h88v24c0 10 0 15-24 15h-9v9c15 0 34 0 45 0 10 0 30 0 45 0v-9h-8c-24 0-24-5-24-15v-24zM89 31v109h-78z"><text:p/></draw:path><draw:path draw:style-name="gr3" draw:text-style-name="P101" svg:width="0.017cm" svg:height="0.421cm" svg:x="3.004cm" svg:y="0.001cm" svg:viewBox="0 0 18 422" svg:d="M18 16c0-9 0-16-10-16-8 0-8 7-8 16v391c0 8 0 15 8 15 10 0 10-7 10-15z"><text:p/></draw:path><draw:path draw:style-name="gr3" draw:text-style-name="P101" svg:width="0.049cm" svg:height="0.126cm" svg:x="3.107cm" svg:y="0.271cm" svg:viewBox="0 0 50 127" svg:d="M50 44c0-27-10-44-27-44-15 0-23 11-23 22 0 12 8 24 23 24 5 0 11-3 14-6 3-2 3-2 4-2v6c0 32-15 58-29 71-5 5-5 6-5 7 0 4 1 5 5 5 5 0 38-33 38-83z"><text:p/></draw:path><draw:path draw:style-name="gr3" draw:text-style-name="P101" svg:width="0.017cm" svg:height="0.421cm" svg:x="3.309cm" svg:y="0.001cm" svg:viewBox="0 0 18 422" svg:d="M18 16c0-9 0-16-10-16-8 0-8 7-8 16v391c0 8 0 15 8 15 10 0 10-7 10-15z"><text:p/></draw:path><draw:path draw:style-name="gr3" draw:text-style-name="P101" svg:width="0.287cm" svg:height="0.285cm" svg:x="3.385cm" svg:y="0.032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6 5 12 0 24 0 36 0s24 0 36 0c11 0 24 0 35 0 12 0 25 0 37 0 3 0 9 0 9-8 0-4-4-4-14-4-11 0-17 0-28-2-12-1-15-2-15-9 0 0 0-1 1-9z"><text:p/></draw:path><draw:path draw:style-name="gr3" draw:text-style-name="P101" svg:width="0.131cm" svg:height="0.202cm" svg:x="3.641cm" svg:y="0.182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3" draw:text-style-name="P101" svg:width="0.017cm" svg:height="0.421cm" svg:x="3.862cm" svg:y="0.001cm" svg:viewBox="0 0 18 422" svg:d="M18 16c0-9 0-16-10-16-8 0-8 7-8 16v391c0 8 0 15 8 15 10 0 10-7 10-15z"><text:p/></draw:path><draw:path draw:style-name="gr3" draw:text-style-name="P101" svg:width="0.049cm" svg:height="0.126cm" svg:x="3.964cm" svg:y="0.271cm" svg:viewBox="0 0 50 127" svg:d="M50 44c0-27-10-44-27-44-15 0-23 11-23 22 0 12 8 24 23 24 5 0 11-3 14-6 3-2 3-2 4-2v6c0 32-15 58-29 71-5 5-5 6-5 7 0 4 1 5 5 5 5 0 38-33 38-83z"><text:p/></draw:path><draw:path draw:style-name="gr3" draw:text-style-name="P101" svg:width="0.097cm" svg:height="0.421cm" svg:x="4.157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017cm" svg:height="0.421cm" svg:x="4.33cm" svg:y="0.001cm" svg:viewBox="0 0 18 422" svg:d="M18 16c0-9 0-16-10-16-8 0-8 7-8 16v391c0 8 0 15 8 15 10 0 10-7 10-15z"><text:p/></draw:path><draw:path draw:style-name="gr3" draw:text-style-name="P101" svg:width="0.287cm" svg:height="0.285cm" svg:x="4.407cm" svg:y="0.032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 24 0 35 0c12 0 25 0 37 0 3 0 9 0 9-8 0-4-4-4-14-4-11 0-17 0-28-2-12-1-15-2-15-9 0 0 0-1 1-9z"><text:p/></draw:path><draw:path draw:style-name="gr3" draw:text-style-name="P101" svg:width="0.017cm" svg:height="0.421cm" svg:x="4.752cm" svg:y="0.001cm" svg:viewBox="0 0 18 422" svg:d="M18 16c0-9 0-16-10-16-8 0-8 7-8 16v391c0 8 0 15 8 15 10 0 10-7 10-15z"><text:p/></draw:path><draw:path draw:style-name="gr3" draw:text-style-name="P101" svg:width="0.257cm" svg:height="0.017cm" svg:x="4.948cm" svg:y="0.201cm" svg:viewBox="0 0 258 18" svg:d="M244 18c7 0 14 0 14-10 0-8-7-8-14-8h-230c-7 0-14 0-14 8 0 10 7 10 14 10z"><text:p/></draw:path><draw:path draw:style-name="gr3" draw:text-style-name="P101" svg:width="0.017cm" svg:height="0.421cm" svg:x="5.385cm" svg:y="0.001cm" svg:viewBox="0 0 18 422" svg:d="M18 16c0-9 0-16-10-16-8 0-8 7-8 16v391c0 8 0 15 8 15 10 0 10-7 10-15z"><text:p/></draw:path><draw:path draw:style-name="gr3" draw:text-style-name="P101" svg:width="0.287cm" svg:height="0.285cm" svg:x="5.461cm" svg:y="0.032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c11 0 24 0 35 0 12 0 25 0 37 0 3 0 9 0 9-8 0-4-4-4-14-4-11 0-17 0-28-2-12-1-15-2-15-9 0 0 0-1 1-9z"><text:p/></draw:path><draw:path draw:style-name="gr3" draw:text-style-name="P101" svg:width="0.107cm" svg:height="0.196cm" svg:x="5.73cm" svg:y="0.182cm" svg:viewBox="0 0 108 197" svg:d="M67 8c0-8-1-8-8-8-19 18-47 19-59 19v11c7 0 26 0 43-8v151c0 9 0 13-30 13h-11v11c5 0 42-1 53-1 10 0 47 1 53 1v-11h-11c-30 0-30-4-30-13z"><text:p/></draw:path><draw:path draw:style-name="gr3" draw:text-style-name="P101" svg:width="0.017cm" svg:height="0.421cm" svg:x="5.938cm" svg:y="0.001cm" svg:viewBox="0 0 18 422" svg:d="M18 16c0-9 0-16-10-16-8 0-8 7-8 16v391c0 8 0 15 8 15 10 0 10-7 10-15z"><text:p/></draw:path><draw:path draw:style-name="gr3" draw:text-style-name="P101" svg:width="0.097cm" svg:height="0.421cm" svg:x="6.028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15cm" svg:height="0.421cm" svg:x="6.198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3" draw:text-style-name="P101" svg:width="0.28cm" svg:height="0.099cm" svg:x="6.52cm" svg:y="0.161cm" svg:viewBox="0 0 281 100" svg:d="M266 17c8 0 15 0 15-9 0-8-7-8-13-8h-254c-7 0-14 0-14 8 0 9 7 9 14 9zM268 100c6 0 13 0 13-9 0-8-7-8-15-8h-252c-7 0-14 0-14 8 0 9 7 9 14 9z"><text:p/></draw:path><draw:path draw:style-name="gr3" draw:text-style-name="P101" svg:width="0.329cm" svg:height="0.186cm" svg:x="6.955cm" svg:y="0.129cm" svg:viewBox="0 0 330 187" svg:d="M32 41v115c0 18-4 18-32 18v13c14 0 36-1 48-1 11 0 32 1 47 1v-13c-28 0-33 0-33-18v-79c0-45 30-67 57-67s32 22 32 46v100c0 18-5 18-33 18v13c14 0 36-1 48-1 10 0 33 1 48 1v-13c-29 0-34 0-34-18v-79c0-45 30-67 58-67 25 0 30 22 30 46v100c0 18-5 18-33 18v13c15 0 36-1 48-1 11 0 33 1 47 1v-13c-22 0-32 0-32-13v-81c0-36 0-49-14-64-6-8-20-16-44-16-36 0-55 25-61 41-6-36-37-41-57-41-31 0-51 18-62 44v-44l-60 5v13c30 0 32 4 32 23z"><text:p/></draw:path><draw:path draw:style-name="gr3" draw:text-style-name="P101" svg:width="0.19cm" svg:height="0.193cm" svg:x="7.311cm" svg:y="0.128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101" svg:width="0.213cm" svg:height="0.181cm" svg:x="7.509cm" svg:y="0.132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0-14z"><text:p/></draw:path><draw:path draw:style-name="gr3" draw:text-style-name="P101" svg:width="0.15cm" svg:height="0.421cm" svg:x="7.827cm" svg:y="0.001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1-13-33-17 34-9 49-29 49-54z"><text:p/></draw:path><draw:path draw:style-name="gr3" draw:text-style-name="P101" svg:width="0.139cm" svg:height="0.281cm" svg:x="8.045cm" svg:y="0.035cm" svg:viewBox="0 0 140 282" svg:d="M88 11c0-10 0-11-11-11-27 26-64 26-77 26v15c8 0 34 0 55-12v219c0 16 0 21-38 21h-15v13c15-1 53-1 69-1 18 0 54 0 69 1v-13h-13c-38 0-39-5-39-21z"><text:p/></draw:path><draw:path draw:style-name="gr3" draw:text-style-name="P101" svg:width="0.049cm" svg:height="0.126cm" svg:x="8.254cm" svg:y="0.271cm" svg:viewBox="0 0 50 127" svg:d="M50 44c0-27-10-44-27-44-15 0-23 11-23 22 0 12 8 24 23 24 5 0 11-3 14-6 3-2 3-2 4-2v6c0 32-15 58-29 71-5 5-5 6-5 7 0 4 1 5 5 5 5 0 38-33 38-83z"><text:p/></draw:path><draw:path draw:style-name="gr3" draw:text-style-name="P101" svg:width="0.139cm" svg:height="0.281cm" svg:x="8.443cm" svg:y="0.035cm" svg:viewBox="0 0 140 282" svg:d="M88 11c0-10 0-11-11-11-27 26-64 26-77 26v15c8 0 34 0 55-12v219c0 16 0 21-38 21h-15v13c15-1 53-1 69-1 18 0 54 0 69 1v-13h-13c-38 0-39-5-39-21z"><text:p/></draw:path><draw:path draw:style-name="gr3" draw:text-style-name="P101" svg:width="0.049cm" svg:height="0.126cm" svg:x="8.652cm" svg:y="0.271cm" svg:viewBox="0 0 50 127" svg:d="M50 44c0-27-10-44-27-44-15 0-23 11-23 22 0 12 8 24 23 24 5 0 11-3 14-6 3-2 3-2 4-2v6c0 32-15 58-29 71-5 5-5 6-5 7 0 4 1 5 5 5 5 0 38-33 38-83z"><text:p/></draw:path><draw:path draw:style-name="gr3" draw:text-style-name="P101" svg:width="0.168cm" svg:height="0.289cm" svg:x="8.825cm" svg:y="0.035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101" svg:width="0.15cm" svg:height="0.421cm" svg:x="9.045cm" svg:y="0.001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3" draw:text-style-name="P101" svg:width="0.28cm" svg:height="0.099cm" svg:x="9.366cm" svg:y="0.161cm" svg:viewBox="0 0 281 100" svg:d="M266 17c8 0 15 0 15-9 0-8-7-8-13-8h-254c-7 0-14 0-14 8 0 9 7 9 14 9zM268 100c6 0 13 0 13-9 0-8-7-8-15-8h-252c-7 0-14 0-14 8 0 9 7 9 14 9z"><text:p/></draw:path><draw:path draw:style-name="gr3" draw:text-style-name="P101" svg:width="0.168cm" svg:height="0.289cm" svg:x="9.809cm" svg:y="0.035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/draw:g></text:span></text:p>
      <text:p text:style-name="P46"><text:s/></text:p>
      <text:p text:style-name="P81"><text:soft-page-break/><text:span text:style-name="T18">dove </text:span><text:span text:style-name="T18"><draw:g text:anchor-type="as-char" svg:y="-0.286cm" draw:z-index="32" draw:style-name="gr1"><svg:title>TexMaths</svg:title><svg:desc>12§display§T_4§svg§600§FALSE§</svg:desc><draw:polygon draw:style-name="gr2" draw:text-style-name="P100" svg:width="0.36cm" svg:height="0.306cm" svg:x="0.011cm" svg:y="0.022cm" svg:viewBox="0 0 361 307" draw:points="180,307 0,307 0,0 361,0 361,307"><text:p/></draw:polygon><draw:path draw:style-name="gr3" draw:text-style-name="P101" svg:width="0.287cm" svg:height="0.285cm" svg:x="0cm" svg:y="0cm" svg:viewBox="0 0 288 286" svg:d="M170 30c4-12 5-14 10-16 5-1 18-1 27-1 42 0 62 1 62 35 0 6-3 23-4 34 0 2-1 7-1 7 0 3 1 6 5 6s6-3 7-10l11-73c0-1 1-6 1-7 0-5-5-5-12-5h-235c-10 0-10 0-13 8l-26 75c0 1-2 6-2 7 0 4 2 5 5 5 5 0 5-1 7-9 24-64 34-73 96-73h17c12 0 12 1 12 5s-2 8-2 8l-56 227c-5 16-5 21-50 21-16 0-18 0-18 7 0 5 5 5 7 5 11 0 23 0 35 0s24-2 36-2c11 0 24 2 34 2 12 0 26 0 38 0 3 0 9 0 9-8 0-4-5-4-14-4-11 0-17 0-28-2-12-1-15-2-15-9 0 0 0-3 1-9z"><text:p/></draw:path><draw:path draw:style-name="gr3" draw:text-style-name="P101" svg:width="0.145cm" svg:height="0.198cm" svg:x="0.247cm" svg:y="0.15cm" svg:viewBox="0 0 146 199" svg:d="M146 151v-11h-33v-132c0-6 0-8-6-8-4 0-5 0-9 4l-98 136v11h88v24c0 10 0 13-24 13h-9v11c15 0 34-1 45-1 10 0 29 1 45 1v-11h-8c-24 0-24-3-24-13v-24zM89 31v109h-78z"><text:p/></draw:path></draw:g></text:span><text:span text:style-name="T18"><text:s/>rappresenta il sottoalbero di T radicato nel nodo 4, analogamente <text:s/></text:span><text:span text:style-name="T18"><draw:g text:anchor-type="as-char" svg:y="-0.291cm" draw:z-index="33" draw:style-name="gr1"><svg:title>TexMaths</svg:title><svg:desc>12§display§T_5§svg§600§FALSE§</svg:desc><draw:polygon draw:style-name="gr2" draw:text-style-name="P100" svg:width="0.355cm" svg:height="0.311cm" svg:x="0.011cm" svg:y="0.021cm" svg:viewBox="0 0 356 312" draw:points="177,312 0,312 0,0 356,0 356,312"><text:p/></draw:polygon><draw:path draw:style-name="gr3" draw:text-style-name="P101" svg:width="0.288cm" svg:height="0.284cm" svg:x="0cm" svg:y="0cm" svg:viewBox="0 0 289 285" svg:d="M172 30c2-12 4-14 10-16 3-1 16-1 26-1 42 0 61 1 61 35 0 6-1 23-3 33 0 3-2 8-2 8 0 3 2 6 5 6 5 0 6-3 8-10l10-73c0-1 2-6 2-7 0-5-5-5-11-5h-237c-10 0-10 0-13 8l-26 75c0 1-2 6-2 7 0 3 2 5 5 5 5 0 5-2 7-9 24-64 34-73 97-73h16c13 0 13 1 13 5s-2 8-2 8l-57 226c-4 16-4 21-50 21-16 0-18 0-18 7 0 5 5 5 7 5 11 0 23 0 35 0s24 0 36 0c11 0 24 0 35 0 12 0 25 0 37 0 4 0 10 0 10-7 0-5-4-5-15-5s-17 0-27-1c-12-2-16-3-16-10 0 0 0-1 1-8z"><text:p/></draw:path><draw:path draw:style-name="gr3" draw:text-style-name="P101" svg:width="0.131cm" svg:height="0.201cm" svg:x="0.255cm" svg:y="0.152cm" svg:viewBox="0 0 132 202" svg:d="M28 31c14 5 24 5 29 5 38 0 62-28 62-32 0-3-2-4-4-4-1 0-1 0-2 1-7 3-23 9-44 9-9 0-25-2-45-8-2-2-2-2-4-2-3 0-3 2-3 7v88c0 5 0 8 5 8 2 0 2 0 6-4 13-15 31-18 42-18 17 0 25 14 26 17 6 10 7 20 7 38 0 9 0 26-9 39-7 10-19 18-34 18-19 0-40-11-48-30 12 1 18-7 18-15 0-12-11-15-16-15 0 0-14 0-14 17 0 26 24 52 60 52 39 0 72-27 72-66 0-33-26-63-62-63-15 0-29 2-42 14z"><text:p/></draw:path></draw:g></text:span><text:span text:style-name="T18">, mentre con l’ultimo valore rappresentiamo la cardinalità del </text:span><text:span text:style-name="T19">sottoalbero radicato in 0 e contenente tutti i nodi restanti non inclusi nel sottoalbero di T radicato in 1.</text:span></text:p>
      <text:p text:style-name="P45"/>
      <text:p text:style-name="P84"><text:span text:style-name="T16">U</text:span><text:span text:style-name="T15">na volta determinato </text:span><text:span text:style-name="T15"><draw:g text:anchor-type="as-char" svg:y="-0.318cm" draw:z-index="50" draw:style-name="gr1"><svg:title>TexMaths</svg:title><svg:desc>12§display§\alpha(v)    

§svg§600§FALSE§</svg:desc><draw:polygon draw:style-name="gr2" draw:text-style-name="P100" svg:width="0.735cm" svg:height="0.379cm" svg:x="0.004cm" svg:y="0.018cm" svg:viewBox="0 0 736 380" draw:points="369,380 0,380 0,0 736,0 736,380"><text:p/></draw:polygon><draw:path draw:style-name="gr3" draw:text-style-name="P101" svg:width="0.237cm" svg:height="0.191cm" svg:x="0cm" svg:y="0.129cm" svg:viewBox="0 0 238 192" svg:d="M185 88c0-66-40-88-71-88-59 0-114 60-114 120 0 40 25 72 68 72 27 0 58-10 90-36 5 23 20 36 39 36 23 0 36-23 36-30 0-2-4-5-6-5s-4 3-5 5c-7 20-23 20-24 20-13 0-13-32-13-43 0-8 0-9 5-14 39-51 48-100 48-100 0-1 0-3-5-3-4 0-4 0-6 8-7 26-22 59-42 83zM156 145c-37 33-70 37-86 37-26 0-39-19-39-45 0-21 11-67 24-89 21-31 43-38 58-38 43 0 43 55 43 88 0 15 0 40 0 47z"><text:p/></draw:path><draw:path draw:style-name="gr3" draw:text-style-name="P101" svg:width="0.097cm" svg:height="0.421cm" svg:x="0.297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85cm" svg:height="0.191cm" svg:x="0.431cm" svg:y="0.129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101" svg:width="0.097cm" svg:height="0.421cm" svg:x="0.663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21"><text:s text:c="2"/></text:span><text:span text:style-name="T21"><draw:g text:anchor-type="as-char" svg:y="-0.295cm" draw:z-index="34" draw:style-name="gr1"><svg:title>TexMaths</svg:title><svg:desc>12§display§\forall v \in T§svg§600§FALSE§</svg:desc><draw:polygon draw:style-name="gr2" draw:text-style-name="P100" svg:width="1.225cm" svg:height="0.266cm" svg:x="0.022cm" svg:y="0.019cm" svg:viewBox="0 0 1226 267" draw:points="612,267 0,267 0,0 1226,0 1226,267"><text:p/></draw:polygon><draw:path draw:style-name="gr3" draw:text-style-name="P101" svg:width="0.234cm" svg:height="0.302cm" svg:x="0cm" svg:y="0cm" svg:viewBox="0 0 235 303" svg:d="M233 17c2-5 2-6 2-9 0-4-2-8-8-8-5 0-9 5-10 10l-35 93h-128l-36-93c-1-6-4-10-10-10-4 0-8 4-8 8 0 2 0 3 2 9l106 275c2 6 5 11 10 11 6 0 8-5 9-10zM60 120h115l-57 149z"><text:p/></draw:path><draw:path draw:style-name="gr3" draw:text-style-name="P101" svg:width="0.185cm" svg:height="0.191cm" svg:x="0.247cm" svg:y="0.107cm" svg:viewBox="0 0 186 192" svg:d="M186 30c0-23-11-30-19-30-11 0-21 11-21 20 0 6 3 9 8 12 8 9 14 21 14 36 0 17-26 114-76 114-21 0-31-14-31-36 0-24 12-55 24-91 4-6 6-12 6-20 0-19-14-35-36-35-38 0-55 61-55 65s4 4 5 4c5 0 5 0 7-8 12-42 30-51 43-51 3 0 10 0 10 13 0 11-4 22-7 30-18 49-24 68-24 86 0 45 37 53 57 53 71 0 95-141 95-162z"><text:p/></draw:path><draw:path draw:style-name="gr3" draw:text-style-name="P101" svg:width="0.211cm" svg:height="0.244cm" svg:x="0.606cm" svg:y="0.064cm" svg:viewBox="0 0 212 245" svg:d="M197 132c7 0 15 0 15-10 0-8-8-8-15-8h-180c5-57 54-97 114-97h66c7 0 15 0 15-9 0-8-8-8-15-8h-67c-72 0-130 55-130 122s58 123 130 123h67c7 0 15 0 15-9s-8-9-15-9h-66c-60 0-109-39-114-95z"><text:p/></draw:path><draw:path draw:style-name="gr3" draw:text-style-name="P101" svg:width="0.287cm" svg:height="0.284cm" svg:x="0.979cm" svg:y="0.008cm" svg:viewBox="0 0 288 285" svg:d="M170 30c4-12 5-14 10-16 5-1 18-1 28-1 42 0 61 1 61 35 0 6-3 23-4 33 0 3-1 8-1 8 0 3 1 6 5 6 5 0 6-3 7-10l11-73c0-1 1-6 1-7 0-5-5-5-12-5h-235c-10 0-10 0-13 8l-26 75c0 1-2 6-2 7 0 3 2 5 5 5 5 0 5-2 7-9 24-64 34-73 96-73h17c12 0 12 1 12 5s-1 8-1 8l-57 227c-5 15-5 20-50 20-16 0-18 0-18 7 0 5 5 5 7 5 11 0 23 0 35 0s24-1 36-1c11 0 24 1 35 1 12 0 25 0 37 0 3 0 9 0 9-7 0-5-4-5-14-5-11 0-17 0-28-1-12-1-15-3-15-10 0 0 0-2 1-8z"><text:p/></draw:path></draw:g></text:span><text:span text:style-name="T21"><text:s/>, </text:span><text:span text:style-name="T15">si procede alla ricerca del centroide, </text:span><text:span text:style-name="T22">che sarà il nodo di T per cui vale la seguente disuguaglianza:</text:span></text:p>
      <text:p text:style-name="P16"/>
      <text:p text:style-name="P15"><text:s text:c="59"/></text:p>
      <text:p text:style-name="P17"><text:s text:c="78"/><draw:g text:anchor-type="as-char" svg:y="-0.485cm" draw:z-index="51" draw:style-name="gr1"><svg:title>TexMaths</svg:title><svg:desc>12§display§\alpha(v) \le \left\lfloor\frac{n}{2} \right\rfloor§svg§600§FALSE§</svg:desc><draw:polygon draw:style-name="gr2" draw:text-style-name="P100" svg:width="2.042cm" svg:height="0.731cm" svg:x="0.004cm" svg:y="0.022cm" svg:viewBox="0 0 2043 732" draw:points="1021,732 0,732 0,0 2043,0 2043,732"><text:p/></draw:polygon><draw:path draw:style-name="gr3" draw:text-style-name="P101" svg:width="0.237cm" svg:height="0.191cm" svg:x="0cm" svg:y="0.299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101" svg:width="0.097cm" svg:height="0.421cm" svg:x="0.295cm" svg:y="0.169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101" svg:width="0.185cm" svg:height="0.191cm" svg:x="0.429cm" svg:y="0.299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101" svg:width="0.097cm" svg:height="0.421cm" svg:x="0.661cm" svg:y="0.169cm" svg:viewBox="0 0 98 422" svg:d="M98 211c0-32-4-84-27-132-25-51-63-79-67-79-2 0-4 2-4 4s0 3 7 10c43 41 67 108 67 197 0 72-15 146-68 199-6 6-6 7-6 9s2 3 4 3c4 0 43-29 68-83 22-45 26-93 26-128z"><text:p/></draw:path><draw:path draw:style-name="gr3" draw:text-style-name="P101" svg:width="0.257cm" svg:height="0.326cm" svg:x="0.954cm" svg:y="0.217cm" svg:viewBox="0 0 258 327" svg:d="M251 18c5-2 7-5 7-10 0-4-2-8-7-8-4 0-7 2-9 2l-234 111c-7 3-8 6-8 9 0 5 2 8 8 10l234 109c5 4 6 4 9 4s7-4 7-9-1-6-8-9l-221-105zM244 327c8 0 14 0 14-9s-8-9-14-9h-228c-8 0-16 0-16 9s7 9 14 9z"><text:p/></draw:path><draw:polygon draw:style-name="gr3" draw:text-style-name="P101" svg:width="0.119cm" svg:height="0.757cm" svg:x="1.459cm" svg:y="0cm" svg:viewBox="0 0 120 758" draw:points="0,758 120,758 120,739 20,739 20,0 0,0"><text:p/></draw:polygon><draw:path draw:style-name="gr3" draw:text-style-name="P101" svg:width="0.228cm" svg:height="0.191cm" svg:x="1.648cm" svg:y="0.013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olygon draw:style-name="gr3" draw:text-style-name="P101" svg:width="0.253cm" svg:height="0.017cm" svg:x="1.636cm" svg:y="0.371cm" svg:viewBox="0 0 254 18" draw:points="127,18 0,18 0,0 254,0 254,18"><text:p/></draw:polygon><draw:path draw:style-name="gr3" draw:text-style-name="P101" svg:width="0.168cm" svg:height="0.281cm" svg:x="1.678cm" svg:y="0.493cm" svg:viewBox="0 0 169 282" svg:d="M32 249l46-44c66-59 91-80 91-122 0-49-37-83-90-83-48 0-79 40-79 77 0 23 22 23 22 23 8 0 22-5 22-22 0-11-8-23-22-23-4 0-4 0-5 1 9-27 32-43 57-43 39 0 57 34 57 70 0 33-22 67-45 92l-81 90c-5 5-5 6-5 17h157l12-74h-11c-2 13-4 32-8 38-4 3-32 3-41 3z"><text:p/></draw:path><draw:polygon draw:style-name="gr3" draw:text-style-name="P101" svg:width="0.119cm" svg:height="0.757cm" svg:x="1.948cm" svg:y="0cm" svg:viewBox="0 0 120 758" draw:points="101,739 0,739 0,758 120,758 120,0 101,0"><text:p/></draw:polygon></draw:g></text:p>
      <text:p text:style-name="P28"/>
      <text:p text:style-name="P6"/>
      <text:p text:style-name="P6">Esempio <text:span text:style-name="T40">2</text:span></text:p>
      <text:p text:style-name="P36">Si consideri l’albero T in figura 1.2 per la ricerca del nodo centroide.</text:p>
      <text:p text:style-name="P38">Per prima cosa <text:span text:style-name="T41">su ogni</text:span> nod<text:span text:style-name="T41">o</text:span> di T , <text:span text:style-name="T41">numerati da 0 a 10, </text:span>v<text:span text:style-name="T41">iene</text:span> calcat<text:span text:style-name="T41">o</text:span> <text:s/><draw:g text:anchor-type="as-char" svg:y="-0.318cm" draw:z-index="52" draw:style-name="gr1"><svg:title>TexMaths</svg:title><svg:desc>12§display§\alpha(v)§svg§600§FALSE§</svg:desc><draw:polygon draw:style-name="gr2" draw:text-style-name="P100" svg:width="0.735cm" svg:height="0.379cm" svg:x="0.004cm" svg:y="0.018cm" svg:viewBox="0 0 736 380" draw:points="369,380 0,380 0,0 736,0 736,380"><text:p/></draw:polygon><draw:path draw:style-name="gr3" draw:text-style-name="P101" svg:width="0.237cm" svg:height="0.191cm" svg:x="0cm" svg:y="0.13cm" svg:viewBox="0 0 238 192" svg:d="M185 88c0-66-40-88-71-88-59 0-114 60-114 120 0 40 25 72 68 72 27 0 58-10 90-36 5 23 20 36 39 36 23 0 36-23 36-30 0-2-4-5-6-5s-4 3-5 5c-7 20-23 20-24 20-13 0-13-32-13-43 0-8 0-9 5-14 39-51 48-100 48-100 0-1 0-3-5-3-4 0-4 0-6 8-7 26-22 59-42 83zM156 145c-37 33-70 37-86 37-26 0-39-19-39-45 0-21 11-67 24-89 21-31 43-38 58-38 43 0 43 55 43 88 0 15 0 40 0 47z"><text:p/></draw:path><draw:path draw:style-name="gr3" draw:text-style-name="P101" svg:width="0.097cm" svg:height="0.421cm" svg:x="0.297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85cm" svg:height="0.191cm" svg:x="0.431cm" svg:y="0.13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101" svg:width="0.097cm" svg:height="0.421cm" svg:x="0.663cm" svg:y="0.001cm" svg:viewBox="0 0 98 422" svg:d="M98 211c0-32-4-84-27-132-25-51-63-79-67-79-2 0-4 2-4 4s0 3 7 10c43 41 67 108 67 197 0 72-15 147-68 199-6 6-6 8-6 9 0 2 2 3 4 3 4 0 43-28 68-82 22-46 26-93 26-129z"><text:p/></draw:path></draw:g>.</text:p>
      <text:p text:style-name="P37">Quello che <text:span text:style-name="T41">si otterrà</text:span> sarà :</text:p>
      <text:p text:style-name="P38"><draw:g text:anchor-type="as-char" svg:y="-0.318cm" draw:z-index="53" draw:style-name="gr1"><svg:title>TexMaths</svg:title><svg:desc>12§display§\alpha(0) = 6
§svg§600§FALSE§</svg:desc><draw:polygon draw:style-name="gr2" draw:text-style-name="P100" svg:width="1.521cm" svg:height="0.379cm" svg:x="0.004cm" svg:y="0.018cm" svg:viewBox="0 0 1522 380" draw:points="762,380 0,380 0,0 1522,0 1522,380"><text:p/></draw:polygon><draw:path draw:style-name="gr3" draw:text-style-name="P101" svg:width="0.237cm" svg:height="0.191cm" svg:x="0cm" svg:y="0.13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101" svg:width="0.097cm" svg:height="0.421cm" svg:x="0.29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78cm" svg:height="0.289cm" svg:x="0.434cm" svg:y="0.034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101" svg:width="0.097cm" svg:height="0.421cm" svg:x="0.653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0.933cm" svg:y="0.161cm" svg:viewBox="0 0 281 100" svg:d="M266 17c8 0 15 0 15-9 0-8-7-8-13-8h-254c-7 0-14 0-14 8 0 9 7 9 14 9zM268 100c6 0 13 0 13-9 0-8-7-8-15-8h-252c-7 0-14 0-14 8 0 9 7 9 14 9z"><text:p/></draw:path><draw:path draw:style-name="gr3" draw:text-style-name="P101" svg:width="0.174cm" svg:height="0.289cm" svg:x="1.372cm" svg:y="0.034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/draw:g><text:s text:c="3"/>; <text:s text:c="2"/><draw:g text:anchor-type="as-char" svg:y="-0.318cm" draw:z-index="54" draw:style-name="gr1"><svg:title>TexMaths</svg:title><svg:desc>12§display§\alpha(1) = 5
§svg§600§FALSE§</svg:desc><draw:polygon draw:style-name="gr2" draw:text-style-name="P100" svg:width="1.519cm" svg:height="0.379cm" svg:x="0.004cm" svg:y="0.018cm" svg:viewBox="0 0 1520 380" draw:points="761,380 0,380 0,0 1520,0 1520,380"><text:p/></draw:polygon><draw:path draw:style-name="gr3" draw:text-style-name="P101" svg:width="0.237cm" svg:height="0.191cm" svg:x="0cm" svg:y="0.13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101" svg:width="0.097cm" svg:height="0.421cm" svg:x="0.29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39cm" svg:height="0.281cm" svg:x="0.456cm" svg:y="0.034cm" svg:viewBox="0 0 140 282" svg:d="M88 11c0-10 0-11-10-11-28 26-65 26-78 26v15c8 0 34 0 55-12v219c0 16 0 21-38 21h-15v13c15-1 53-1 69-1 18 0 54 0 69 1v-13h-13c-38 0-39-5-39-21z"><text:p/></draw:path><draw:path draw:style-name="gr3" draw:text-style-name="P101" svg:width="0.097cm" svg:height="0.421cm" svg:x="0.653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0.934cm" svg:y="0.161cm" svg:viewBox="0 0 281 100" svg:d="M266 17c8 0 15 0 15-9 0-8-7-8-13-8h-254c-7 0-14 0-14 8 0 9 7 9 14 9zM268 100c6 0 13 0 13-9 0-8-7-8-15-8h-252c-7 0-14 0-14 8 0 9 7 9 14 9z"><text:p/></draw:path><draw:path draw:style-name="gr3" draw:text-style-name="P101" svg:width="0.168cm" svg:height="0.289cm" svg:x="1.376cm" svg:y="0.034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/draw:g><text:s text:c="2"/>; <text:s/><draw:g text:anchor-type="as-char" svg:y="-0.318cm" draw:z-index="55" draw:style-name="gr1"><svg:title>TexMaths</svg:title><svg:desc>12§display§\alpha(2) = 7
§svg§600§FALSE§</svg:desc><draw:polygon draw:style-name="gr2" draw:text-style-name="P100" svg:width="1.534cm" svg:height="0.379cm" svg:x="0.004cm" svg:y="0.018cm" svg:viewBox="0 0 1535 380" draw:points="768,380 0,380 0,0 1535,0 1535,380"><text:p/></draw:polygon><draw:path draw:style-name="gr3" draw:text-style-name="P101" svg:width="0.236cm" svg:height="0.191cm" svg:x="0cm" svg:y="0.13cm" svg:viewBox="0 0 237 192" svg:d="M185 88c0-66-40-88-71-88-59 0-114 60-114 120 0 40 25 72 68 72 27 0 58-10 90-36 5 23 20 36 39 36 21 0 36-23 36-30 0-2-4-5-6-5-4 0-4 3-5 5-8 20-23 20-24 20-13 0-13-32-13-43 0-8 0-9 5-14 38-51 47-100 47-100 0-1 0-3-4-3-5 0-5 0-6 8-9 26-23 59-42 83zM156 145c-37 33-70 37-86 37-26 0-39-19-39-45 0-21 11-67 24-89 21-31 43-38 58-38 43 0 43 55 43 88 0 15 0 40 0 47z"><text:p/></draw:path><draw:path draw:style-name="gr3" draw:text-style-name="P101" svg:width="0.097cm" svg:height="0.421cm" svg:x="0.29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68cm" svg:height="0.281cm" svg:x="0.439cm" svg:y="0.034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101" svg:width="0.097cm" svg:height="0.421cm" svg:x="0.653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0.933cm" svg:y="0.161cm" svg:viewBox="0 0 281 100" svg:d="M266 17c7 0 15 0 15-9 0-8-8-8-14-8h-253c-7 0-14 0-14 8 0 9 7 9 14 9zM267 100c6 0 14 0 14-9 0-8-8-8-15-8h-252c-7 0-14 0-14 8 0 9 7 9 14 9z"><text:p/></draw:path><draw:path draw:style-name="gr3" draw:text-style-name="P101" svg:width="0.18cm" svg:height="0.294cm" svg:x="1.378cm" svg:y="0.031cm" svg:viewBox="0 0 181 295" svg:d="M178 29c3-6 3-7 3-16h-102c-53 0-53-6-54-13h-11l-14 88h11c1-8 5-34 11-39 2-3 36-3 40-3h89c-5 7-38 52-48 67-38 57-53 115-53 158 0 5 0 24 20 24s20-19 20-24v-20c0-23 1-47 4-70 2-9 8-45 27-73z"><text:p/></draw:path></draw:g><text:s text:c="2"/>; <text:s/><draw:g text:anchor-type="as-char" svg:y="-0.318cm" draw:z-index="56" draw:style-name="gr1"><svg:title>TexMaths</svg:title><svg:desc>12§display§\alpha(3) = 10
§svg§600§FALSE§</svg:desc><draw:polygon draw:style-name="gr2" draw:text-style-name="P100" svg:width="1.735cm" svg:height="0.379cm" svg:x="0.004cm" svg:y="0.018cm" svg:viewBox="0 0 1736 380" draw:points="868,380 0,380 0,0 1736,0 1736,380"><text:p/></draw:polygon><draw:path draw:style-name="gr3" draw:text-style-name="P101" svg:width="0.237cm" svg:height="0.191cm" svg:x="0cm" svg:y="0.13cm" svg:viewBox="0 0 238 192" svg:d="M185 88c0-66-40-88-71-88-59 0-114 60-114 120 0 40 25 72 68 72 27 0 58-10 90-36 5 23 20 36 39 36 22 0 36-23 36-30 0-2-4-5-6-5-4 0-4 3-5 5-8 20-23 20-24 20-13 0-13-32-13-43 0-8 0-9 5-14 38-51 48-100 48-100 0-1 0-3-5-3s-5 0-6 8c-8 26-23 59-42 83zM156 145c-37 33-70 37-86 37-26 0-39-19-39-45 0-21 11-67 24-89 21-31 43-38 58-38 43 0 43 55 43 88 0 15 0 40 0 47z"><text:p/></draw:path><draw:path draw:style-name="gr3" draw:text-style-name="P101" svg:width="0.097cm" svg:height="0.421cm" svg:x="0.29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74cm" svg:height="0.289cm" svg:x="0.436cm" svg:y="0.034cm" svg:viewBox="0 0 175 290" svg:d="M106 132c34-10 58-40 58-73 0-35-37-59-78-59-42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101" svg:width="0.097cm" svg:height="0.421cm" svg:x="0.653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0.934cm" svg:y="0.161cm" svg:viewBox="0 0 281 100" svg:d="M267 17c7 0 14 0 14-9 0-8-7-8-13-8h-254c-7 0-14 0-14 8 0 9 7 9 14 9zM268 100c6 0 13 0 13-9 0-8-7-8-14-8h-253c-7 0-14 0-14 8 0 9 7 9 14 9z"><text:p/></draw:path><draw:path draw:style-name="gr3" draw:text-style-name="P101" svg:width="0.139cm" svg:height="0.281cm" svg:x="1.394cm" svg:y="0.034cm" svg:viewBox="0 0 140 282" svg:d="M88 11c0-10 0-11-11-11-27 26-64 26-77 26v15c8 0 34 0 55-12v219c0 16 0 21-38 21h-15v13c15-1 53-1 69-1 18 0 54 0 69 1v-13h-13c-38 0-39-5-39-21z"><text:p/></draw:path><draw:path draw:style-name="gr3" draw:text-style-name="P101" svg:width="0.178cm" svg:height="0.289cm" svg:x="1.584cm" svg:y="0.034cm" svg:viewBox="0 0 179 290" svg:d="M179 146c0-33-2-67-18-99-19-40-53-47-72-47-24 0-57 11-73 50-14 29-16 63-16 96s2 70 19 102c18 34 49 42 70 42 24 0 55-8 74-48 14-28 16-62 16-96zM89 282c-16 0-42-11-49-52-4-25-4-64-4-88 0-28 0-56 2-78 9-51 41-54 51-54 14 0 42 7 50 49 4 24 4 55 4 83 0 31 0 60-5 86-6 41-30 54-49 54z"><text:p/></draw:path></draw:g><text:s text:c="2"/>; <text:s/><draw:g text:anchor-type="as-char" svg:y="-0.318cm" draw:z-index="57" draw:style-name="gr1"><svg:title>TexMaths</svg:title><svg:desc>12§display§\alpha(4) = 7
§svg§600§FALSE§</svg:desc><draw:polygon draw:style-name="gr2" draw:text-style-name="P100" svg:width="1.534cm" svg:height="0.379cm" svg:x="0.004cm" svg:y="0.018cm" svg:viewBox="0 0 1535 380" draw:points="768,380 0,380 0,0 1535,0 1535,380"><text:p/></draw:polygon><draw:path draw:style-name="gr3" draw:text-style-name="P101" svg:width="0.236cm" svg:height="0.191cm" svg:x="0cm" svg:y="0.13cm" svg:viewBox="0 0 237 192" svg:d="M185 88c0-66-40-88-71-88-59 0-114 60-114 120 0 40 25 72 68 72 27 0 58-10 90-36 5 23 20 36 39 36 21 0 36-23 36-30 0-2-4-5-6-5-4 0-4 3-5 5-8 20-23 20-24 20-13 0-13-32-13-43 0-8 0-9 5-14 38-51 47-100 47-100 0-1 0-3-4-3-5 0-5 0-6 8-9 26-23 59-42 83zM156 145c-37 33-70 37-86 37-26 0-39-19-39-45 0-21 11-67 24-89 21-31 43-38 58-38 43 0 43 55 43 88 0 15 0 40 0 47z"><text:p/></draw:path><draw:path draw:style-name="gr3" draw:text-style-name="P101" svg:width="0.097cm" svg:height="0.421cm" svg:x="0.29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87cm" svg:height="0.285cm" svg:x="0.429cm" svg:y="0.031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101" svg:width="0.097cm" svg:height="0.421cm" svg:x="0.653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0.933cm" svg:y="0.161cm" svg:viewBox="0 0 281 100" svg:d="M266 17c7 0 15 0 15-9 0-8-8-8-14-8h-253c-7 0-14 0-14 8 0 9 7 9 14 9zM267 100c6 0 14 0 14-9 0-8-8-8-15-8h-252c-7 0-14 0-14 8 0 9 7 9 14 9z"><text:p/></draw:path><draw:path draw:style-name="gr3" draw:text-style-name="P101" svg:width="0.18cm" svg:height="0.294cm" svg:x="1.378cm" svg:y="0.031cm" svg:viewBox="0 0 181 295" svg:d="M178 29c3-6 3-7 3-16h-102c-53 0-53-6-54-13h-11l-14 88h11c1-8 5-34 11-39 2-3 36-3 40-3h89c-5 7-38 52-48 67-38 57-53 115-53 158 0 5 0 24 20 24s20-19 20-24v-20c0-23 1-47 4-70 2-9 8-45 27-73z"><text:p/></draw:path></draw:g><text:s text:c="2"/>; <text:s/><draw:g text:anchor-type="as-char" svg:y="-0.318cm" draw:z-index="58" draw:style-name="gr1"><svg:title>TexMaths</svg:title><svg:desc>12§display§\alpha(5) =  10
§svg§600§FALSE§</svg:desc><draw:polygon draw:style-name="gr2" draw:text-style-name="P100" svg:width="1.735cm" svg:height="0.379cm" svg:x="0.004cm" svg:y="0.018cm" svg:viewBox="0 0 1736 380" draw:points="868,380 0,380 0,0 1736,0 1736,380"><text:p/></draw:polygon><draw:path draw:style-name="gr3" draw:text-style-name="P101" svg:width="0.237cm" svg:height="0.191cm" svg:x="0cm" svg:y="0.13cm" svg:viewBox="0 0 238 192" svg:d="M185 88c0-66-40-88-71-88-59 0-114 60-114 120 0 40 25 72 68 72 27 0 58-10 90-36 5 23 20 36 39 36 22 0 36-23 36-30 0-2-4-5-6-5-4 0-4 3-5 5-8 20-23 20-24 20-13 0-13-32-13-43 0-8 0-9 5-14 38-51 48-100 48-100 0-1 0-3-5-3s-5 0-6 8c-8 26-23 59-42 83zM156 145c-37 33-70 37-86 37-26 0-39-19-39-45 0-21 11-67 24-89 21-31 43-38 58-38 43 0 43 55 43 88 0 15 0 40 0 47z"><text:p/></draw:path><draw:path draw:style-name="gr3" draw:text-style-name="P101" svg:width="0.097cm" svg:height="0.421cm" svg:x="0.29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68cm" svg:height="0.289cm" svg:x="0.439cm" svg:y="0.034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101" svg:width="0.097cm" svg:height="0.421cm" svg:x="0.653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0.934cm" svg:y="0.161cm" svg:viewBox="0 0 281 100" svg:d="M267 17c7 0 14 0 14-9 0-8-7-8-13-8h-254c-7 0-14 0-14 8 0 9 7 9 14 9zM268 100c6 0 13 0 13-9 0-8-7-8-14-8h-253c-7 0-14 0-14 8 0 9 7 9 14 9z"><text:p/></draw:path><draw:path draw:style-name="gr3" draw:text-style-name="P101" svg:width="0.139cm" svg:height="0.281cm" svg:x="1.394cm" svg:y="0.034cm" svg:viewBox="0 0 140 282" svg:d="M88 11c0-10 0-11-11-11-27 26-64 26-77 26v15c8 0 34 0 55-12v219c0 16 0 21-38 21h-15v13c15-1 53-1 69-1 18 0 54 0 69 1v-13h-13c-38 0-39-5-39-21z"><text:p/></draw:path><draw:path draw:style-name="gr3" draw:text-style-name="P101" svg:width="0.178cm" svg:height="0.289cm" svg:x="1.584cm" svg:y="0.034cm" svg:viewBox="0 0 179 290" svg:d="M179 146c0-33-2-67-18-99-19-40-53-47-72-47-24 0-57 11-73 50-14 29-16 63-16 96s2 70 19 102c18 34 49 42 70 42 24 0 55-8 74-48 14-28 16-62 16-96zM89 282c-16 0-42-11-49-52-4-25-4-64-4-88 0-28 0-56 2-78 9-51 41-54 51-54 14 0 42 7 50 49 4 24 4 55 4 83 0 31 0 60-5 86-6 41-30 54-49 54z"><text:p/></draw:path></draw:g><text:s text:c="2"/>; <text:s/><draw:g text:anchor-type="as-char" svg:y="-0.318cm" draw:z-index="59" draw:style-name="gr1"><svg:title>TexMaths</svg:title><svg:desc>12§display§\alpha(6) = 9§svg§600§FALSE§</svg:desc><draw:polygon draw:style-name="gr2" draw:text-style-name="P100" svg:width="1.521cm" svg:height="0.379cm" svg:x="0.004cm" svg:y="0.018cm" svg:viewBox="0 0 1522 380" draw:points="762,380 0,380 0,0 1522,0 1522,380"><text:p/></draw:polygon><draw:path draw:style-name="gr3" draw:text-style-name="P101" svg:width="0.237cm" svg:height="0.191cm" svg:x="0cm" svg:y="0.13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101" svg:width="0.097cm" svg:height="0.421cm" svg:x="0.29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74cm" svg:height="0.289cm" svg:x="0.436cm" svg:y="0.034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101" svg:width="0.097cm" svg:height="0.421cm" svg:x="0.653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0.933cm" svg:y="0.161cm" svg:viewBox="0 0 281 100" svg:d="M266 17c8 0 15 0 15-9 0-8-7-8-13-8h-254c-7 0-14 0-14 8 0 9 7 9 14 9zM268 100c6 0 13 0 13-9 0-8-7-8-15-8h-252c-7 0-14 0-14 8 0 9 7 9 14 9z"><text:p/></draw:path><draw:path draw:style-name="gr3" draw:text-style-name="P101" svg:width="0.174cm" svg:height="0.289cm" svg:x="1.372cm" svg:y="0.034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/draw:g><text:s text:c="2"/>; <text:s/><draw:g text:anchor-type="as-char" svg:y="-0.318cm" draw:z-index="60" draw:style-name="gr1"><svg:title>TexMaths</svg:title><svg:desc>12§display§\alpha(7) = 10§svg§600§FALSE§</svg:desc><draw:polygon draw:style-name="gr2" draw:text-style-name="P100" svg:width="1.735cm" svg:height="0.379cm" svg:x="0.004cm" svg:y="0.018cm" svg:viewBox="0 0 1736 380" draw:points="868,380 0,380 0,0 1736,0 1736,380"><text:p/></draw:polygon><draw:path draw:style-name="gr3" draw:text-style-name="P101" svg:width="0.237cm" svg:height="0.191cm" svg:x="0cm" svg:y="0.13cm" svg:viewBox="0 0 238 192" svg:d="M185 88c0-66-40-88-71-88-59 0-114 60-114 120 0 40 25 72 68 72 27 0 58-10 90-36 5 23 20 36 39 36 22 0 36-23 36-30 0-2-4-5-6-5-4 0-4 3-5 5-8 20-23 20-24 20-13 0-13-32-13-43 0-8 0-9 5-14 38-51 48-100 48-100 0-1 0-3-5-3s-5 0-6 8c-8 26-23 59-42 83zM156 145c-37 33-70 37-86 37-26 0-39-19-39-45 0-21 11-67 24-89 21-31 43-38 58-38 43 0 43 55 43 88 0 15 0 40 0 47z"><text:p/></draw:path><draw:path draw:style-name="gr3" draw:text-style-name="P101" svg:width="0.097cm" svg:height="0.421cm" svg:x="0.29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8cm" svg:height="0.294cm" svg:x="0.442cm" svg:y="0.031cm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101" svg:width="0.097cm" svg:height="0.421cm" svg:x="0.653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0.934cm" svg:y="0.161cm" svg:viewBox="0 0 281 100" svg:d="M267 17c7 0 14 0 14-9 0-8-7-8-13-8h-254c-7 0-14 0-14 8 0 9 7 9 14 9zM268 100c6 0 13 0 13-9 0-8-7-8-14-8h-253c-7 0-14 0-14 8 0 9 7 9 14 9z"><text:p/></draw:path><draw:path draw:style-name="gr3" draw:text-style-name="P101" svg:width="0.139cm" svg:height="0.281cm" svg:x="1.394cm" svg:y="0.034cm" svg:viewBox="0 0 140 282" svg:d="M88 11c0-10 0-11-11-11-27 26-64 26-77 26v15c8 0 34 0 55-12v219c0 16 0 21-38 21h-15v13c15-1 53-1 69-1 18 0 54 0 69 1v-13h-13c-38 0-39-5-39-21z"><text:p/></draw:path><draw:path draw:style-name="gr3" draw:text-style-name="P101" svg:width="0.178cm" svg:height="0.289cm" svg:x="1.584cm" svg:y="0.034cm" svg:viewBox="0 0 179 290" svg:d="M179 146c0-33-2-67-18-99-19-40-53-47-72-47-24 0-57 11-73 50-14 29-16 63-16 96s2 70 19 102c18 34 49 42 70 42 24 0 55-8 74-48 14-28 16-62 16-96zM89 282c-16 0-42-11-49-52-4-25-4-64-4-88 0-28 0-56 2-78 9-51 41-54 51-54 14 0 42 7 50 49 4 24 4 55 4 83 0 31 0 60-5 86-6 41-30 54-49 54z"><text:p/></draw:path></draw:g><text:s text:c="2"/>; <text:s/><draw:g text:anchor-type="as-char" svg:y="-0.318cm" draw:z-index="61" draw:style-name="gr1"><svg:title>TexMaths</svg:title><svg:desc>12§display§\alpha(8) = 10§svg§600§FALSE§</svg:desc><draw:polygon draw:style-name="gr2" draw:text-style-name="P100" svg:width="1.735cm" svg:height="0.379cm" svg:x="0.004cm" svg:y="0.018cm" svg:viewBox="0 0 1736 380" draw:points="868,380 0,380 0,0 1736,0 1736,380"><text:p/></draw:polygon><draw:path draw:style-name="gr3" draw:text-style-name="P101" svg:width="0.237cm" svg:height="0.191cm" svg:x="0cm" svg:y="0.13cm" svg:viewBox="0 0 238 192" svg:d="M185 88c0-66-40-88-71-88-59 0-114 60-114 120 0 40 25 72 68 72 27 0 58-10 90-36 5 23 20 36 39 36 22 0 36-23 36-30 0-2-4-5-6-5-4 0-4 3-5 5-8 20-23 20-24 20-13 0-13-32-13-43 0-8 0-9 5-14 38-51 48-100 48-100 0-1 0-3-5-3s-5 0-6 8c-8 26-23 59-42 83zM156 145c-37 33-70 37-86 37-26 0-39-19-39-45 0-21 11-67 24-89 21-31 43-38 58-38 43 0 43 55 43 88 0 15 0 40 0 47z"><text:p/></draw:path><draw:path draw:style-name="gr3" draw:text-style-name="P101" svg:width="0.097cm" svg:height="0.421cm" svg:x="0.29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74cm" svg:height="0.289cm" svg:x="0.436cm" svg:y="0.034cm" svg:viewBox="0 0 175 290" svg:d="M50 89c-19-13-20-28-20-35 0-25 28-43 58-43 31 0 58 21 58 53 0 24-16 44-43 58zM113 128c31-15 51-37 51-64 0-40-37-64-75-64-43 0-77 31-77 71 0 8 0 26 18 47 5 4 20 14 31 22-25 12-61 35-61 78 0 45 43 72 88 72 48 0 87-33 87-79 0-15-4-35-19-53-10-8-16-12-43-30zM71 146l51 34c12 7 33 19 33 46 0 31-33 54-66 54-37 0-67-27-67-62 0-25 13-52 49-72z"><text:p/></draw:path><draw:path draw:style-name="gr3" draw:text-style-name="P101" svg:width="0.097cm" svg:height="0.421cm" svg:x="0.653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0.934cm" svg:y="0.161cm" svg:viewBox="0 0 281 100" svg:d="M267 17c7 0 14 0 14-9 0-8-7-8-13-8h-254c-7 0-14 0-14 8 0 9 7 9 14 9zM268 100c6 0 13 0 13-9 0-8-7-8-14-8h-253c-7 0-14 0-14 8 0 9 7 9 14 9z"><text:p/></draw:path><draw:path draw:style-name="gr3" draw:text-style-name="P101" svg:width="0.139cm" svg:height="0.281cm" svg:x="1.394cm" svg:y="0.034cm" svg:viewBox="0 0 140 282" svg:d="M88 11c0-10 0-11-11-11-27 26-64 26-77 26v15c8 0 34 0 55-12v219c0 16 0 21-38 21h-15v13c15-1 53-1 69-1 18 0 54 0 69 1v-13h-13c-38 0-39-5-39-21z"><text:p/></draw:path><draw:path draw:style-name="gr3" draw:text-style-name="P101" svg:width="0.178cm" svg:height="0.289cm" svg:x="1.584cm" svg:y="0.034cm" svg:viewBox="0 0 179 290" svg:d="M179 146c0-33-2-67-18-99-19-40-53-47-72-47-24 0-57 11-73 50-14 29-16 63-16 96s2 70 19 102c18 34 49 42 70 42 24 0 55-8 74-48 14-28 16-62 16-96zM89 282c-16 0-42-11-49-52-4-25-4-64-4-88 0-28 0-56 2-78 9-51 41-54 51-54 14 0 42 7 50 49 4 24 4 55 4 83 0 31 0 60-5 86-6 41-30 54-49 54z"><text:p/></draw:path></draw:g><text:s text:c="2"/>; <text:s/><draw:g text:anchor-type="as-char" svg:y="-0.318cm" draw:z-index="62" draw:style-name="gr1"><svg:title>TexMaths</svg:title><svg:desc>12§display§\alpha(9) = 10§svg§600§FALSE§</svg:desc><draw:polygon draw:style-name="gr2" draw:text-style-name="P100" svg:width="1.735cm" svg:height="0.379cm" svg:x="0.004cm" svg:y="0.018cm" svg:viewBox="0 0 1736 380" draw:points="868,380 0,380 0,0 1736,0 1736,380"><text:p/></draw:polygon><draw:path draw:style-name="gr3" draw:text-style-name="P101" svg:width="0.237cm" svg:height="0.191cm" svg:x="0cm" svg:y="0.13cm" svg:viewBox="0 0 238 192" svg:d="M185 88c0-66-40-88-71-88-59 0-114 60-114 120 0 40 25 72 68 72 27 0 58-10 90-36 5 23 20 36 39 36 22 0 36-23 36-30 0-2-4-5-6-5-4 0-4 3-5 5-8 20-23 20-24 20-13 0-13-32-13-43 0-8 0-9 5-14 38-51 48-100 48-100 0-1 0-3-5-3s-5 0-6 8c-8 26-23 59-42 83zM156 145c-37 33-70 37-86 37-26 0-39-19-39-45 0-21 11-67 24-89 21-31 43-38 58-38 43 0 43 55 43 88 0 15 0 40 0 47z"><text:p/></draw:path><draw:path draw:style-name="gr3" draw:text-style-name="P101" svg:width="0.097cm" svg:height="0.421cm" svg:x="0.29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74cm" svg:height="0.289cm" svg:x="0.436cm" svg:y="0.034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101" svg:width="0.097cm" svg:height="0.421cm" svg:x="0.653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0.934cm" svg:y="0.161cm" svg:viewBox="0 0 281 100" svg:d="M267 17c7 0 14 0 14-9 0-8-7-8-13-8h-254c-7 0-14 0-14 8 0 9 7 9 14 9zM268 100c6 0 13 0 13-9 0-8-7-8-14-8h-253c-7 0-14 0-14 8 0 9 7 9 14 9z"><text:p/></draw:path><draw:path draw:style-name="gr3" draw:text-style-name="P101" svg:width="0.139cm" svg:height="0.281cm" svg:x="1.394cm" svg:y="0.034cm" svg:viewBox="0 0 140 282" svg:d="M88 11c0-10 0-11-11-11-27 26-64 26-77 26v15c8 0 34 0 55-12v219c0 16 0 21-38 21h-15v13c15-1 53-1 69-1 18 0 54 0 69 1v-13h-13c-38 0-39-5-39-21z"><text:p/></draw:path><draw:path draw:style-name="gr3" draw:text-style-name="P101" svg:width="0.178cm" svg:height="0.289cm" svg:x="1.584cm" svg:y="0.034cm" svg:viewBox="0 0 179 290" svg:d="M179 146c0-33-2-67-18-99-19-40-53-47-72-47-24 0-57 11-73 50-14 29-16 63-16 96s2 70 19 102c18 34 49 42 70 42 24 0 55-8 74-48 14-28 16-62 16-96zM89 282c-16 0-42-11-49-52-4-25-4-64-4-88 0-28 0-56 2-78 9-51 41-54 51-54 14 0 42 7 50 49 4 24 4 55 4 83 0 31 0 60-5 86-6 41-30 54-49 54z"><text:p/></draw:path></draw:g><text:s text:c="2"/>; <text:s/><draw:g text:anchor-type="as-char" svg:y="-0.318cm" draw:z-index="63" draw:style-name="gr1"><svg:title>TexMaths</svg:title><svg:desc>12§display§\alpha(10) = 10§svg§600§FALSE§</svg:desc><draw:polygon draw:style-name="gr2" draw:text-style-name="P100" svg:width="1.945cm" svg:height="0.379cm" svg:x="0.004cm" svg:y="0.018cm" svg:viewBox="0 0 1946 380" draw:points="973,380 0,380 0,0 1946,0 1946,380"><text:p/></draw:polygon><draw:path draw:style-name="gr3" draw:text-style-name="P101" svg:width="0.237cm" svg:height="0.191cm" svg:x="0cm" svg:y="0.13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101" svg:width="0.097cm" svg:height="0.421cm" svg:x="0.29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101" svg:width="0.139cm" svg:height="0.281cm" svg:x="0.456cm" svg:y="0.034cm" svg:viewBox="0 0 140 282" svg:d="M88 11c0-10 0-11-10-11-28 26-65 26-78 26v15c8 0 34 0 55-12v219c0 16 0 21-38 21h-15v13c15-1 53-1 69-1 18 0 54 0 69 1v-13h-13c-38 0-39-5-39-21z"><text:p/></draw:path><draw:path draw:style-name="gr3" draw:text-style-name="P101" svg:width="0.178cm" svg:height="0.289cm" svg:x="0.645cm" svg:y="0.034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101" svg:width="0.097cm" svg:height="0.421cm" svg:x="0.864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101" svg:width="0.28cm" svg:height="0.099cm" svg:x="1.143cm" svg:y="0.161cm" svg:viewBox="0 0 281 100" svg:d="M266 17c8 0 15 0 15-9 0-8-7-8-13-8h-254c-7 0-14 0-14 8 0 9 7 9 14 9zM268 100c6 0 13 0 13-9 0-8-7-8-15-8h-252c-7 0-14 0-14 8 0 9 7 9 14 9z"><text:p/></draw:path><draw:path draw:style-name="gr3" draw:text-style-name="P101" svg:width="0.139cm" svg:height="0.281cm" svg:x="1.604cm" svg:y="0.034cm" svg:viewBox="0 0 140 282" svg:d="M88 11c0-10 0-11-11-11-27 26-64 26-77 26v15c8 0 34 0 55-12v219c0 16 0 21-38 21h-15v13c15-1 53-1 69-1 18 0 54 0 69 1v-13h-13c-38 0-39-5-39-21z"><text:p/></draw:path><draw:path draw:style-name="gr3" draw:text-style-name="P101" svg:width="0.178cm" svg:height="0.289cm" svg:x="1.792cm" svg:y="0.034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/draw:g><text:s/>.</text:p>
      <text:p text:style-name="P39"/>
      <text:p text:style-name="P39">Poichè <draw:g text:anchor-type="as-char" svg:y="-0.61cm" draw:z-index="36" draw:style-name="gr1"><svg:title>TexMaths</svg:title><svg:desc>12§display§ \left\lfloor\frac{n}{2} \right\rfloor = \left\lfloor \frac{11}{2} \right\rfloor = 5§svg§600§FALSE§</svg:desc><draw:polygon draw:style-name="gr2" draw:text-style-name="P100" svg:width="3.084cm" svg:height="0.97cm" svg:x="0cm" svg:y="0.021cm" svg:viewBox="0 0 3085 971" draw:points="1543,971 0,971 0,0 3085,0 3085,971"><text:p/></draw:polygon><draw:polygon draw:style-name="gr3" draw:text-style-name="P101" svg:width="0.119cm" svg:height="0.759cm" svg:x="0.074cm" svg:y="0.127cm" svg:viewBox="0 0 120 760" draw:points="0,760 120,760 120,741 20,741 20,0 0,0"><text:p/></draw:polygon><draw:path draw:style-name="gr3" draw:text-style-name="P101" svg:width="0.228cm" svg:height="0.191cm" svg:x="0.264cm" svg:y="0.14cm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olygon draw:style-name="gr3" draw:text-style-name="P101" svg:width="0.253cm" svg:height="0.017cm" svg:x="0.252cm" svg:y="0.497cm" svg:viewBox="0 0 254 18" draw:points="127,18 0,18 0,0 254,0 254,18"><text:p/></draw:polygon><draw:path draw:style-name="gr3" draw:text-style-name="P101" svg:width="0.168cm" svg:height="0.281cm" svg:x="0.295cm" svg:y="0.621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olygon draw:style-name="gr3" draw:text-style-name="P101" svg:width="0.119cm" svg:height="0.759cm" svg:x="0.564cm" svg:y="0.127cm" svg:viewBox="0 0 120 760" draw:points="101,741 0,741 0,760 120,760 120,0 101,0"><text:p/></draw:polygon><draw:path draw:style-name="gr3" draw:text-style-name="P101" svg:width="0.28cm" svg:height="0.099cm" svg:x="0.919cm" svg:y="0.457cm" svg:viewBox="0 0 281 100" svg:d="M266 17c8 0 15 0 15-9 0-8-7-8-13-8h-254c-7 0-14 0-14 8 0 9 7 9 14 9zM268 100c6 0 13 0 13-9 0-8-7-8-15-8h-252c-7 0-14 0-14 8 0 9 7 9 14 9z"><text:p/></draw:path><draw:polygon draw:style-name="gr3" draw:text-style-name="P101" svg:width="0.135cm" svg:height="1.013cm" svg:x="1.446cm" svg:y="0cm" svg:viewBox="0 0 136 1014" draw:points="0,1014 136,1014 136,991 23,991 23,0 0,0"><text:p/></draw:polygon><draw:path draw:style-name="gr3" draw:text-style-name="P101" svg:width="0.139cm" svg:height="0.281cm" svg:x="1.675cm" svg:y="0.045cm" svg:viewBox="0 0 140 282" svg:d="M88 11c0-10 0-11-11-11-27 26-64 26-77 26v15c8 0 34 0 55-12v220c0 15 0 20-38 20h-15v13c15-1 53-1 69-1 18 0 54 0 69 1v-13h-13c-38 0-39-5-39-20z"><text:p/></draw:path><draw:path draw:style-name="gr3" draw:text-style-name="P101" svg:width="0.139cm" svg:height="0.281cm" svg:x="1.885cm" svg:y="0.045cm" svg:viewBox="0 0 140 282" svg:d="M88 11c0-10 0-11-11-11-27 26-64 26-77 26v15c8 0 34 0 55-12v220c0 15 0 20-38 20h-15v13c15-1 53-1 69-1 18 0 54 0 69 1v-13h-13c-38 0-39-5-39-20z"><text:p/></draw:path><draw:polygon draw:style-name="gr3" draw:text-style-name="P101" svg:width="0.421cm" svg:height="0.017cm" svg:x="1.637cm" svg:y="0.497cm" svg:viewBox="0 0 422 18" draw:points="211,18 0,18 0,0 422,0 422,18"><text:p/></draw:polygon><draw:path draw:style-name="gr3" draw:text-style-name="P101" svg:width="0.168cm" svg:height="0.281cm" svg:x="1.762cm" svg:y="0.621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olygon draw:style-name="gr3" draw:text-style-name="P101" svg:width="0.135cm" svg:height="1.013cm" svg:x="2.115cm" svg:y="0cm" svg:viewBox="0 0 136 1014" draw:points="112,991 0,991 0,1014 136,1014 136,0 112,0"><text:p/></draw:polygon><draw:path draw:style-name="gr3" draw:text-style-name="P101" svg:width="0.28cm" svg:height="0.099cm" svg:x="2.495cm" svg:y="0.457cm" svg:viewBox="0 0 281 100" svg:d="M266 17c8 0 15 0 15-9 0-8-7-8-13-8h-254c-7 0-14 0-14 8 0 9 7 9 14 9zM268 100c6 0 13 0 13-9 0-8-7-8-15-8h-252c-7 0-14 0-14 8 0 9 7 9 14 9z"><text:p/></draw:path><draw:path draw:style-name="gr3" draw:text-style-name="P101" svg:width="0.168cm" svg:height="0.29cm" svg:x="2.938cm" svg:y="0.33cm" svg:viewBox="0 0 169 291" svg:d="M169 197c0-50-35-94-80-94-21 0-39 7-54 23v-83c8 3 23 6 36 6 51 0 81-38 81-44 0-3-1-5-3-5-1 0-3 0-4 1-8 4-29 12-57 12-18 0-38-2-57-11-3-2-5-2-5-2-4 0-4 4-4 11v125c0 7 0 11 6 11 3 0 3 0 4-4 5-6 22-30 56-30 21 0 33 19 36 27 7 16 8 33 8 55 0 14 0 39-11 57-9 16-26 28-45 28-30 0-54-23-63-47 1 0 4 0 9 0 13 0 20-11 20-20 0-11-7-22-20-22-8 0-22 4-22 23 0 36 30 77 77 77 49 0 92-40 92-94z"><text:p/></draw:path></draw:g>, <text:span text:style-name="T42">basta verificare per quale nodo v di T , vale che <text:s/></text:span><text:span text:style-name="T42"><draw:g text:anchor-type="as-char" svg:y="-0.485cm" draw:z-index="37" draw:style-name="gr1"><svg:title>TexMaths</svg:title><svg:desc>12§display§\delta(v) \le \left\lfloor\frac{n}{2} \right\rfloor§svg§600§FALSE§</svg:desc><draw:polygon draw:style-name="gr2" draw:text-style-name="P100" svg:width="1.974cm" svg:height="0.731cm" svg:x="0.004cm" svg:y="0.022cm" svg:viewBox="0 0 1975 732" draw:points="988,732 0,732 0,0 1975,0 1975,732"><text:p/></draw:polygon><draw:path draw:style-name="gr3" draw:text-style-name="P101" svg:width="0.173cm" svg:height="0.305cm" svg:x="0.001cm" svg:y="0.185cm" svg:viewBox="0 0 174 306" svg:d="M94 116c-53 12-94 68-94 119 0 40 26 71 67 71 49 0 84-67 84-125 0-38-17-60-31-78-14-19-41-51-41-71 0-8 10-19 24-19 13 0 22 6 30 12 9 5 18 11 23 11 11 0 18-11 18-18 0-8-7-11-23-13-21-5-27-5-33-5-34 0-48 18-48 43 0 23 10 47 24 73zM98 125c11 20 24 43 24 73 0 27-15 98-55 98-24 0-41-18-41-50 0-26 16-106 72-121z"><text:p/></draw:path><draw:path draw:style-name="gr3" draw:text-style-name="P101" svg:width="0.097cm" svg:height="0.421cm" svg:x="0.229cm" svg:y="0.169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101" svg:width="0.185cm" svg:height="0.191cm" svg:x="0.363cm" svg:y="0.299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101" svg:width="0.097cm" svg:height="0.421cm" svg:x="0.594cm" svg:y="0.169cm" svg:viewBox="0 0 98 422" svg:d="M98 211c0-32-4-84-27-132-25-51-63-79-67-79-2 0-4 2-4 4s0 3 7 10c43 41 67 108 67 197 0 72-15 146-68 199-6 6-6 7-6 9s2 3 4 3c4 0 43-29 68-83 22-45 26-93 26-128z"><text:p/></draw:path><draw:path draw:style-name="gr3" draw:text-style-name="P101" svg:width="0.257cm" svg:height="0.326cm" svg:x="0.886cm" svg:y="0.217cm" svg:viewBox="0 0 258 327" svg:d="M251 18c5-2 7-5 7-10 0-4-2-8-7-8-4 0-7 2-9 2l-234 111c-7 3-8 6-8 9 0 5 2 8 8 10l234 109c5 4 6 4 9 4s7-4 7-9-1-6-8-9l-221-105zM244 327c8 0 14 0 14-9s-8-9-14-9h-228c-8 0-16 0-16 9s7 9 14 9z"><text:p/></draw:path><draw:polygon draw:style-name="gr3" draw:text-style-name="P101" svg:width="0.119cm" svg:height="0.757cm" svg:x="1.392cm" svg:y="0cm" svg:viewBox="0 0 120 758" draw:points="0,758 120,758 120,739 20,739 20,0 0,0"><text:p/></draw:polygon><draw:path draw:style-name="gr3" draw:text-style-name="P101" svg:width="0.228cm" svg:height="0.191cm" svg:x="1.581cm" svg:y="0.013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olygon draw:style-name="gr3" draw:text-style-name="P101" svg:width="0.253cm" svg:height="0.017cm" svg:x="1.57cm" svg:y="0.371cm" svg:viewBox="0 0 254 18" draw:points="127,18 0,18 0,0 254,0 254,18"><text:p/></draw:polygon><draw:path draw:style-name="gr3" draw:text-style-name="P101" svg:width="0.168cm" svg:height="0.281cm" svg:x="1.612cm" svg:y="0.493cm" svg:viewBox="0 0 169 282" svg:d="M32 249l46-44c66-59 91-80 91-122 0-49-37-83-90-83-48 0-79 40-79 77 0 23 22 23 22 23 8 0 22-5 22-22 0-11-8-23-22-23-4 0-4 0-5 1 9-27 32-43 57-43 39 0 57 34 57 70 0 33-22 67-45 92l-81 90c-5 5-5 6-5 17h157l12-74h-11c-2 13-4 32-8 38-4 3-32 3-41 3z"><text:p/></draw:path><draw:polygon draw:style-name="gr3" draw:text-style-name="P101" svg:width="0.119cm" svg:height="0.757cm" svg:x="1.881cm" svg:y="0cm" svg:viewBox="0 0 120 758" draw:points="101,739 0,739 0,758 120,758 120,0 101,0"><text:p/></draw:polygon></draw:g></text:span><text:span text:style-name="T42"><text:s/>.</text:span></text:p>
      <text:p text:style-name="P40">L’unico nodo per cui tale disuguaglianza risulta vera è il nodo 1, infatti <draw:g text:anchor-type="as-char" svg:y="-0.279cm" draw:z-index="38" draw:style-name="gr1"><svg:title>TexMaths</svg:title><svg:desc>12§display§5\le 5§svg§600§FALSE§</svg:desc><draw:polygon draw:style-name="gr2" draw:text-style-name="P100" svg:width="0.921cm" svg:height="0.297cm" svg:x="0cm" svg:y="0.022cm" svg:viewBox="0 0 922 298" draw:points="461,298 0,298 0,0 922,0 922,298"><text:p/></draw:polygon><draw:path draw:style-name="gr3" draw:text-style-name="P101" svg:width="0.168cm" svg:height="0.289cm" svg:x="0cm" svg:y="0cm" svg:viewBox="0 0 169 290" svg:d="M169 197c0-51-35-94-80-94-21 0-39 7-54 23v-83c8 3 23 6 36 6 51 0 81-38 81-44 0-3-1-5-3-5-1 0-3 0-4 1-8 4-29 12-57 12-18 0-38-2-57-11-3-2-5-2-5-2-4 0-4 4-4 11v125c0 7 0 10 6 10 3 0 3 0 4-3 5-6 22-30 56-30 21 0 32 19 36 27 7 16 8 33 8 53 0 15 0 41-11 58-9 17-26 29-45 29-30 0-54-23-63-48 1 0 4 0 9 0 13 0 20-10 20-20s-7-21-20-21c-8 0-22 2-22 23 0 36 29 76 77 76 49 0 92-39 92-93z"><text:p/></draw:path><draw:path draw:style-name="gr3" draw:text-style-name="P101" svg:width="0.257cm" svg:height="0.327cm" svg:x="0.342cm" svg:y="0.011cm" svg:viewBox="0 0 258 328" svg:d="M251 18c5-2 7-5 7-10 0-4-2-8-7-8-4 0-7 2-9 2l-234 111c-7 3-8 6-8 9 0 5 2 8 8 10l234 109c5 4 6 4 9 4s7-4 7-9c0-4-1-6-8-9l-221-105zM244 328c7 0 14 0 14-10 0-8-8-8-14-8h-228c-8 0-16 0-16 8 0 10 7 10 14 10z"><text:p/></draw:path><draw:path draw:style-name="gr3" draw:text-style-name="P101" svg:width="0.168cm" svg:height="0.289cm" svg:x="0.773cm" svg:y="0cm" svg:viewBox="0 0 169 290" svg:d="M169 197c0-51-35-94-80-94-21 0-39 7-54 23v-83c8 3 23 6 36 6 51 0 81-38 81-44 0-3-1-5-3-5-1 0-3 0-4 1-8 4-29 12-57 12-18 0-38-2-57-11-3-2-5-2-5-2-4 0-4 4-4 11v125c0 7 0 10 6 10 3 0 3 0 4-3 5-6 22-30 56-30 21 0 32 19 36 27 7 16 8 33 8 53 0 15 0 41-11 58-9 17-26 29-45 29-30 0-54-23-63-48 1 0 4 0 9 0 13 0 20-10 20-20s-7-21-20-21c-8 0-22 2-22 23 0 36 29 76 77 76 49 0 92-39 92-93z"><text:p/></draw:path></draw:g><text:s/>, e sarà l’unico centroide dell’albero T <text:span text:style-name="T43">(figura 1.3)</text:span>.</text:p>
      <text:p text:style-name="P37"/>
      <text:p text:style-name="P36"><draw:g text:anchor-type="char" draw:z-index="35" draw:name="Forma2" draw:style-name="gr33"><draw:g draw:name="Forma2" draw:style-name="gr34"><draw:custom-shape draw:style-name="gr35" draw:text-style-name="P112" svg:width="0.83cm" svg:height="0.571cm" svg:x="12.375cm" svg:y="0.15cm"><text:p text:style-name="P104"><text:span text:style-name="T49">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112" svg:width="0.832cm" svg:height="0.572cm" svg:x="8.775cm" svg:y="2.748cm"><text:p text:style-name="P104"><text:span text:style-name="T49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112" svg:width="0.833cm" svg:height="0.572cm" svg:x="10.899cm" svg:y="2.748cm"><text:p text:style-name="P104"><text:span text:style-name="T4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07" svg:width="0.833cm" svg:height="0.571cm" svg:x="10.066cm" svg:y="1.482cm"><text:p text:style-name="P104"><text:span text:style-name="T4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" draw:text-style-name="P112" svg:width="0.832cm" svg:height="0.571cm" svg:x="14.499cm" svg:y="1.482cm"><text:p text:style-name="P104"><text:span text:style-name="T49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112" svg:width="0.832cm" svg:height="0.572cm" svg:x="15.975cm" svg:y="2.748cm"><text:p text:style-name="P104"><text:span text:style-name="T49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1" draw:text-style-name="P112" svg:width="0.835cm" svg:height="0.572cm" svg:x="13.756cm" svg:y="2.686cm"><text:p text:style-name="P104"><text:span text:style-name="T4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2" draw:text-style-name="P113" svg:x1="12.466cm" svg:y1="0.593cm" svg:x2="10.712cm" svg:y2="1.544cm"><text:p/></draw:line><draw:line draw:style-name="gr43" draw:text-style-name="P113" svg:x1="13.111cm" svg:y1="0.593cm" svg:x2="14.773cm" svg:y2="1.481cm"><text:p/></draw:line><draw:line draw:style-name="gr44" draw:text-style-name="P113" svg:x1="10.157cm" svg:y1="1.924cm" svg:x2="9.234cm" svg:y2="2.748cm"><text:p/></draw:line><draw:line draw:style-name="gr45" draw:text-style-name="P113" svg:x1="10.62cm" svg:y1="2.051cm" svg:x2="11.266cm" svg:y2="2.748cm"><text:p/></draw:line><draw:line draw:style-name="gr46" draw:text-style-name="P113" svg:x1="14.776cm" svg:y1="2.051cm" svg:x2="14.407cm" svg:y2="2.748cm"><text:p/></draw:line><draw:line draw:style-name="gr47" draw:text-style-name="P113" svg:x1="15.143cm" svg:y1="1.988cm" svg:x2="16.158cm" svg:y2="2.812cm"><text:p/></draw:line><draw:custom-shape draw:style-name="gr48" draw:text-style-name="P112" svg:width="0.832cm" svg:height="0.572cm" svg:x="13.762cm" svg:y="2.686cm"><text:p text:style-name="P104"><text:span text:style-name="T4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9" draw:text-style-name="P112" svg:width="0.832cm" svg:height="0.572cm" svg:x="13.762cm" svg:y="2.686cm"><text:p text:style-name="P104"><text:span text:style-name="T49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0" draw:text-style-name="P112" svg:width="0.835cm" svg:height="0.574cm" svg:x="16.065cm" svg:y="3.888cm"><text:p text:style-name="P104"><text:span text:style-name="T49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1" draw:text-style-name="P113" svg:x1="16.436cm" svg:y1="3.319cm" svg:x2="16.436cm" svg:y2="3.89cm"><text:p/></draw:line><draw:custom-shape draw:style-name="gr52" draw:text-style-name="P112" svg:width="0.833cm" svg:height="0.571cm" svg:x="10.899cm" svg:y="2.752cm"><text:p text:style-name="P104"><text:span text:style-name="T49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3" draw:text-style-name="P112" svg:width="0.83cm" svg:height="0.572cm" svg:x="12.005cm" svg:y="3.953cm"><text:p text:style-name="P104"><text:span text:style-name="T49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4" draw:text-style-name="P112" svg:width="0.828cm" svg:height="0.572cm" svg:x="10.99cm" svg:y="4.016cm"><text:p text:style-name="P104"><text:span text:style-name="T49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5" draw:text-style-name="P112" svg:width="0.832cm" svg:height="0.572cm" svg:x="9.883cm" svg:y="3.953cm"><text:p text:style-name="P104"><text:span text:style-name="T49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6" draw:text-style-name="P113" svg:x1="11.359cm" svg:y1="3.319cm" svg:x2="11.359cm" svg:y2="4.016cm"><text:p/></draw:line><draw:line draw:style-name="gr57" draw:text-style-name="P113" svg:x1="10.989cm" svg:y1="3.193cm" svg:x2="10.435cm" svg:y2="3.954cm"><text:p/></draw:line><draw:line draw:style-name="gr58" draw:text-style-name="P113" svg:x1="11.543cm" svg:y1="3.255cm" svg:x2="12.282cm" svg:y2="4.016cm"><text:p/></draw:line></draw:g><draw:frame draw:style-name="gr59" draw:text-style-name="P111" svg:width="0.648cm" svg:height="0.578cm" svg:x="11.551cm" svg:y="2.986cm"><draw:text-box><text:p text:style-name="P110"><text:span text:style-name="T50">4</text:span></text:p></draw:text-box></draw:frame><draw:frame draw:style-name="gr60" draw:text-style-name="P111" svg:width="0.646cm" svg:height="0.578cm" svg:x="8.874cm" svg:y="3.24cm"><draw:text-box><text:p text:style-name="P110"><text:span text:style-name="T50">1</text:span></text:p></draw:text-box></draw:frame><draw:frame draw:style-name="gr61" draw:text-style-name="P111" svg:width="0.648cm" svg:height="0.578cm" svg:x="14.689cm" svg:y="1.972cm"><draw:text-box><text:p text:style-name="P110"><text:span text:style-name="T50">4</text:span></text:p></draw:text-box></draw:frame><draw:frame draw:style-name="gr62" draw:text-style-name="P111" svg:width="0.645cm" svg:height="0.578cm" svg:x="10.077cm" svg:y="1.972cm"><draw:text-box><text:p text:style-name="P110"><text:span text:style-name="T50">6</text:span></text:p></draw:text-box></draw:frame><draw:frame draw:style-name="gr63" draw:text-style-name="P114" svg:width="0.742cm" svg:height="0.902cm" svg:x="12.476cm" svg:y="0.66cm"><draw:text-box><text:p text:style-name="P110"><text:span text:style-name="T51">11</text:span></text:p></draw:text-box></draw:frame><draw:frame draw:style-name="gr64" draw:text-style-name="P111" svg:width="0.648cm" svg:height="0.578cm" svg:x="16.351cm" svg:y="3.177cm"><draw:text-box><text:p text:style-name="P110"><text:span text:style-name="T50">2</text:span></text:p></draw:text-box></draw:frame><draw:frame draw:style-name="gr65" draw:text-style-name="P111" svg:width="0.648cm" svg:height="0.578cm" svg:x="16.167cm" svg:y="4.38cm"><draw:text-box><text:p text:style-name="P110"><text:span text:style-name="T50">1</text:span></text:p></draw:text-box></draw:frame><draw:frame draw:style-name="gr66" draw:text-style-name="P111" svg:width="0.646cm" svg:height="0.578cm" svg:x="12.107cm" svg:y="4.445cm"><draw:text-box><text:p text:style-name="P110"><text:span text:style-name="T50">1</text:span></text:p></draw:text-box></draw:frame><draw:frame draw:style-name="gr67" draw:text-style-name="P111" svg:width="0.646cm" svg:height="0.578cm" svg:x="11.091cm" svg:y="4.509cm"><draw:text-box><text:p text:style-name="P110"><text:span text:style-name="T50">1</text:span></text:p></draw:text-box></draw:frame><draw:frame draw:style-name="gr68" draw:text-style-name="P111" svg:width="0.65cm" svg:height="0.578cm" svg:x="9.982cm" svg:y="4.445cm"><draw:text-box><text:p text:style-name="P110"><text:span text:style-name="T50">1</text:span></text:p></draw:text-box></draw:frame><draw:frame draw:style-name="gr69" draw:text-style-name="P111" svg:width="0.645cm" svg:height="0.578cm" svg:x="13.862cm" svg:y="3.177cm"><draw:text-box><text:p text:style-name="P110"><text:span text:style-name="T50">1</text:span></text:p></draw:text-box></draw:frame></draw:g><draw:g text:anchor-type="char" draw:z-index="40" draw:name="Forma3" draw:style-name="gr70"><draw:custom-shape draw:style-name="gr71" draw:text-style-name="P112" svg:width="0.789cm" svg:height="0.609cm" svg:x="2.831cm" svg:y="0.192cm"><text:p text:style-name="P104"><text:span text:style-name="T49">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112" svg:width="0.791cm" svg:height="0.608cm" svg:x="-0.596cm" svg:y="2.96cm"><text:p text:style-name="P104"><text:span text:style-name="T49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3" draw:text-style-name="P112" svg:width="0.791cm" svg:height="0.608cm" svg:x="1.425cm" svg:y="2.96cm"><text:p text:style-name="P104"><text:span text:style-name="T4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4" draw:text-style-name="P112" svg:width="0.791cm" svg:height="0.608cm" svg:x="0.635cm" svg:y="1.61cm"><text:p text:style-name="P104"><text:span text:style-name="T4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5" draw:text-style-name="P112" svg:width="0.793cm" svg:height="0.608cm" svg:x="4.853cm" svg:y="1.61cm"><text:p text:style-name="P104"><text:span text:style-name="T49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6" draw:text-style-name="P112" svg:width="0.789cm" svg:height="0.608cm" svg:x="6.262cm" svg:y="2.96cm"><text:p text:style-name="P104"><text:span text:style-name="T49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7" draw:text-style-name="P112" svg:width="0.795cm" svg:height="0.608cm" svg:x="4.147cm" svg:y="2.893cm"><text:p text:style-name="P104"><text:span text:style-name="T4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8" draw:text-style-name="P113" svg:x1="2.918cm" svg:y1="0.664cm" svg:x2="1.248cm" svg:y2="1.677cm"><text:p/></draw:line><draw:line draw:style-name="gr79" draw:text-style-name="P113" svg:x1="3.533cm" svg:y1="0.664cm" svg:x2="5.115cm" svg:y2="1.609cm"><text:p/></draw:line><draw:line draw:style-name="gr80" draw:text-style-name="P113" svg:x1="0.721cm" svg:y1="2.081cm" svg:x2="-0.158cm" svg:y2="2.959cm"><text:p/></draw:line><draw:line draw:style-name="gr81" draw:text-style-name="P113" svg:x1="1.16cm" svg:y1="2.217cm" svg:x2="1.775cm" svg:y2="2.96cm"><text:p/></draw:line><draw:line draw:style-name="gr82" draw:text-style-name="P113" svg:x1="5.118cm" svg:y1="2.217cm" svg:x2="4.766cm" svg:y2="2.96cm"><text:p/></draw:line><draw:line draw:style-name="gr83" draw:text-style-name="P113" svg:x1="5.468cm" svg:y1="2.149cm" svg:x2="6.435cm" svg:y2="3.027cm"><text:p/></draw:line><draw:custom-shape draw:style-name="gr84" draw:text-style-name="P112" svg:width="0.796cm" svg:height="0.608cm" svg:x="4.149cm" svg:y="2.893cm"><text:p text:style-name="P104"><text:span text:style-name="T4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5" draw:text-style-name="P112" svg:width="0.796cm" svg:height="0.608cm" svg:x="4.149cm" svg:y="2.893cm"><text:p text:style-name="P104"><text:span text:style-name="T49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6" draw:text-style-name="P112" svg:width="0.795cm" svg:height="0.611cm" svg:x="6.345cm" svg:y="4.173cm"><text:p text:style-name="P104"><text:span text:style-name="T49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7" draw:text-style-name="P113" svg:x1="6.699cm" svg:y1="3.565cm" svg:x2="6.699cm" svg:y2="4.173cm"><text:p/></draw:line><draw:custom-shape draw:style-name="gr88" draw:text-style-name="P112" svg:width="0.791cm" svg:height="0.609cm" svg:x="1.425cm" svg:y="2.96cm"><text:p text:style-name="P104"><text:span text:style-name="T49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9" draw:text-style-name="P112" svg:width="0.791cm" svg:height="0.609cm" svg:x="2.478cm" svg:y="4.242cm"><text:p text:style-name="P104"><text:span text:style-name="T49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0" draw:text-style-name="P112" svg:width="0.791cm" svg:height="0.609cm" svg:x="1.512cm" svg:y="4.309cm"><text:p text:style-name="P104"><text:span text:style-name="T49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1" draw:text-style-name="P112" svg:width="0.795cm" svg:height="0.609cm" svg:x="0.455cm" svg:y="4.242cm"><text:p text:style-name="P104"><text:span text:style-name="T49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2" draw:text-style-name="P113" svg:x1="1.863cm" svg:y1="3.565cm" svg:x2="1.863cm" svg:y2="4.308cm"><text:p/></draw:line><draw:line draw:style-name="gr93" draw:text-style-name="P113" svg:x1="1.511cm" svg:y1="3.431cm" svg:x2="0.984cm" svg:y2="4.241cm"><text:p/></draw:line><draw:line draw:style-name="gr94" draw:text-style-name="P113" svg:x1="2.04cm" svg:y1="3.498cm" svg:x2="2.743cm" svg:y2="4.308cm"><text:p/></draw:line></draw:g></text:p>
      <text:p text:style-name="P8"><text:s text:c="267"/></text:p>
      <text:p text:style-name="P8"/>
      <text:p text:style-name="P8"/>
      <text:p text:style-name="P8"><draw:custom-shape text:anchor-type="paragraph" draw:z-index="41" draw:name="Forma4" draw:style-name="gr95" draw:text-style-name="P106" svg:width="1.569cm" svg:height="0.722cm" svg:x="7.207cm" svg:y="0.19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><text:s text:c="52"/></text:p>
      <text:p text:style-name="P8"/>
      <text:p text:style-name="P8"/>
      <text:p text:style-name="P8"/>
      <text:p text:style-name="P8"/>
      <text:p text:style-name="P8"/>
      <text:p text:style-name="P85"><text:s text:c="26"/>figura 1.2 Albero T <text:s text:c="82"/>figura 1.3 rappresentazione del centroide in T</text:p>
      <text:p text:style-name="P8"/>
      <text:p text:style-name="P8"/>
      <text:p text:style-name="P8"/>
      <text:p text:style-name="P12"/>
      <text:p text:style-name="P12"/>
      <text:p text:style-name="P36">Come già accennato l’algoritmo ha complessità lineare sul numero dei nodi.</text:p>
      <text:p text:style-name="P35"><text:span text:style-name="T25">I</text:span>nfatti,<text:span text:style-name="T43"> occorre calcolare il grado di ogni nodo e successivamente verificare che ci siano le condizioni affichè risulti un centroide e si ha:</text:span></text:p>
      <text:p text:style-name="P35"/>
      <text:p text:style-name="P35"><text:s text:c="30"/><draw:g text:anchor-type="as-char" svg:y="-0.462cm" draw:z-index="39" draw:style-name="gr1"><svg:title>TexMaths</svg:title><svg:desc>12§display§\sum_{v}^{}(1 + \delta(v)) = n + \sum_{v}^{} \delta(v) = n+n-1= 2n-1 =O(n)
§svg§600§FALSE§</svg:desc><draw:polygon draw:style-name="gr2" draw:text-style-name="P100" svg:width="10.632cm" svg:height="0.849cm" svg:x="0cm" svg:y="0.021cm" svg:viewBox="0 0 10633 850" draw:points="5316,850 0,850 0,0 10633,0 10633,850"><text:p/></draw:polygon><draw:path draw:style-name="gr3" draw:text-style-name="P101" svg:width="0.562cm" svg:height="0.592cm" svg:x="0.002cm" svg:y="0cm" svg:viewBox="0 0 563 593" svg:d="M511 593l52-136h-11c-17 44-61 73-110 85-9 2-51 14-132 14h-255l216-253c3-3 4-5 4-6s0-3-4-7l-197-270h232c56 0 95 6 100 6 22 5 58 11 92 33 11 6 40 25 54 60h11l-52-119h-499c-10 0-10 0-12 2 0 2 0 10 0 15l223 306-218 258c-5 4-5 7-5 7 0 5 4 5 12 5z"><text:p/></draw:path><draw:path draw:style-name="gr3" draw:text-style-name="P101" svg:width="0.144cm" svg:height="0.134cm" svg:x="0.208cm" svg:y="0.757cm" svg:viewBox="0 0 145 135" svg:d="M145 23c0-23-14-23-15-23-8 0-16 7-16 16 0 6 4 7 5 9 5 4 11 11 11 24s-20 77-56 77c-24 0-24-21-24-26 0-13 6-30 17-59 3-5 4-10 4-15 0-15-12-26-28-26-30 0-43 41-43 46 0 4 4 4 5 4 5 0 5-2 6-4 6-26 20-38 31-38 5 0 8 4 8 11s-3 12-6 21c-13 32-16 44-16 55 0 30 24 40 46 40 50 0 71-87 71-112z"><text:p/></draw:path><draw:path draw:style-name="gr3" draw:text-style-name="P101" svg:width="0.097cm" svg:height="0.422cm" svg:x="0.63cm" svg:y="0.084cm" svg:viewBox="0 0 98 423" svg:d="M98 419c0-1 0-2-7-9-53-53-66-132-66-198 0-74 16-147 69-200 4-5 4-6 4-8 0-3-1-4-4-4-4 0-42 29-68 83-21 46-26 92-26 129 0 33 5 85 28 133 26 52 62 78 66 78 3 0 4-1 4-4z"><text:p/></draw:path><draw:path draw:style-name="gr3" draw:text-style-name="P101" svg:width="0.139cm" svg:height="0.281cm" svg:x="0.79cm" svg:y="0.12cm" svg:viewBox="0 0 140 282" svg:d="M88 11c0-10 0-11-10-11-28 26-65 26-78 26v15c8 0 34 0 55-12v220c0 15 0 20-38 20h-15v13c15-1 53-1 69-1 18 0 54 0 69 1v-13h-13c-38 0-39-5-39-20z"><text:p/></draw:path><draw:path draw:style-name="gr3" draw:text-style-name="P101" svg:width="0.28cm" svg:height="0.281cm" svg:x="1.08cm" svg:y="0.155cm" svg:viewBox="0 0 281 282" svg:d="M150 150h118c6 0 13 0 13-8 0-10-7-10-13-10h-118v-118c0-7 0-14-8-14-10 0-10 7-10 14v118h-118c-7 0-14 0-14 10 0 8 7 8 14 8h118v118c0 6 0 14 10 14 8 0 8-8 8-14z"><text:p/></draw:path><draw:path draw:style-name="gr3" draw:text-style-name="P101" svg:width="0.173cm" svg:height="0.305cm" svg:x="1.495cm" svg:y="0.102cm" svg:viewBox="0 0 174 306" svg:d="M94 117c-53 12-94 67-94 119 0 40 26 70 67 70 49 0 84-67 84-125 0-38-15-60-31-78-14-19-41-51-41-71 0-8 10-19 24-19 13 0 22 6 30 12 9 5 18 11 23 11 12 0 18-11 18-18 0-8-7-11-23-13-21-5-27-5-33-5-34 0-48 18-48 43 0 23 10 47 24 74zM98 125c11 20 24 43 24 73 0 28-15 99-55 99-23 0-41-18-41-49 0-28 16-107 72-123z"><text:p/></draw:path><draw:path draw:style-name="gr3" draw:text-style-name="P101" svg:width="0.097cm" svg:height="0.422cm" svg:x="1.723cm" svg:y="0.084cm" svg:viewBox="0 0 98 423" svg:d="M98 419c0-1 0-2-7-9-53-53-66-132-66-198 0-74 16-147 69-200 4-5 4-6 4-8 0-3-1-4-4-4-4 0-42 29-68 83-21 46-26 92-26 129 0 33 5 85 28 133 26 52 62 78 66 78 3 0 4-1 4-4z"><text:p/></draw:path><draw:path draw:style-name="gr3" draw:text-style-name="P101" svg:width="0.185cm" svg:height="0.191cm" svg:x="1.859cm" svg:y="0.214cm" svg:viewBox="0 0 186 192" svg:d="M186 30c0-23-11-30-19-30-11 0-21 11-21 20 0 6 3 9 8 12 8 9 14 21 14 37s-26 114-76 114c-21 0-31-15-31-36 0-24 12-56 24-92 4-6 6-12 6-20 0-19-14-35-36-35-38 0-55 61-55 65 0 5 4 5 5 5 5 0 5 0 7-9 12-42 30-51 43-51 4 0 10 0 10 13 0 11-4 23-6 30-19 49-25 68-25 86 0 46 37 53 57 53 71 0 95-140 95-162z"><text:p/></draw:path><draw:path draw:style-name="gr3" draw:text-style-name="P101" svg:width="0.097cm" svg:height="0.422cm" svg:x="2.091cm" svg:y="0.084cm" svg:viewBox="0 0 98 423" svg:d="M98 212c0-33-4-85-27-133-25-51-63-79-67-79-2 0-4 2-4 4s0 3 7 10c43 41 67 109 67 198 0 72-15 147-68 200-6 5-6 6-6 7 0 3 2 4 4 4 4 0 43-29 68-83 22-46 26-92 26-128z"><text:p/></draw:path><draw:path draw:style-name="gr3" draw:text-style-name="P101" svg:width="0.097cm" svg:height="0.422cm" svg:x="2.254cm" svg:y="0.084cm" svg:viewBox="0 0 98 423" svg:d="M98 212c0-33-4-85-27-133-25-51-63-79-67-79-2 0-4 2-4 4s0 3 7 10c43 41 67 109 67 198 0 72-15 147-68 200-6 5-6 6-6 7 0 3 2 4 4 4 4 0 43-29 68-83 22-46 26-92 26-128z"><text:p/></draw:path><draw:path draw:style-name="gr3" draw:text-style-name="P101" svg:width="0.28cm" svg:height="0.099cm" svg:x="2.535cm" svg:y="0.246cm" svg:viewBox="0 0 281 100" svg:d="M266 17c8 0 15 0 15-9 0-8-7-8-13-8h-254c-7 0-14 0-14 8 0 9 7 9 14 9zM268 100c6 0 13 0 13-9 0-8-7-8-15-8h-252c-7 0-14 0-14 8 0 9 7 9 14 9z"><text:p/></draw:path><draw:path draw:style-name="gr3" draw:text-style-name="P101" svg:width="0.228cm" svg:height="0.191cm" svg:x="2.968cm" svg:y="0.214cm" svg:viewBox="0 0 229 192" svg:d="M25 162c-1 7-3 17-3 18 0 9 4 12 12 12 4 0 12-3 15-12 1 0 6-20 9-31l8-38c4-9 6-18 8-28 2-8 5-21 5-22 6-13 29-51 69-51 19 0 22 15 22 30 0 25-19 80-26 97-4 11-5 16-5 20 0 21 16 35 35 35 40 0 55-61 55-65s-3-4-5-4c-4 0-4 1-6 8-9 29-22 52-43 52-7 0-9-4-9-14s3-21 7-31c7-21 25-68 25-92 0-29-18-46-48-46-38 0-60 26-66 36-2-23-19-36-40-36-19 0-27 17-32 24-6 14-12 40-12 41 0 5 4 5 5 5 5 0 5 0 7-10 7-30 16-50 31-50 9 0 13 4 13 19 0 8-1 13-6 36z"><text:p/></draw:path><draw:path draw:style-name="gr3" draw:text-style-name="P101" svg:width="0.28cm" svg:height="0.281cm" svg:x="3.327cm" svg:y="0.155cm" svg:viewBox="0 0 281 282" svg:d="M150 150h118c6 0 13 0 13-8 0-10-7-10-13-10h-118v-118c0-7 0-14-8-14-10 0-10 7-10 14v118h-118c-7 0-14 0-14 10 0 8 7 8 14 8h118v118c0 6 0 14 10 14 8 0 8-8 8-14z"><text:p/></draw:path><draw:path draw:style-name="gr3" draw:text-style-name="P101" svg:width="0.562cm" svg:height="0.592cm" svg:x="3.748cm" svg:y="0cm" svg:viewBox="0 0 563 593" svg:d="M511 593l52-136h-11c-17 44-61 73-110 85-9 2-51 14-132 14h-255l216-253c3-3 4-5 4-6s0-3-4-7l-197-270h232c56 0 95 6 100 6 22 5 58 11 92 33 11 6 40 25 54 60h11l-52-119h-499c-10 0-10 0-12 2 0 2 0 10 0 15l223 306-218 258c-5 4-5 7-5 7 0 5 4 5 12 5z"><text:p/></draw:path><draw:path draw:style-name="gr3" draw:text-style-name="P101" svg:width="0.144cm" svg:height="0.134cm" svg:x="3.953cm" svg:y="0.757cm" svg:viewBox="0 0 145 135" svg:d="M145 23c0-23-14-23-15-23-8 0-16 7-16 16 0 6 4 7 5 9 5 4 11 11 11 24s-20 77-56 77c-24 0-24-21-24-26 0-13 6-30 17-59 3-5 4-10 4-15 0-15-12-26-28-26-30 0-43 41-43 46 0 4 4 4 5 4 5 0 5-2 6-4 6-26 20-38 31-38 5 0 8 4 8 11s-3 12-6 21c-13 32-16 44-16 55 0 30 24 40 46 40 50 0 71-87 71-112z"><text:p/></draw:path><draw:path draw:style-name="gr3" draw:text-style-name="P101" svg:width="0.173cm" svg:height="0.305cm" svg:x="4.422cm" svg:y="0.102cm" svg:viewBox="0 0 174 306" svg:d="M94 117c-53 12-94 67-94 119 0 40 26 70 67 70 49 0 84-67 84-125 0-38-17-60-31-78-14-19-41-51-41-71 0-8 10-19 24-19 13 0 22 6 30 12 9 5 18 11 23 11 11 0 18-11 18-18 0-8-7-11-23-13-21-5-27-5-33-5-34 0-48 18-48 43 0 23 10 47 24 74zM98 125c11 20 24 43 24 73 0 28-15 99-55 99-24 0-41-18-41-49 0-28 16-107 72-123z"><text:p/></draw:path><draw:path draw:style-name="gr3" draw:text-style-name="P101" svg:width="0.097cm" svg:height="0.422cm" svg:x="4.649cm" svg:y="0.084cm" svg:viewBox="0 0 98 423" svg:d="M98 419c0-1 0-2-7-9-53-53-66-132-66-198 0-74 16-147 69-200 4-5 4-6 4-8 0-3-1-4-4-4-4 0-42 29-68 83-21 46-26 92-26 129 0 33 5 85 28 133 26 52 62 78 66 78 3 0 4-1 4-4z"><text:p/></draw:path><draw:path draw:style-name="gr3" draw:text-style-name="P101" svg:width="0.185cm" svg:height="0.191cm" svg:x="4.784cm" svg:y="0.214cm" svg:viewBox="0 0 186 192" svg:d="M186 30c0-23-11-30-19-30-11 0-21 11-21 20 0 6 3 9 8 12 8 9 14 21 14 37s-26 114-76 114c-21 0-31-15-31-36 0-24 11-56 24-92 4-6 6-12 6-20 0-19-14-35-36-35-38 0-55 61-55 65 0 5 4 5 5 5 5 0 5 0 7-9 12-42 30-51 43-51 3 0 10 0 10 13 0 11-4 23-7 30-18 49-24 68-24 86 0 46 37 53 57 53 71 0 95-140 95-162z"><text:p/></draw:path><draw:path draw:style-name="gr3" draw:text-style-name="P101" svg:width="0.097cm" svg:height="0.422cm" svg:x="5.015cm" svg:y="0.084cm" svg:viewBox="0 0 98 423" svg:d="M98 212c0-33-4-85-27-133-25-51-63-79-67-79-2 0-4 2-4 4s0 3 7 10c43 41 67 109 67 198 0 72-15 147-68 200-6 5-6 6-6 7 0 3 2 4 4 4 4 0 43-29 68-83 22-46 26-92 26-128z"><text:p/></draw:path><draw:path draw:style-name="gr3" draw:text-style-name="P101" svg:width="0.28cm" svg:height="0.099cm" svg:x="5.296cm" svg:y="0.246cm" svg:viewBox="0 0 281 100" svg:d="M266 17c8 0 15 0 15-9 0-8-7-8-13-8h-254c-7 0-14 0-14 8 0 9 7 9 14 9zM268 100c6 0 13 0 13-9 0-8-7-8-15-8h-252c-7 0-14 0-14 8 0 9 7 9 14 9z"><text:p/></draw:path><draw:path draw:style-name="gr3" draw:text-style-name="P101" svg:width="0.228cm" svg:height="0.191cm" svg:x="5.729cm" svg:y="0.214cm" svg:viewBox="0 0 229 192" svg:d="M25 162c-1 7-3 17-3 18 0 9 4 12 12 12 4 0 12-3 15-12 1 0 6-20 9-31l8-38c4-9 6-18 8-28 2-8 5-21 5-22 6-13 29-51 69-51 19 0 22 15 22 30 0 25-19 80-26 97-4 11-5 16-5 20 0 21 16 35 35 35 40 0 55-61 55-65s-3-4-5-4c-4 0-4 1-6 8-9 29-22 52-43 52-7 0-9-4-9-14s3-21 7-31c7-21 25-68 25-92 0-29-18-46-48-46-38 0-60 26-66 36-2-23-19-36-40-36-19 0-27 17-32 24-6 14-12 40-12 41 0 5 4 5 5 5 5 0 5 0 7-10 7-30 16-50 31-50 9 0 13 4 13 19 0 8-1 13-6 36z"><text:p/></draw:path><draw:path draw:style-name="gr3" draw:text-style-name="P101" svg:width="0.28cm" svg:height="0.281cm" svg:x="6.088cm" svg:y="0.155cm" svg:viewBox="0 0 281 282" svg:d="M150 150h118c6 0 13 0 13-8 0-10-7-10-13-10h-118v-118c0-7 0-14-8-14-10 0-10 7-10 14v118h-118c-7 0-14 0-14 10 0 8 7 8 14 8h118v118c0 6 0 14 10 14 8 0 8-8 8-14z"><text:p/></draw:path><draw:path draw:style-name="gr3" draw:text-style-name="P101" svg:width="0.228cm" svg:height="0.191cm" svg:x="6.498cm" svg:y="0.214cm" svg:viewBox="0 0 229 192" svg:d="M25 162c-1 7-3 17-3 18 0 9 4 12 12 12 4 0 12-3 15-12 1 0 6-20 9-31l8-38c4-9 6-18 8-28 2-8 5-21 5-22 6-13 29-51 69-51 19 0 22 15 22 30 0 25-19 80-26 97-4 11-5 16-5 20 0 21 16 35 35 35 40 0 55-61 55-65s-3-4-5-4c-4 0-4 1-6 8-9 29-22 52-43 52-7 0-9-4-9-14s3-21 7-31c7-21 25-68 25-92 0-29-18-46-48-46-38 0-60 26-66 36-2-23-19-36-40-36-19 0-27 17-32 24-6 14-12 40-12 41 0 5 4 5 5 5 5 0 5 0 7-10 7-30 16-50 31-50 9 0 13 4 13 19 0 8-1 13-6 36z"><text:p/></draw:path><draw:path draw:style-name="gr3" draw:text-style-name="P101" svg:width="0.257cm" svg:height="0.017cm" svg:x="6.868cm" svg:y="0.289cm" svg:viewBox="0 0 258 18" svg:d="M244 18c7 0 14 0 14-10 0-8-7-8-14-8h-230c-7 0-14 0-14 8 0 10 7 10 14 10z"><text:p/></draw:path><draw:path draw:style-name="gr3" draw:text-style-name="P101" svg:width="0.139cm" svg:height="0.281cm" svg:x="7.293cm" svg:y="0.12cm" svg:viewBox="0 0 140 282" svg:d="M88 11c0-10 0-11-10-11-28 26-65 26-78 26v15c8 0 34 0 55-12v220c0 15 0 20-38 20h-15v13c15-1 53-1 69-1 18 0 54 0 69 1v-13h-13c-38 0-39-5-39-20z"><text:p/></draw:path><draw:path draw:style-name="gr3" draw:text-style-name="P101" svg:width="0.28cm" svg:height="0.099cm" svg:x="7.606cm" svg:y="0.246cm" svg:viewBox="0 0 281 100" svg:d="M266 17c8 0 15 0 15-9 0-8-7-8-13-8h-254c-7 0-14 0-14 8 0 9 7 9 14 9zM268 100c6 0 13 0 13-9 0-8-7-8-15-8h-252c-7 0-14 0-14 8 0 9 7 9 14 9z"><text:p/></draw:path><draw:path draw:style-name="gr3" draw:text-style-name="P101" svg:width="0.168cm" svg:height="0.281cm" svg:x="8.049cm" svg:y="0.12cm" svg:viewBox="0 0 169 282" svg:d="M32 250l46-44c66-59 91-81 91-123 0-49-37-83-90-83-48 0-79 40-79 77 0 23 22 23 22 23 8 0 22-5 22-22 0-11-8-23-22-23-4 0-4 0-5 1 9-27 32-43 57-43 39 0 57 34 57 70 0 34-22 67-45 92l-81 92c-5 5-5 6-5 15h157l12-73h-11c-2 12-4 31-8 37-4 4-32 4-41 4z"><text:p/></draw:path><draw:path draw:style-name="gr3" draw:text-style-name="P101" svg:width="0.228cm" svg:height="0.191cm" svg:x="8.252cm" svg:y="0.214cm" svg:viewBox="0 0 229 192" svg:d="M25 162c-1 7-3 17-3 18 0 9 4 12 12 12 4 0 12-3 15-12 1 0 6-20 9-31l8-38c4-9 6-18 8-28 2-8 5-21 5-22 6-13 29-51 69-51 19 0 22 15 22 30 0 25-19 80-26 97-4 11-5 16-5 20 0 21 16 35 35 35 40 0 55-61 55-65s-3-4-5-4c-4 0-4 1-6 8-9 29-22 52-43 52-7 0-9-4-9-14s3-21 7-31c7-21 25-68 25-92 0-29-18-46-48-46-38 0-60 26-66 36-2-23-19-36-40-36-19 0-27 17-32 24-6 14-12 40-12 41 0 5 4 5 5 5 5 0 5 0 7-10 7-30 16-50 31-50 9 0 13 4 13 19 0 8-1 13-6 36z"><text:p/></draw:path><draw:path draw:style-name="gr3" draw:text-style-name="P101" svg:width="0.257cm" svg:height="0.017cm" svg:x="8.621cm" svg:y="0.289cm" svg:viewBox="0 0 258 18" svg:d="M244 18c7 0 14 0 14-10 0-8-7-8-14-8h-230c-7 0-14 0-14 8 0 10 7 10 14 10z"><text:p/></draw:path><draw:path draw:style-name="gr3" draw:text-style-name="P101" svg:width="0.139cm" svg:height="0.281cm" svg:x="9.045cm" svg:y="0.12cm" svg:viewBox="0 0 140 282" svg:d="M88 11c0-10 0-11-11-11-27 26-64 26-77 26v15c8 0 34 0 55-12v220c0 15 0 20-38 20h-15v13c15-1 53-1 69-1 18 0 54 0 69 1v-13h-13c-38 0-39-5-39-20z"><text:p/></draw:path><draw:path draw:style-name="gr3" draw:text-style-name="P101" svg:width="0.28cm" svg:height="0.099cm" svg:x="9.359cm" svg:y="0.246cm" svg:viewBox="0 0 281 100" svg:d="M266 17c8 0 15 0 15-9 0-8-7-8-13-8h-254c-7 0-14 0-14 8 0 9 7 9 14 9zM268 100c6 0 13 0 13-9 0-8-7-8-15-8h-252c-7 0-14 0-14 8 0 9 7 9 14 9z"><text:p/></draw:path><draw:path draw:style-name="gr3" draw:text-style-name="P101" svg:width="0.292cm" svg:height="0.307cm" svg:x="9.801cm" svg:y="0.103cm" svg:viewBox="0 0 293 308" svg:d="M293 114c0-68-46-114-108-114-91 0-185 96-185 195 0 71 47 113 108 113 90 0 185-93 185-194zM110 297c-40 0-70-34-70-90 0-18 6-81 38-130 30-45 71-66 104-66 35 0 72 24 72 86 0 30-12 98-52 149-21 27-56 51-92 51z"><text:p/></draw:path><draw:path draw:style-name="gr3" draw:text-style-name="P101" svg:width="0.097cm" svg:height="0.422cm" svg:x="10.156cm" svg:y="0.084cm" svg:viewBox="0 0 98 423" svg:d="M98 419c0-1 0-2-7-9-53-53-66-132-66-198 0-74 16-147 69-200 4-5 4-6 4-8 0-3-1-4-4-4-4 0-42 29-68 83-21 46-26 92-26 129 0 33 5 85 28 133 26 52 62 78 66 78 3 0 4-1 4-4z"><text:p/></draw:path><draw:path draw:style-name="gr3" draw:text-style-name="P101" svg:width="0.228cm" svg:height="0.191cm" svg:x="10.291cm" svg:y="0.214cm" svg:viewBox="0 0 229 192" svg:d="M25 162c-1 7-3 17-3 18 0 9 4 12 12 12 4 0 12-3 15-12 1 0 6-20 9-31l8-38c4-9 6-18 8-28 2-8 5-21 5-22 6-13 29-51 69-51 19 0 22 15 22 30 0 25-19 80-26 97-4 11-5 16-5 20 0 21 16 35 35 35 40 0 55-61 55-65s-3-4-5-4c-4 0-4 1-6 8-9 29-22 52-43 52-7 0-9-4-9-14s3-21 7-31c7-21 25-68 25-92 0-29-18-46-48-46-38 0-60 26-66 36-2-23-19-36-40-36-19 0-27 17-32 24-6 14-12 40-12 41 0 5 4 5 5 5 5 0 5 0 7-10 7-30 16-50 31-50 9 0 13 4 13 19 0 8-1 13-6 36z"><text:p/></draw:path><draw:path draw:style-name="gr3" draw:text-style-name="P101" svg:width="0.097cm" svg:height="0.422cm" svg:x="10.556cm" svg:y="0.084cm" svg:viewBox="0 0 98 423" svg:d="M98 212c0-33-4-85-27-133-25-51-63-79-67-79-2 0-4 2-4 4s0 3 7 10c43 41 67 109 67 198 0 72-15 147-68 200-6 5-6 6-6 7 0 3 2 4 4 4 4 0 43-29 68-83 22-46 26-92 26-128z"><text:p/></draw:path></draw:g></text:p>
      <text:p text:style-name="P41"/>
      <text:p text:style-name="P41"/>
      <text:p text:style-name="P42">In base a tutte le nozioni illustrate in precedenza possiamo passare a ad enunciare il <text:s/>teorema di seguito</text:p>
      <text:p text:style-name="P34"/>
      <text:p text:style-name="P4">Teorema </text:p>
      <text:p text:style-name="P18"><text:soft-page-break/></text:p>
      <text:p text:style-name="P42">Per ogni albero T di k nodi esiste un nodo r di T , tale che l’albero <draw:g text:anchor-type="as-char" svg:y="-0.289cm" draw:z-index="64" draw:style-name="gr1"><svg:title>TexMaths</svg:title><svg:desc>12§display§T_r§svg§600§FALSE§</svg:desc><draw:polygon draw:style-name="gr2" draw:text-style-name="P100" svg:width="0.356cm" svg:height="0.31cm" svg:x="0.011cm" svg:y="0.021cm" svg:viewBox="0 0 357 311" draw:points="179,311 0,311 0,0 357,0 357,311"><text:p/></draw:polygon><draw:path draw:style-name="gr3" draw:text-style-name="P101" svg:width="0.288cm" svg:height="0.285cm" svg:x="0cm" svg:y="0cm" svg:viewBox="0 0 289 286" svg:d="M171 30c3-12 5-14 9-16 5-1 18-1 28-1 42 0 61 1 61 35 0 6-2 23-3 34 0 2-2 7-2 7 0 4 2 6 5 6 5 0 6-2 6-10l12-73c0-1 2-6 2-7 0-5-5-5-12-5h-236c-10 0-10 0-13 8l-26 75c0 1-2 6-2 7 0 3 2 5 5 5 5 0 5-2 7-8 24-65 34-74 96-74h17c12 0 12 1 12 5s-1 8-1 8l-57 228c-4 16-4 20-50 20-16 0-18 0-18 8 0 4 5 4 7 4 11 0 23 0 35 0s24-1 36-1c11 0 24 1 35 1 12 0 25 0 37 0 4 0 10 0 10-7 0-5-5-5-15-5-11 0-17 0-27-1-12-1-16-3-16-9 0 0 0-3 1-9z"><text:p/></draw:path><draw:path draw:style-name="gr3" draw:text-style-name="P101" svg:width="0.137cm" svg:height="0.134cm" svg:x="0.25cm" svg:y="0.22cm" svg:viewBox="0 0 138 135" svg:d="M55 71c2-1 9-29 9-30 1-2 9-17 19-24 2-3 11-9 24-9 2 0 11 0 16 4-10 4-14 11-14 17 0 7 6 12 14 12 6 0 15-6 15-19 0-15-15-22-31-22s-29 7-42 22c-5-20-24-22-30-22-12 0-19 7-24 16-7 10-11 29-11 30 0 3 4 3 5 3 5 0 5-1 7-8 5-19 10-33 22-33 7 0 9 6 9 15 0 6-2 17-5 25-2 7-4 21-7 27l-9 37c0 5-3 12-3 13 0 6 6 10 11 10 4 0 10-4 12-9 1-2 4-15 6-24z"><text:p/></draw:path></draw:g>, ottenuto radicando T in r ammette una decomposizione bilanciata.</text:p>
      <text:p text:style-name="P18"/>
      <text:p text:style-name="P4">dimostrazione </text:p>
      <text:p text:style-name="P27"/>
      <text:p text:style-name="P19"><text:span text:style-name="T26">Sia</text:span> un albero T con più di due nodi<text:span text:style-name="T26">(per </text:span><text:span text:style-name="T26"><draw:g text:anchor-type="as-char" svg:y="-0.279cm" draw:z-index="65" draw:style-name="gr1"><svg:title>TexMaths</svg:title><svg:desc>12§display§n\le2§svg§600§FALSE§</svg:desc><draw:polygon draw:style-name="gr2" draw:text-style-name="P100" svg:width="0.961cm" svg:height="0.297cm" svg:x="0.008cm" svg:y="0.022cm" svg:viewBox="0 0 962 298" draw:points="482,298 0,298 0,0 962,0 962,298"><text:p/></draw:polygon><draw:path draw:style-name="gr3" draw:text-style-name="P101" svg:width="0.228cm" svg:height="0.191cm" svg:x="0cm" svg:y="0.092cm" svg:viewBox="0 0 229 192" svg:d="M25 162c-1 7-3 17-3 18 0 8 4 12 12 12 4 0 12-4 15-12 1-1 6-20 9-31l8-39c4-8 6-18 8-27 1-9 5-21 5-22 6-13 29-51 68-51 20 0 23 15 23 30 0 25-19 80-26 97-4 11-5 15-5 20 0 21 16 35 35 35 39 0 55-61 55-65 0-5-4-5-5-5-5 0-5 2-6 9-9 29-23 51-43 51-7 0-10-3-10-13 0-11 4-21 8-31 7-22 25-68 25-92 0-29-18-46-48-46-39 0-60 26-66 36-3-23-19-36-40-36-19 0-27 17-32 24-6 14-12 40-12 41 0 5 4 5 5 5 5 0 5 0 7-10 7-30 16-50 31-50 9 0 13 4 13 19 0 8-1 13-6 36z"><text:p/></draw:path><draw:path draw:style-name="gr3" draw:text-style-name="P101" svg:width="0.257cm" svg:height="0.327cm" svg:x="0.392cm" svg:y="0.011cm" svg:viewBox="0 0 258 328" svg:d="M250 18c5-2 8-5 8-10 0-4-3-8-8-8-3 0-7 2-8 2l-234 111c-7 3-8 6-8 9 0 5 2 8 8 10l234 109c5 4 6 4 8 4 4 0 8-4 8-9 0-4-2-6-9-9l-220-105zM243 328c7 0 15 0 15-10 0-8-9-8-15-8h-227c-8 0-16 0-16 8 0 10 7 10 14 10z"><text:p/></draw:path><draw:path draw:style-name="gr3" draw:text-style-name="P101" svg:width="0.168cm" svg:height="0.281cm" svg:x="0.822cm" svg:y="0cm" svg:viewBox="0 0 169 282" svg:d="M32 250l46-45c66-59 91-80 91-122 0-49-37-83-90-83-48 0-79 40-79 77 0 23 22 23 22 23 8 0 22-5 22-22 0-11-8-23-22-23-4 0-4 0-5 1 9-27 32-43 57-43 39 0 57 34 57 70 0 33-22 67-45 92l-81 90c-5 5-5 6-5 17h157l12-74h-11c-2 13-5 32-8 38-4 4-33 4-41 4z"><text:p/></draw:path></draw:g></text:span><text:span text:style-name="T26"><text:s/>caso banale)</text:span>. </text:p>
      <text:p text:style-name="P94"/>
      <text:p text:style-name="P65"><text:span text:style-name="T26">La prima operazione</text:span> da compiere è l’individuazione del nodo r di T, su cui si andrà poi a radicare l’albero.</text:p>
      <text:p text:style-name="P63">Banalmente, per come è stato definito , il nodo che si cerca, non è altro che <text:s/><text:span text:style-name="T46">un </text:span>centroide dell’albero T, quindi si applica l’algoritmo precedentemente descritto per la sua ricerca.</text:p>
      <text:p text:style-name="P50"><text:span text:style-name="T46">Una volta trovato</text:span>, questo <text:span text:style-name="T3">sarà</text:span> <text:span text:style-name="T3">il nuovo nodo su cui sarà radicato l’albero T, che da questo punto sarà indicato con </text:span><text:span text:style-name="T3"><draw:g text:anchor-type="as-char" svg:y="-0.289cm" draw:z-index="23" draw:style-name="gr1"><svg:title>TexMaths</svg:title><svg:desc>12§display§T_r.§svg§600§FALSE§</svg:desc><draw:polygon draw:style-name="gr2" draw:text-style-name="P100" svg:width="0.473cm" svg:height="0.31cm" svg:x="0.011cm" svg:y="0.021cm" svg:viewBox="0 0 474 311" draw:points="237,311 0,311 0,0 474,0 474,311"><text:p/></draw:polygon><draw:path draw:style-name="gr3" draw:text-style-name="P101" svg:width="0.287cm" svg:height="0.285cm" svg:x="0cm" svg:y="0cm" svg:viewBox="0 0 288 286" svg:d="M171 30c3-12 4-14 9-16 5-1 18-1 28-1 42 0 61 1 61 35 0 6-1 23-4 34 0 2-1 7-1 7 0 4 1 6 5 6 5 0 6-2 7-10l11-73c0-1 1-6 1-7 0-5-5-5-11-5h-236c-10 0-10 0-13 8l-26 75c0 1-2 6-2 7 0 3 2 5 5 5 5 0 5-2 7-8 24-65 34-74 96-74h17c12 0 12 1 12 5s-1 8-1 8l-57 228c-5 16-5 20-50 20-16 0-18 0-18 8 0 4 5 4 7 4 11 0 23 0 35 0s24-1 36-1c11 0 24 1 35 1 12 0 25 0 37 0 4 0 10 0 10-7 0-5-5-5-15-5-11 0-17 0-28-1-12-1-15-3-15-9 0 0 0-3 1-9z"><text:p/></draw:path><draw:path draw:style-name="gr3" draw:text-style-name="P101" svg:width="0.137cm" svg:height="0.134cm" svg:x="0.25cm" svg:y="0.22cm" svg:viewBox="0 0 138 135" svg:d="M55 71c1-1 9-29 9-30 1-2 9-17 19-24 2-3 11-9 24-9 2 0 11 0 15 4-9 4-13 11-13 17 0 7 6 12 13 12 6 0 16-6 16-19 0-15-16-22-31-22-16 0-29 7-42 22-5-20-24-22-30-22-12 0-19 7-24 16-7 10-11 29-11 30 0 3 4 3 5 3 5 0 5-1 7-8 5-19 10-33 22-33 7 0 9 6 9 15 0 6-2 17-5 25-2 7-4 21-7 27l-9 37c0 5-3 12-3 13 0 6 6 10 11 10 4 0 10-4 12-9 1-2 4-15 6-24z"><text:p/></draw:path><draw:path draw:style-name="gr3" draw:text-style-name="P101" svg:width="0.045cm" svg:height="0.045cm" svg:x="0.46cm" svg:y="0.243cm" svg:viewBox="0 0 46 46" svg:d="M46 23c0-12-10-23-23-23-12 0-23 11-23 23 0 13 11 23 23 23 13 0 23-10 23-23z"><text:p/></draw:path></draw:g></text:span><text:span text:style-name="T3"><text:s/></text:span></text:p>
      <text:p text:style-name="P48"/>
      <text:p text:style-name="P49">Ino<text:span text:style-name="T3">l</text:span>tre supponiamo , senza perdere di generalità, che i sottoalberi <text:span text:style-name="T46">radicati nei figli </text:span>di r siano ordinati in maniera non crescente rispetto <text:span text:style-name="T26">al</text:span>la loro dimensione.</text:p>
      <text:p text:style-name="P49"/>
      <text:p text:style-name="P54"><text:span text:style-name="T26">É</text:span> possibile ottenere una scomposizione, <text:span text:style-name="T11">(A,B),</text:span> dei <text:span text:style-name="T26">k </text:span>nodi di <draw:g text:anchor-type="as-char" svg:y="-0.289cm" draw:z-index="24" draw:style-name="gr1"><svg:title>TexMaths</svg:title><svg:desc>12§display§T_r§svg§600§FALSE§</svg:desc><draw:polygon draw:style-name="gr2" draw:text-style-name="P100" svg:width="0.356cm" svg:height="0.31cm" svg:x="0.011cm" svg:y="0.021cm" svg:viewBox="0 0 357 311" draw:points="179,311 0,311 0,0 357,0 357,311"><text:p/></draw:polygon><draw:path draw:style-name="gr3" draw:text-style-name="P101" svg:width="0.288cm" svg:height="0.285cm" svg:x="0cm" svg:y="0cm" svg:viewBox="0 0 289 286" svg:d="M171 30c3-12 5-14 9-16 5-1 18-1 28-1 42 0 61 1 61 35 0 6-2 23-3 34 0 2-2 7-2 7 0 4 2 6 5 6 5 0 6-2 6-10l12-73c0-1 2-6 2-7 0-5-5-5-12-5h-236c-10 0-10 0-13 8l-26 75c0 1-2 6-2 7 0 3 2 5 5 5 5 0 5-2 7-8 24-65 34-74 96-74h17c12 0 12 1 12 5s-1 8-1 8l-57 228c-4 16-4 20-50 20-16 0-18 0-18 8 0 4 5 4 7 4 11 0 23 0 35 0s24-1 36-1c11 0 24 1 35 1 12 0 25 0 37 0 4 0 10 0 10-7 0-5-5-5-15-5-11 0-17 0-27-1-12-1-16-3-16-9 0 0 0-3 1-9z"><text:p/></draw:path><draw:path draw:style-name="gr3" draw:text-style-name="P101" svg:width="0.137cm" svg:height="0.134cm" svg:x="0.25cm" svg:y="0.22cm" svg:viewBox="0 0 138 135" svg:d="M55 71c2-1 9-29 9-30 1-2 9-17 19-24 2-3 11-9 24-9 2 0 11 0 16 4-10 4-14 11-14 17 0 7 6 12 14 12 6 0 15-6 15-19 0-15-15-22-31-22s-29 7-42 22c-5-20-24-22-30-22-12 0-19 7-24 16-7 10-11 29-11 30 0 3 4 3 5 3 5 0 5-1 7-8 5-19 10-33 22-33 7 0 9 6 9 15 0 6-2 17-5 25-2 7-4 21-7 27l-9 37c0 5-3 12-3 13 0 6 6 10 11 10 4 0 10-4 12-9 1-2 4-15 6-24z"><text:p/></draw:path></draw:g>, <text:s/>tale che un insieme, <text:span text:style-name="T11">ad esempio</text:span> A, contenga al massimo <text:span text:style-name="T46">i</text:span> <draw:g text:anchor-type="as-char" svg:y="-0.61cm" draw:z-index="69" draw:style-name="gr1"><svg:title>TexMaths</svg:title><svg:desc>12§display§\left\lceil \frac{2}{3} \right\rceil§svg§600§FALSE§</svg:desc><draw:polygon draw:style-name="gr2" draw:text-style-name="P100" svg:width="0.657cm" svg:height="0.97cm" svg:x="-0.001cm" svg:y="0.021cm" svg:viewBox="0 0 658 971" draw:points="329,971 0,971 0,0 658,0 658,971"><text:p/></draw:polygon><draw:polygon draw:style-name="gr3" draw:text-style-name="P101" svg:width="0.135cm" svg:height="1.013cm" svg:x="0.083cm" svg:y="0cm" svg:viewBox="0 0 136 1014" draw:points="0,1014 23,1014 23,23 136,23 136,0 0,0"><text:p/></draw:polygon><draw:path draw:style-name="gr3" draw:text-style-name="P101" svg:width="0.168cm" svg:height="0.281cm" svg:x="0.295cm" svg:y="0.045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olygon draw:style-name="gr3" draw:text-style-name="P101" svg:width="0.211cm" svg:height="0.017cm" svg:x="0.275cm" svg:y="0.497cm" svg:viewBox="0 0 212 18" draw:points="106,18 0,18 0,0 212,0 212,18"><text:p/></draw:polygon><draw:path draw:style-name="gr3" draw:text-style-name="P101" svg:width="0.175cm" svg:height="0.29cm" svg:x="0.292cm" svg:y="0.621cm" svg:viewBox="0 0 176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1-39 91-82 0-34-27-67-70-77z"><text:p/></draw:path><draw:polygon draw:style-name="gr3" draw:text-style-name="P101" svg:width="0.135cm" svg:height="1.013cm" svg:x="0.542cm" svg:y="0cm" svg:viewBox="0 0 136 1014" draw:points="112,1014 136,1014 136,0 0,0 0,23 112,23"><text:p/></draw:polygon></draw:g><text:s/><text:span text:style-name="T46">dei nodi dell’albero e B il restante di essi.</text:span></text:p>
      <text:p text:style-name="P52"/>
      <text:p text:style-name="P64"><text:span text:style-name="T26">Ovviamente</text:span> questo algoritmo <text:span text:style-name="T4">terminerà, poiché il numero di nodi è finito.</text:span></text:p>
      <text:p text:style-name="P64"><text:span text:style-name="T26">I</text:span>noltre l’insieme con il maggior numero di elementi non conterrà più dei <draw:g text:anchor-type="as-char" svg:y="-0.61cm" draw:z-index="1" draw:style-name="gr1"><svg:title>TexMaths</svg:title><svg:desc>12§display§\left\lceil \frac{2}{3}\right\rceil§svg§600§FALSE§</svg:desc><draw:polygon draw:style-name="gr2" draw:text-style-name="P100" svg:width="0.657cm" svg:height="0.97cm" svg:x="0.001cm" svg:y="0.021cm" svg:viewBox="0 0 658 971" draw:points="329,971 0,971 0,0 658,0 658,971"><text:p/></draw:polygon><draw:polygon draw:style-name="gr3" draw:text-style-name="P101" svg:width="0.135cm" svg:height="1.013cm" svg:x="0.085cm" svg:y="0cm" svg:viewBox="0 0 136 1014" draw:points="0,1014 23,1014 23,23 136,23 136,0 0,0"><text:p/></draw:polygon><draw:path draw:style-name="gr3" draw:text-style-name="P101" svg:width="0.168cm" svg:height="0.281cm" svg:x="0.297cm" svg:y="0.045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olygon draw:style-name="gr3" draw:text-style-name="P101" svg:width="0.211cm" svg:height="0.017cm" svg:x="0.277cm" svg:y="0.497cm" svg:viewBox="0 0 212 18" draw:points="106,18 0,18 0,0 212,0 212,18"><text:p/></draw:polygon><draw:path draw:style-name="gr3" draw:text-style-name="P101" svg:width="0.175cm" svg:height="0.29cm" svg:x="0.294cm" svg:y="0.621cm" svg:viewBox="0 0 176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1-39 91-82 0-34-27-67-70-77z"><text:p/></draw:path><draw:polygon draw:style-name="gr3" draw:text-style-name="P101" svg:width="0.135cm" svg:height="1.013cm" svg:x="0.544cm" svg:y="0cm" svg:viewBox="0 0 136 1014" draw:points="112,1014 136,1014 136,0 0,0 0,23 112,23"><text:p/></draw:polygon></draw:g><text:s/>del totale.</text:p>
      <text:p text:style-name="P55"/>
      <text:p text:style-name="P55">Per <text:span text:style-name="T27">di</text:span>mostrar<text:span text:style-name="T27">lo si</text:span> <text:span text:style-name="T27">osserverlà</text:span> che A deve contenere almeno <draw:g text:anchor-type="as-char" svg:y="-0.57cm" draw:z-index="2" draw:style-name="gr1"><svg:title>TexMaths</svg:title><svg:desc>12§display§\frac{1}{3}§svg§600§FALSE§</svg:desc><draw:polygon draw:style-name="gr2" draw:text-style-name="P100" svg:width="0.169cm" svg:height="0.822cm" svg:x="0.022cm" svg:y="0.022cm" svg:viewBox="0 0 170 823" draw:points="84,823 0,823 0,0 170,0 170,823"><text:p/></draw:polygon><draw:path draw:style-name="gr3" draw:text-style-name="P101" svg:width="0.139cm" svg:height="0.281cm" svg:x="0.037cm" svg:y="0cm" svg:viewBox="0 0 140 282" svg:d="M88 11c0-10 0-11-10-11-28 26-65 26-78 26v15c8 0 34 0 55-12v219c0 16 0 20-38 20h-15v14c15-2 53-2 69-2 18 0 54 0 69 2v-14h-13c-38 0-39-4-39-20z"><text:p/></draw:path><draw:polygon draw:style-name="gr3" draw:text-style-name="P101" svg:width="0.211cm" svg:height="0.017cm" svg:x="0cm" svg:y="0.452cm" svg:viewBox="0 0 212 18" draw:points="106,18 0,18 0,0 212,0 212,18"><text:p/></draw:polygon><draw:path draw:style-name="gr3" draw:text-style-name="P101" svg:width="0.175cm" svg:height="0.29cm" svg:x="0.017cm" svg:y="0.572cm" svg:viewBox="0 0 176 291" svg:d="M106 132c34-10 58-40 58-73 0-35-36-59-78-59-43 0-74 25-74 58 0 13 10 21 20 21 14 0 23-10 23-21 0-22-20-22-26-22 12-19 41-25 55-25 18 0 42 9 42 47 0 5-1 29-12 49-13 20-28 20-38 21-3 0-14 1-16 1-5 0-7 2-7 5 0 5 2 5 11 5h18c34 0 51 29 51 69 0 59-30 71-49 71-18 0-49-7-65-32 16 2 28-7 28-23s-11-25-23-25c-11 0-24 7-24 25 0 38 40 67 85 67 53 0 91-38 91-83 0-33-27-67-70-76z"><text:p/></draw:path></draw:g><text:s/>dei nodi totali .</text:p>
      <text:p text:style-name="P52"><text:span text:style-name="T27">Si suppone di aver inserito nell’insieme A una certa quantità di elementi, sia un numero pari a </text:span><text:span text:style-name="T27"><draw:g text:anchor-type="as-char" svg:y="-0.57cm" draw:z-index="3" draw:style-name="gr1"><svg:title>TexMaths</svg:title><svg:desc>12§display§\frac{2}{3}§svg§600§FALSE§</svg:desc><draw:polygon draw:style-name="gr2" draw:text-style-name="P100" svg:width="0.169cm" svg:height="0.822cm" svg:x="0.022cm" svg:y="0.022cm" svg:viewBox="0 0 170 823" draw:points="84,823 0,823 0,0 170,0 170,823"><text:p/></draw:polygon><draw:path draw:style-name="gr3" draw:text-style-name="P101" svg:width="0.168cm" svg:height="0.281cm" svg:x="0.022cm" svg:y="0cm" svg:viewBox="0 0 169 282" svg:d="M32 249l46-44c66-59 91-80 91-122 0-49-37-83-90-83-48 0-79 40-79 77 0 22 22 22 22 22 8 0 22-4 22-21 0-11-8-23-22-23-4 0-4 0-5 1 9-27 32-43 57-43 39 0 57 34 57 70 0 33-22 67-45 92l-81 91c-5 5-5 6-5 16h157l12-74h-11c-1 12-4 32-8 38-4 3-31 3-41 3z"><text:p/></draw:path><draw:polygon draw:style-name="gr3" draw:text-style-name="P101" svg:width="0.211cm" svg:height="0.017cm" svg:x="0cm" svg:y="0.452cm" svg:viewBox="0 0 212 18" draw:points="106,18 0,18 0,0 212,0 212,18"><text:p/></draw:polygon><draw:path draw:style-name="gr3" draw:text-style-name="P101" svg:width="0.175cm" svg:height="0.29cm" svg:x="0.017cm" svg:y="0.572cm" svg:viewBox="0 0 176 291" svg:d="M106 132c34-10 58-40 58-73 0-35-36-59-78-59-43 0-74 25-74 58 0 13 10 21 20 21 14 0 23-10 23-21 0-22-20-22-26-22 12-19 41-25 55-25 18 0 42 9 42 47 0 5-1 29-12 49-13 20-28 20-38 21-3 0-14 1-16 1-5 0-7 2-7 5 0 5 2 5 11 5h18c34 0 51 29 51 69 0 59-30 71-49 71-18 0-49-7-65-32 16 2 28-7 28-23s-11-25-23-25c-11 0-24 7-24 25 0 38 40 67 85 67 53 0 91-38 91-83 0-33-27-67-70-76z"><text:p/></draw:path></draw:g></text:span><text:span text:style-name="T27"><text:s/>k.</text:span></text:p>
      <text:p text:style-name="P55">Sia <text:span text:style-name="T5">x il primo elemento non in A e sia i la sua posizione (figura 1.3)</text:span></text:p>
      <text:p text:style-name="P55"><text:s/></text:p>
      <text:p text:style-name="P55"><draw:g text:anchor-type="paragraph" draw:z-index="4" draw:name="Forma6" draw:style-name="gr4"><draw:line draw:style-name="gr5" draw:text-style-name="P102" svg:x1="6.106cm" svg:y1="0.163cm" svg:x2="6.106cm" svg:y2="0.863cm"><text:p/></draw:line><draw:line draw:style-name="gr5" draw:text-style-name="P102" svg:x1="6.106cm" svg:y1="0.864cm" svg:x2="7.806cm" svg:y2="0.864cm"><text:p/></draw:line><draw:line draw:style-name="gr5" draw:text-style-name="P102" svg:x1="7.807cm" svg:y1="0.163cm" svg:x2="7.807cm" svg:y2="0.863cm"><text:p/></draw:line><draw:custom-shape draw:style-name="gr6" draw:text-style-name="P103" svg:width="0.301cm" svg:height="0.301cm" svg:x="6.206cm" svg:y="0.3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05" svg:width="0.301cm" svg:height="0.301cm" svg:x="7.906cm" svg:y="0.363cm"><text:p text:style-name="P104"><text:span text:style-name="T48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7.407cm" svg:y="0.3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6.807cm" svg:y="0.3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9.906cm" svg:y="0.3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8.806cm" svg:y="0.3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8.407cm" svg:y="0.3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" draw:text-style-name="P102" svg:x1="9.206cm" svg:y1="0.663cm" svg:x2="9.806cm" svg:y2="0.663cm"><text:p/></draw:line></draw:g></text:p>
      <text:p text:style-name="P53"><text:tab/><text:tab/><text:tab/><text:tab/><text:tab/></text:p>
      <text:p text:style-name="P53"><text:s text:c="65"/><text:span text:style-name="T6">A <text:s text:c="7"/>i</text:span></text:p>
      <text:p text:style-name="P48"/>
      <text:p text:style-name="P48"><text:s text:c="63"/><text:span text:style-name="T27">figura 1.3</text:span></text:p>
      <text:p text:style-name="P48"/>
      <text:p text:style-name="P48"/>
      <text:p text:style-name="P56"><text:span text:style-name="T11">Si possono verificare</text:span> <text:s/>due casi:</text:p>
      <text:p text:style-name="P56"/>
      <text:p text:style-name="P56"/>
      <text:list xml:id="list2767120990" text:style-name="L3">
        <text:list-item>
          <text:p text:style-name="P99"><text:span text:style-name="T13">(i=2) <text:s/>L</text:span><text:span text:style-name="T12">’insieme A è formato da un unico elemento </text:span><text:span text:style-name="T14">y</text:span><text:span text:style-name="T12"> :</text:span></text:p>
        </text:list-item>
      </text:list>
      <text:p text:style-name="P58"/>
      <text:p text:style-name="P58"/>
      <text:p text:style-name="P56"><draw:g text:anchor-type="paragraph" draw:z-index="5" draw:name="Forma5" draw:style-name="gr4"><draw:line draw:style-name="gr5" draw:text-style-name="P102" svg:x1="6.114cm" svg:y1="0.304cm" svg:x2="6.114cm" svg:y2="1.004cm"><text:p/></draw:line><draw:custom-shape draw:style-name="gr7" draw:text-style-name="P105" svg:width="0.301cm" svg:height="0.301cm" svg:x="6.214cm" svg:y="0.504cm"><text:p text:style-name="P104"><text:span text:style-name="T48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5.715cm" svg:y="0.5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8.214cm" svg:y="0.5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7.114cm" svg:y="0.5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2cm" svg:height="0.301cm" svg:x="6.713cm" svg:y="0.5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" draw:text-style-name="P102" svg:x1="7.514cm" svg:y1="0.804cm" svg:x2="8.114cm" svg:y2="0.804cm"><text:p/></draw:line><draw:line draw:style-name="gr5" draw:text-style-name="P102" svg:x1="6.114cm" svg:y1="0.304cm" svg:x2="6.114cm" svg:y2="1.004cm"><text:p/></draw:line><draw:custom-shape draw:style-name="gr7" draw:text-style-name="P105" svg:width="0.301cm" svg:height="0.301cm" svg:x="6.216cm" svg:y="0.504cm"><text:p text:style-name="P104"><text:span text:style-name="T48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03" svg:width="0.301cm" svg:height="0.301cm" svg:x="5.715cm" svg:y="0.504cm"><text:p text:style-name="P104"><text:span text:style-name="T48">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2cm" svg:height="0.301cm" svg:x="8.214cm" svg:y="0.5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7.116cm" svg:y="0.5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6.715cm" svg:y="0.5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" draw:text-style-name="P102" svg:x1="7.515cm" svg:y1="0.804cm" svg:x2="8.115cm" svg:y2="0.804cm"><text:p/></draw:line></draw:g></text:p>
      <text:p text:style-name="P56"/>
      <text:p text:style-name="P56"/>
      <text:p text:style-name="P59">Per come <text:span text:style-name="T11">è costruzione di</text:span> A, si avrà certamente che </text:p>
      <text:p text:style-name="P59"><text:s text:c="43"/></text:p>
      <text:p text:style-name="P60"><text:s text:c="61"/><draw:g text:anchor-type="as-char" svg:y="-0.57cm" draw:z-index="14" draw:style-name="gr1"><svg:title>TexMaths</svg:title><svg:desc>12§display§ y + x &gt; \frac{2}{3}k§svg§600§FALSE§</svg:desc><draw:polygon draw:style-name="gr2" draw:text-style-name="P100" svg:width="2.026cm" svg:height="0.822cm" svg:x="0.008cm" svg:y="0.022cm" svg:viewBox="0 0 2027 823" draw:points="1013,823 0,823 0,0 2027,0 2027,823"><text:p/></draw:polygon><draw:path draw:style-name="gr3" draw:text-style-name="P101" svg:width="0.195cm" svg:height="0.272cm" svg:x="0cm" svg:y="0.38cm" svg:viewBox="0 0 196 273" svg:d="M195 26c1-6 1-7 1-9 0-9-6-12-12-12-5 0-12 2-16 8-1 3-3 16-6 23-2 11-6 23-8 33l-20 77c-1 6-19 36-46 36-23 0-28-18-28-35 0-19 8-44 23-82 6-17 7-22 7-30 0-19-13-35-35-35-39 0-55 61-55 65s4 4 5 4c5 0 5-1 7-8 11-39 29-51 43-51 3 0 10 0 10 13 0 11-4 21-7 30-17 44-24 69-24 88 0 38 26 51 51 51 17 0 31-8 42-19-5 21-9 41-26 65-12 15-28 27-47 27-6 0-25-3-32-18 7 0 12 0 19-5 3-4 7-10 7-18 0-13-12-16-16-16-9 0-24 8-24 29s20 36 46 36c44 0 88-38 99-86z"><text:p/></draw:path><draw:path draw:style-name="gr3" draw:text-style-name="P101" svg:width="0.28cm" svg:height="0.281cm" svg:x="0.327cm" svg:y="0.318cm" svg:viewBox="0 0 281 282" svg:d="M150 150h118c6 0 13 0 13-9s-7-9-13-9h-118v-118c0-7 0-14-8-14-10 0-10 7-10 14v118h-118c-7 0-14 0-14 9s7 9 14 9h118v117c0 6 0 15 10 15 8 0 8-9 8-15z"><text:p/></draw:path><draw:path draw:style-name="gr3" draw:text-style-name="P101" svg:width="0.21cm" svg:height="0.191cm" svg:x="0.737cm" svg:y="0.38cm" svg:viewBox="0 0 211 192" svg:d="M130 60c2-12 12-50 41-50 3 0 13 0 21 4-12 3-20 14-20 23 0 7 5 16 17 16 9 0 22-7 22-25 0-22-25-28-39-28-25 0-40 22-45 32-11-28-33-32-45-32-45 0-69 55-69 65 0 4 4 4 5 4 4 0 5 0 6-4 14-45 42-55 56-55 9 0 23 3 23 27 0 13-7 42-23 101-6 27-21 44-39 44-4 0-13 0-22-5 11-2 21-12 21-22 0-12-10-16-17-16-12 0-23 12-23 25 0 19 22 28 40 28 28 0 43-30 44-33 5 16 20 33 46 33 44 0 68-55 68-65 0-5-3-5-5-5-3 0-4 1-6 5-13 46-43 55-56 55-17 0-23-13-23-27 0-10 2-18 7-38z"><text:p/></draw:path><draw:path draw:style-name="gr3" draw:text-style-name="P101" svg:width="0.257cm" svg:height="0.245cm" svg:x="1.119cm" svg:y="0.339cm" svg:viewBox="0 0 258 246" svg:d="M251 132c5-3 7-5 7-10s-2-7-7-9l-234-111c-6-2-7-2-9-2-4 0-8 4-8 8s2 6 7 10l224 104-224 106c-5 2-7 6-7 9 0 5 4 9 8 9 2 0 3 0 9-3z"><text:p/></draw:path><draw:path draw:style-name="gr3" draw:text-style-name="P101" svg:width="0.168cm" svg:height="0.281cm" svg:x="1.602cm" svg:y="0cm" svg:viewBox="0 0 169 282" svg:d="M32 249l46-44c66-59 91-80 91-122 0-49-37-83-90-83-48 0-79 40-79 77 0 22 22 22 22 22 8 0 22-4 22-21 0-11-8-23-22-23-4 0-4 0-5 1 9-27 32-43 57-43 39 0 57 34 57 70 0 33-22 67-45 92l-81 91c-5 5-5 6-5 16h157l12-74h-10c-3 12-5 32-9 38-3 3-32 3-41 3z"><text:p/></draw:path><draw:polygon draw:style-name="gr3" draw:text-style-name="P101" svg:width="0.212cm" svg:height="0.017cm" svg:x="1.58cm" svg:y="0.452cm" svg:viewBox="0 0 213 18" draw:points="106,18 0,18 0,0 213,0 213,18"><text:p/></draw:polygon><draw:path draw:style-name="gr3" draw:text-style-name="P101" svg:width="0.174cm" svg:height="0.29cm" svg:x="1.598cm" svg:y="0.572cm" svg:viewBox="0 0 175 291" svg:d="M106 132c34-10 59-40 59-73 0-35-38-59-79-59-43 0-74 25-74 58 0 13 10 21 20 21 14 0 23-10 23-21 0-22-20-22-26-22 12-19 41-25 55-25 18 0 42 9 42 47 0 5-1 29-13 49s-27 20-37 21c-3 0-14 1-16 1-5 0-7 2-7 5 0 5 2 5 11 5h18c34 0 50 29 50 69 0 59-29 71-48 71-18 0-49-7-65-32 16 2 28-7 28-23s-11-25-23-25c-11 0-24 7-24 25 0 38 40 67 85 67 52 0 90-38 90-83 0-33-26-67-69-76z"><text:p/></draw:path><draw:path draw:style-name="gr3" draw:text-style-name="P101" svg:width="0.191cm" svg:height="0.297cm" svg:x="1.865cm" svg:y="0.272cm" svg:viewBox="0 0 192 298" svg:d="M98 5c0-1 0-5-4-5-10 0-42 4-53 4-4 1-9 1-9 8 0 6 4 6 11 6 21 0 22 4 22 7l-1 9-62 243c-2 6-2 7-2 9 0 10 8 12 12 12 6 0 12-3 14-9 3-3 22-82 24-93 15 2 50 8 50 36 0 3 0 5-2 10 0 5-1 10-1 14 0 26 16 42 39 42 13 0 24-7 33-22 11-18 16-42 16-42 0-5-5-5-5-5-5 0-5 1-6 7-8 31-18 53-37 53-9 0-15-5-15-21 0-6 3-15 5-22 0-8 0-10 0-14 0-28-25-39-62-44 14-8 27-21 37-32 20-22 40-40 60-40 4 0 4 0 4 0 5 1 6 1 9 4 0 0 0 1 2 1-21 1-24 18-24 23 0 7 4 15 16 15 11 0 23-9 23-26 0-12-9-26-29-26-12 0-31 3-61 37-14 17-32 32-47 39z"><text:p/></draw:path></draw:g><text:s text:c="21"/>(1)</text:p>
      <text:p text:style-name="P59"/>
      <text:p text:style-name="P59"><text:soft-page-break/>Dividendo entrambi i membri di (1) per <text:s/><text:span text:style-name="T11">due, si ottiene</text:span> :</text:p>
      <text:p text:style-name="P59"/>
      <text:p text:style-name="P60"><text:s text:c="56"/><draw:g text:anchor-type="as-char" svg:y="-0.584cm" draw:z-index="15" draw:style-name="gr1"><svg:title>TexMaths</svg:title><svg:desc>12§display§\frac{ x + y }{2} &gt; \frac{k}{3}  §svg§600§FALSE§</svg:desc><draw:polygon draw:style-name="gr2" draw:text-style-name="P100" svg:width="1.834cm" svg:height="0.835cm" svg:x="0.022cm" svg:y="0.022cm" svg:viewBox="0 0 1835 836" draw:points="917,836 0,836 0,0 1835,0 1835,836"><text:p/></draw:polygon><draw:path draw:style-name="gr3" draw:text-style-name="P101" svg:width="0.21cm" svg:height="0.191cm" svg:x="0.012cm" svg:y="0.107cm" svg:viewBox="0 0 211 192" svg:d="M130 60c2-12 12-50 41-50 3 0 13 0 21 4-12 3-20 14-20 23 0 7 5 16 17 16 9 0 22-7 22-25 0-22-25-28-39-28-25 0-40 22-45 32-11-28-33-32-45-32-45 0-69 55-69 65 0 5 4 5 5 5 4 0 5 0 6-5 14-45 42-55 56-55 9 0 23 3 23 27 0 13-7 42-23 101-6 28-21 44-39 44-4 0-13 0-22-4 11-3 21-12 21-23 0-12-10-16-17-16-12 0-23 12-23 25 0 20 22 28 40 28 28 0 43-30 44-32 5 15 20 32 46 32 44 0 68-55 68-65 0-5-3-5-5-5-3 0-4 2-6 5-13 46-43 55-56 55-17 0-23-13-23-27 0-10 2-18 7-37z"><text:p/></draw:path><draw:path draw:style-name="gr3" draw:text-style-name="P101" svg:width="0.28cm" svg:height="0.281cm" svg:x="0.358cm" svg:y="0.047cm" svg:viewBox="0 0 281 282" svg:d="M150 150h118c6 0 13 0 13-8 0-10-7-10-13-10h-118v-118c0-7 0-14-8-14-10 0-10 7-10 14v118h-118c-7 0-14 0-14 10 0 8 7 8 14 8h118v118c0 6 0 14 10 14 8 0 8-8 8-14z"><text:p/></draw:path><draw:path draw:style-name="gr3" draw:text-style-name="P101" svg:width="0.195cm" svg:height="0.273cm" svg:x="0.77cm" svg:y="0.107cm" svg:viewBox="0 0 196 274" svg:d="M195 26c1-6 1-7 1-9 0-9-6-12-12-12-5 0-12 2-16 8-1 3-3 16-6 23-2 11-6 23-8 34l-19 76c-2 6-20 36-47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9-87z"><text:p/></draw:path><draw:polygon draw:style-name="gr3" draw:text-style-name="P101" svg:width="0.979cm" svg:height="0.017cm" svg:x="0cm" svg:y="0.464cm" svg:viewBox="0 0 980 18" draw:points="490,18 0,18 0,0 980,0 980,18"><text:p/></draw:polygon><draw:path draw:style-name="gr3" draw:text-style-name="P101" svg:width="0.168cm" svg:height="0.281cm" svg:x="0.406cm" svg:y="0.586cm" svg:viewBox="0 0 169 282" svg:d="M32 250l46-45c66-59 91-80 91-122 0-49-37-83-90-83-48 0-79 40-79 77 0 23 22 23 22 23 8 0 22-5 22-22 0-11-8-23-22-23-4 0-4 0-5 1 9-27 32-43 57-43 39 0 57 34 57 70 0 33-22 67-45 92l-81 92c-5 4-5 4-5 15h157l12-73h-10c-3 12-5 31-9 37-3 4-32 4-41 4z"><text:p/></draw:path><draw:path draw:style-name="gr3" draw:text-style-name="P101" svg:width="0.257cm" svg:height="0.245cm" svg:x="1.182cm" svg:y="0.351cm" svg:viewBox="0 0 258 246" svg:d="M251 132c5-2 7-5 7-10 0-4-2-7-7-9l-234-111c-6-2-7-2-9-2-4 0-8 4-8 8s2 6 7 10l224 104-224 106c-5 2-7 5-7 10 0 4 4 8 8 8 2 0 3 0 9-4z"><text:p/></draw:path><draw:path draw:style-name="gr3" draw:text-style-name="P101" svg:width="0.191cm" svg:height="0.298cm" svg:x="1.667cm" svg:y="0cm" svg:viewBox="0 0 192 299" svg:d="M98 5c0-1 0-5-4-5-10 0-42 4-53 4-4 1-9 1-9 8 0 6 4 6 11 6 21 0 22 4 22 7l-1 9-62 243c-2 6-2 8-2 9 0 11 8 13 12 13 6 0 12-4 14-10 3-3 22-81 24-92 15 1 50 7 50 36 0 2 0 5-2 9 0 5-1 10-1 15 0 24 16 42 39 42 12 0 24-7 33-23 11-19 16-42 16-43 0-5-5-5-5-5-5 0-5 2-6 8-8 32-18 53-37 53-9 0-15-4-15-20 0-7 3-17 5-23 0-8 0-10 0-13 0-29-25-40-62-45 14-8 27-21 37-32 20-22 40-40 60-40 4 0 4 0 4 0 5 2 6 2 9 4 0 0 0 1 2 1-21 1-24 18-24 23 0 7 4 16 16 16 11 0 23-10 23-27 0-12-9-26-29-26-12 0-31 3-61 37-16 17-32 32-47 40z"><text:p/></draw:path><draw:polygon draw:style-name="gr3" draw:text-style-name="P101" svg:width="0.233cm" svg:height="0.017cm" svg:x="1.643cm" svg:y="0.464cm" svg:viewBox="0 0 234 18" draw:points="118,18 0,18 0,0 234,0 234,18"><text:p/></draw:polygon><draw:path draw:style-name="gr3" draw:text-style-name="P101" svg:width="0.174cm" svg:height="0.29cm" svg:x="1.672cm" svg:y="0.586cm" svg:viewBox="0 0 175 291" svg:d="M106 132c35-10 59-40 59-73 0-35-38-59-79-59-42 0-74 25-74 58 0 13 10 21 20 21 14 0 23-9 23-21 0-22-20-22-26-22 12-19 41-25 55-25 18 0 42 9 42 47 0 6-1 30-13 49-12 20-27 20-37 21-3 0-14 2-16 2-5 0-7 1-7 4 0 5 2 5 11 5h18c34 0 50 29 50 70 0 58-29 71-48 71-18 0-49-9-65-33 16 3 28-7 28-24 0-14-11-24-23-24-11 0-24 7-24 25 0 39 40 67 85 67 52 0 90-39 90-82 0-34-26-67-69-77z"><text:p/></draw:path></draw:g><text:s text:c="29"/>(2)</text:p>
      <text:p text:style-name="P59"/>
      <text:p text:style-name="P61"><text:span text:style-name="T27">Si nota che</text:span> <text:s text:c="2"/><draw:g text:anchor-type="as-char" svg:y="-0.533cm" draw:z-index="6" draw:style-name="gr1"><svg:title>TexMaths</svg:title><svg:desc>12§display§\frac{ x + y }{2} §svg§600§FALSE§</svg:desc><draw:polygon draw:style-name="gr2" draw:text-style-name="P100" svg:width="0.937cm" svg:height="0.778cm" svg:x="0.022cm" svg:y="0.022cm" svg:viewBox="0 0 938 779" draw:points="468,779 0,779 0,0 938,0 938,779"><text:p/></draw:polygon><draw:path draw:style-name="gr3" draw:text-style-name="P101" svg:width="0.21cm" svg:height="0.191cm" svg:x="0.012cm" svg:y="0.06cm" svg:viewBox="0 0 211 192" svg:d="M130 60c2-12 12-50 41-50 3 0 13 0 21 4-12 3-20 14-20 23 0 7 5 16 17 16 9 0 22-7 22-25 0-22-25-28-39-28-25 0-40 22-45 32-11-28-33-32-45-32-45 0-69 55-69 65 0 5 4 5 5 5 4 0 5 0 6-5 14-45 42-55 56-55 9 0 23 3 23 27 0 13-7 42-23 101-6 27-21 44-39 44-4 0-13 0-22-5 11-2 21-12 21-22 0-12-10-16-17-16-12 0-23 12-23 25 0 19 22 28 40 28 28 0 43-30 44-33 5 16 20 33 46 33 44 0 68-55 68-65 0-5-3-5-5-5-3 0-4 1-6 5-13 46-43 55-56 55-17 0-23-13-23-27 0-10 2-18 7-38z"><text:p/></draw:path><draw:path draw:style-name="gr3" draw:text-style-name="P101" svg:width="0.28cm" svg:height="0.281cm" svg:x="0.358cm" svg:y="0cm" svg:viewBox="0 0 281 282" svg:d="M150 150h118c6 0 13 0 13-9s-7-9-13-9h-118v-118c0-7 0-14-8-14-10 0-10 7-10 14v118h-118c-7 0-14 0-14 9s7 9 14 9h118v117c0 6 0 15 10 15 8 0 8-9 8-15z"><text:p/></draw:path><draw:path draw:style-name="gr3" draw:text-style-name="P101" svg:width="0.195cm" svg:height="0.272cm" svg:x="0.77cm" svg:y="0.06cm" svg:viewBox="0 0 196 273" svg:d="M195 26c1-6 1-7 1-9 0-9-6-12-12-12-5 0-12 2-16 8-1 3-3 16-6 23-2 11-6 23-8 34l-20 76c-1 6-19 36-46 36-23 0-28-18-28-35 0-19 8-44 23-82 6-17 7-22 7-30 0-19-13-35-35-35-39 0-55 61-55 65 0 5 4 5 5 5 5 0 5-2 7-9 11-39 29-51 43-51 3 0 10 0 10 13 0 11-4 21-7 30-17 44-24 69-24 88 0 38 26 51 51 51 17 0 31-7 42-19-5 21-9 42-26 64-12 15-28 28-47 28-6 0-25-3-32-18 7 0 12 0 19-5 3-5 7-10 7-18 0-13-12-15-16-15-9 0-24 7-24 28s20 36 46 36c44 0 88-38 99-86z"><text:p/></draw:path><draw:polygon draw:style-name="gr3" draw:text-style-name="P101" svg:width="0.979cm" svg:height="0.017cm" svg:x="0cm" svg:y="0.415cm" svg:viewBox="0 0 980 18" draw:points="490,18 0,18 0,0 980,0 980,18"><text:p/></draw:polygon><draw:path draw:style-name="gr3" draw:text-style-name="P101" svg:width="0.168cm" svg:height="0.281cm" svg:x="0.406cm" svg:y="0.54cm" svg:viewBox="0 0 169 282" svg:d="M32 249l46-44c66-59 91-80 91-122 0-49-37-83-90-83-48 0-79 40-79 77 0 22 22 22 22 22 8 0 22-4 22-21 0-11-8-23-22-23-4 0-4 0-5 1 9-27 32-43 57-43 39 0 57 34 57 70 0 33-22 67-45 92l-81 91c-5 5-5 5-5 16h157l12-73h-10c-3 12-5 31-9 37-3 3-32 3-41 3z"><text:p/></draw:path></draw:g><text:s text:c="2"/>rappresenta esattamente il valore medio.</text:p>
      <text:p text:style-name="P62"><text:span text:style-name="T27">D</text:span>all’ordinament<text:span text:style-name="T11">o</text:span> dei sottoalberi di <draw:g text:anchor-type="as-char" svg:y="-0.289cm" draw:z-index="25" draw:style-name="gr1"><svg:title>TexMaths</svg:title><svg:desc>12§display§T_r§svg§600§FALSE§</svg:desc><draw:polygon draw:style-name="gr2" draw:text-style-name="P100" svg:width="0.356cm" svg:height="0.31cm" svg:x="0.011cm" svg:y="0.021cm" svg:viewBox="0 0 357 311" draw:points="179,311 0,311 0,0 357,0 357,311"><text:p/></draw:polygon><draw:path draw:style-name="gr3" draw:text-style-name="P101" svg:width="0.288cm" svg:height="0.285cm" svg:x="0cm" svg:y="0cm" svg:viewBox="0 0 289 286" svg:d="M171 30c3-12 5-14 9-16 5-1 18-1 28-1 42 0 61 1 61 35 0 6-2 23-3 34 0 2-2 7-2 7 0 4 2 6 5 6 5 0 6-2 6-10l12-73c0-1 2-6 2-7 0-5-5-5-12-5h-236c-10 0-10 0-13 8l-26 75c0 1-2 6-2 7 0 3 2 5 5 5 5 0 5-2 7-8 24-65 34-74 96-74h17c12 0 12 1 12 5s-1 8-1 8l-57 228c-4 16-4 20-50 20-16 0-18 0-18 8 0 4 5 4 7 4 11 0 23 0 35 0s24-1 36-1c11 0 24 1 35 1 12 0 25 0 37 0 4 0 10 0 10-7 0-5-5-5-15-5-11 0-17 0-27-1-12-1-16-3-16-9 0 0 0-3 1-9z"><text:p/></draw:path><draw:path draw:style-name="gr3" draw:text-style-name="P101" svg:width="0.137cm" svg:height="0.134cm" svg:x="0.25cm" svg:y="0.22cm" svg:viewBox="0 0 138 135" svg:d="M55 71c2-1 9-29 9-30 1-2 9-17 19-24 2-3 11-9 24-9 2 0 11 0 16 4-10 4-14 11-14 17 0 7 6 12 14 12 6 0 15-6 15-19 0-15-15-22-31-22s-29 7-42 22c-5-20-24-22-30-22-12 0-19 7-24 16-7 10-11 29-11 30 0 3 4 3 5 3 5 0 5-1 7-8 5-19 10-33 22-33 7 0 9 6 9 15 0 6-2 17-5 25-2 7-4 21-7 27l-9 37c0 5-3 12-3 13 0 6 6 10 11 10 4 0 10-4 12-9 1-2 4-15 6-24z"><text:p/></draw:path></draw:g>, <text:span text:style-name="T27">risulta che </text:span><text:s/><draw:g text:anchor-type="as-char" svg:y="-0.272cm" draw:z-index="7" draw:style-name="gr1"><svg:title>TexMaths</svg:title><svg:desc>12§display§y \ge x§svg§600§FALSE§</svg:desc><draw:polygon draw:style-name="gr2" draw:text-style-name="P100" svg:width="0.963cm" svg:height="0.311cm" svg:x="0.008cm" svg:y="0.018cm" svg:viewBox="0 0 964 312" draw:points="483,312 0,312 0,0 964,0 964,312"><text:p/></draw:polygon><draw:path draw:style-name="gr3" draw:text-style-name="P101" svg:width="0.195cm" svg:height="0.272cm" svg:x="0cm" svg:y="0.082cm" svg:viewBox="0 0 196 273" svg:d="M194 26c2-6 2-7 2-9 0-9-6-12-12-12-5 0-12 2-16 8-1 3-4 16-6 23-2 11-6 23-8 33l-20 77c-1 6-19 36-46 36-23 0-28-18-28-35 0-19 8-44 23-82 6-17 7-22 7-30 0-19-13-35-35-35-39 0-55 61-55 65s4 4 5 4c5 0 5-1 7-8 11-39 29-51 43-51 3 0 10 0 10 13 0 10-4 21-7 30-17 44-24 69-24 88 0 37 26 50 51 50 17 0 31-7 42-19-5 22-9 42-26 65-12 14-28 27-47 27-6 0-25-2-32-18 7 0 12 0 19-4 3-5 7-10 7-18 0-13-12-16-16-16-9 0-24 7-24 29 0 20 20 36 46 36 44 0 88-38 98-86z"><text:p/></draw:path><draw:path draw:style-name="gr3" draw:text-style-name="P101" svg:width="0.257cm" svg:height="0.326cm" svg:x="0.362cm" svg:y="0cm" svg:viewBox="0 0 258 327" svg:d="M251 132c6-3 7-5 7-10s0-6-7-10l-234-110c-6-2-7-2-9-2-4 0-8 4-8 8 0 5 4 8 7 10l223 104-222 104c-8 4-8 7-8 10 0 4 4 8 8 8 2 0 3 0 9-2zM244 327c7 0 14 0 14-9s-8-9-14-9h-228c-8 0-16 0-16 9s7 9 14 9z"><text:p/></draw:path><draw:path draw:style-name="gr3" draw:text-style-name="P101" svg:width="0.21cm" svg:height="0.19cm" svg:x="0.785cm" svg:y="0.082cm" svg:viewBox="0 0 211 191" svg:d="M130 60c2-12 12-50 40-50 4 0 14 0 22 4-12 3-20 14-20 23 0 7 4 16 16 16 10 0 23-8 23-25 0-22-25-28-39-28-26 0-40 22-45 32-11-28-33-32-45-32-45 0-69 55-69 65 0 4 4 4 5 4 4 0 5 0 6-4 14-45 42-55 56-55 9 0 23 3 23 27 0 13-7 42-23 101-6 27-21 44-39 44-4 0-13 0-22-5 11-2 21-12 21-23 0-12-10-15-17-15-12 0-23 12-23 25 0 19 22 27 40 27 28 0 44-29 44-32 5 16 20 32 46 32 44 0 68-55 68-64 0-5-4-5-5-5-3 0-5 1-6 5-13 45-43 55-56 55-17 0-23-13-23-28 0-9 2-18 7-37z"><text:p/></draw:path></draw:g>, <text:span text:style-name="T27">perciò si avrà</text:span> che :</text:p>
      <text:p text:style-name="P59"/>
      <text:p text:style-name="P59"><text:s text:c="62"/><draw:g text:anchor-type="as-char" svg:y="-0.533cm" draw:z-index="8" draw:style-name="gr1"><svg:title>TexMaths</svg:title><svg:desc>12§display§y \ge \frac{ x + y }{2} §svg§600§FALSE§</svg:desc><draw:polygon draw:style-name="gr2" draw:text-style-name="P100" svg:width="1.772cm" svg:height="0.778cm" svg:x="0.008cm" svg:y="0.022cm" svg:viewBox="0 0 1773 779" draw:points="887,779 0,779 0,0 1773,0 1773,779"><text:p/></draw:polygon><draw:path draw:style-name="gr3" draw:text-style-name="P101" svg:width="0.195cm" svg:height="0.272cm" svg:x="0cm" svg:y="0.344cm" svg:viewBox="0 0 196 273" svg:d="M195 26c1-6 1-7 1-9 0-9-6-12-12-12-5 0-12 2-16 8-1 3-4 16-6 23-2 11-6 23-8 34l-20 76c-1 6-19 36-46 36-23 0-28-18-28-35 0-19 8-44 23-82 6-17 7-22 7-30 0-19-13-35-35-35-39 0-55 61-55 65 0 5 4 5 5 5 5 0 5-2 7-9 11-39 29-51 43-51 3 0 10 0 10 13 0 11-4 21-7 30-17 44-24 69-24 88 0 38 26 51 51 51 17 0 31-7 42-19-5 21-9 42-26 64-12 15-28 28-47 28-6 0-25-3-32-18 7 0 12 0 19-5 3-5 7-9 7-18 0-13-12-15-16-15-9 0-24 7-24 28s20 36 46 36c44 0 88-38 98-86z"><text:p/></draw:path><draw:path draw:style-name="gr3" draw:text-style-name="P101" svg:width="0.257cm" svg:height="0.326cm" svg:x="0.363cm" svg:y="0.263cm" svg:viewBox="0 0 258 327" svg:d="M251 132c6-3 7-5 7-10s-1-6-7-9l-234-111c-6-2-7-2-9-2-4 0-8 4-8 8 0 5 4 8 7 10l224 104-223 105c-8 3-8 7-8 9 0 5 4 8 8 8 2 0 3 0 9-2zM244 327c7 0 14 0 14-8 0-10-8-10-14-10h-228c-8 0-16 0-16 10 0 8 7 8 14 8z"><text:p/></draw:path><draw:path draw:style-name="gr3" draw:text-style-name="P101" svg:width="0.21cm" svg:height="0.191cm" svg:x="0.834cm" svg:y="0.06cm" svg:viewBox="0 0 211 192" svg:d="M130 60c2-12 12-50 40-50 4 0 14 0 22 4-12 3-20 14-20 23 0 7 5 16 17 16 9 0 22-7 22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3-5-5-5-3 0-4 1-6 5-13 46-43 55-56 55-17 0-23-13-23-27 0-10 2-18 7-38z"><text:p/></draw:path><draw:path draw:style-name="gr3" draw:text-style-name="P101" svg:width="0.28cm" svg:height="0.281cm" svg:x="1.181cm" svg:y="0cm" svg:viewBox="0 0 281 282" svg:d="M150 150h118c6 0 13 0 13-9s-7-9-13-9h-118v-118c0-7 0-14-8-14-10 0-10 7-10 14v118h-118c-7 0-14 0-14 9s7 9 14 9h118v117c0 6 0 15 10 15 8 0 8-9 8-15z"><text:p/></draw:path><draw:path draw:style-name="gr3" draw:text-style-name="P101" svg:width="0.194cm" svg:height="0.272cm" svg:x="1.592cm" svg:y="0.06cm" svg:viewBox="0 0 195 273" svg:d="M195 26c0-6 0-7 0-9 0-9-5-12-11-12-5 0-12 2-16 8-1 3-4 16-6 23-2 11-6 23-8 34l-20 76c-1 6-19 36-48 36-21 0-26-18-26-35 0-19 8-44 23-82 6-17 7-22 7-30 0-19-13-35-35-35-39 0-55 61-55 65 0 5 4 5 5 5 5 0 5-2 7-9 11-39 29-51 43-51 3 0 10 0 10 13 0 11-4 21-7 30-17 44-24 69-24 88 0 38 26 51 51 51 17 0 31-7 42-19-5 21-9 42-26 64-12 15-28 28-47 28-6 0-25-3-32-18 7 0 12 0 18-5 4-5 8-10 8-18 0-13-12-15-16-15-9 0-24 7-24 28s20 36 46 36c44 0 88-38 98-86z"><text:p/></draw:path><draw:polygon draw:style-name="gr3" draw:text-style-name="P101" svg:width="0.979cm" svg:height="0.017cm" svg:x="0.824cm" svg:y="0.415cm" svg:viewBox="0 0 980 18" draw:points="490,18 0,18 0,0 980,0 980,18"><text:p/></draw:polygon><draw:path draw:style-name="gr3" draw:text-style-name="P101" svg:width="0.168cm" svg:height="0.281cm" svg:x="1.228cm" svg:y="0.54cm" svg:viewBox="0 0 169 282" svg:d="M32 249l46-44c66-59 91-80 91-122 0-49-37-83-90-83-48 0-79 40-79 77 0 22 22 22 22 22 8 0 22-4 22-21 0-11-8-23-22-23-4 0-4 0-5 1 9-27 32-43 57-43 39 0 57 34 57 70 0 33-22 67-45 92l-81 91c-5 5-5 5-5 16h157l12-73h-11c-2 12-4 31-8 37-4 3-32 3-41 3z"><text:p/></draw:path></draw:g><text:s text:c="25"/>(3)</text:p>
      <text:p text:style-name="P59"/>
      <text:p text:style-name="P59"><text:span text:style-name="T27">unendo</text:span> la (2) e la (3) <text:s/><text:span text:style-name="T11">si ottiene </text:span>:</text:p>
      <text:p text:style-name="P59"/>
      <text:p text:style-name="P59"><text:s text:c="58"/></text:p>
      <text:p text:style-name="P57"><text:s text:c="57"/><text:span text:style-name="T7"><text:s/></text:span><text:span text:style-name="T7"><draw:g text:anchor-type="as-char" svg:y="-0.584cm" draw:z-index="9" draw:style-name="gr1"><svg:title>TexMaths</svg:title><svg:desc>12§display§y &gt; \frac{k}{3}  §svg§600§FALSE§</svg:desc><draw:polygon draw:style-name="gr2" draw:text-style-name="P100" svg:width="1.025cm" svg:height="0.835cm" svg:x="0.008cm" svg:y="0.022cm" svg:viewBox="0 0 1026 836" draw:points="514,836 0,836 0,0 1026,0 1026,836"><text:p/></draw:polygon><draw:path draw:style-name="gr3" draw:text-style-name="P101" svg:width="0.195cm" svg:height="0.273cm" svg:x="0cm" svg:y="0.392cm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101" svg:width="0.257cm" svg:height="0.245cm" svg:x="0.363cm" svg:y="0.351cm" svg:viewBox="0 0 258 246" svg:d="M251 132c5-2 7-5 7-10 0-4-2-7-7-9l-234-111c-6-2-7-2-9-2-4 0-8 4-8 8s2 6 7 10l223 104-223 106c-5 2-7 5-7 10 0 4 4 8 8 8 2 0 3 0 9-4z"><text:p/></draw:path><draw:path draw:style-name="gr3" draw:text-style-name="P101" svg:width="0.191cm" svg:height="0.298cm" svg:x="0.846cm" svg:y="0cm" svg:viewBox="0 0 192 299" svg:d="M98 5c0-1 0-5-4-5-10 0-42 4-53 4-4 1-9 1-9 8 0 6 4 6 11 6 21 0 22 4 22 7l-1 9-62 243c-2 6-2 8-2 9 0 11 8 13 12 13 6 0 12-4 14-10 3-3 22-81 24-92 15 1 50 7 50 36 0 2 0 5-2 9 0 5-1 10-1 15 0 24 16 42 39 42 13 0 24-7 33-23 11-19 16-42 16-43 0-5-5-5-5-5-5 0-5 2-6 8-8 32-18 53-37 53-9 0-15-4-15-20 0-7 3-17 5-23 0-8 0-10 0-13 0-29-25-40-62-45 14-8 27-21 37-32 20-22 40-40 60-40 4 0 4 0 4 0 4 2 6 2 9 4 0 0 0 1 1 1-20 1-24 18-24 23 0 7 5 16 17 16 11 0 23-10 23-27 0-12-10-26-29-26-12 0-31 3-61 37-14 17-32 32-47 40z"><text:p/></draw:path><draw:polygon draw:style-name="gr3" draw:text-style-name="P101" svg:width="0.233cm" svg:height="0.017cm" svg:x="0.823cm" svg:y="0.464cm" svg:viewBox="0 0 234 18" draw:points="118,18 0,18 0,0 234,0 234,18"><text:p/></draw:polygon><draw:path draw:style-name="gr3" draw:text-style-name="P101" svg:width="0.174cm" svg:height="0.29cm" svg:x="0.852cm" svg:y="0.586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7-24 25 0 39 40 67 85 67 52 0 90-39 90-82 0-34-26-67-69-77z"><text:p/></draw:path></draw:g></text:span><text:span text:style-name="T7"><text:s/></text:span></text:p>
      <text:p text:style-name="P8"/>
      <text:list xml:id="list1365063118" text:style-name="L4">
        <text:list-item>
          <text:p text:style-name="P91"><text:span text:style-name="T28">(</text:span><text:span text:style-name="T28"><draw:g text:anchor-type="as-char" svg:y="-0.28cm" draw:z-index="19" draw:style-name="gr1"><svg:title>TexMaths</svg:title><svg:desc>12§display§i\ge3§svg§600§FALSE§</svg:desc><draw:polygon draw:style-name="gr2" draw:text-style-name="P100" svg:width="0.858cm" svg:height="0.297cm" svg:x="0.008cm" svg:y="0.021cm" svg:viewBox="0 0 859 298" draw:points="430,298 0,298 0,0 859,0 859,298"><text:p/></draw:polygon><draw:path draw:style-name="gr3" draw:text-style-name="P101" svg:width="0.112cm" svg:height="0.283cm" svg:x="0cm" svg:y="0.005cm" svg:viewBox="0 0 113 284" svg:d="M108 16c0-9-5-16-14-16-12 0-24 11-24 22 0 9 6 15 16 15s22-9 22-21zM76 174c6-12 6-13 9-24 4-8 6-14 6-23 0-19-13-33-36-33-38 0-55 60-55 63 0 5 4 5 5 5 5 0 5-1 7-7 11-41 29-53 43-53 4 0 10 0 10 13 0 10-3 18-5 22-2 12-22 61-29 79-5 11-9 25-9 34 0 20 14 34 34 34 41 0 57-62 57-66 0-3-5-3-5-3-5 0-5 1-7 7-7 28-22 53-43 53-8 0-11-5-11-15 0-9 3-15 13-42z"><text:p/></draw:path><draw:path draw:style-name="gr3" draw:text-style-name="P101" svg:width="0.257cm" svg:height="0.327cm" svg:x="0.286cm" svg:y="0.012cm" svg:viewBox="0 0 258 328" svg:d="M251 132c6-2 7-5 7-10 0-4-1-6-7-9l-234-111c-6-2-7-2-9-2-4 0-8 4-8 8 0 5 4 8 7 10l223 104-222 105c-8 3-8 7-8 9 0 5 4 9 8 9 2 0 3 0 9-4zM244 328c7 0 14 0 14-10 0-8-8-8-14-8h-228c-8 0-16 0-16 8 0 10 7 10 14 10z"><text:p/></draw:path><draw:path draw:style-name="gr3" draw:text-style-name="P101" svg:width="0.174cm" svg:height="0.289cm" svg:x="0.714cm" svg:y="0cm" svg:viewBox="0 0 175 290" svg:d="M106 132c34-10 58-40 58-73 0-35-37-59-78-59-42 0-74 25-74 58 0 13 10 21 20 21 14 0 23-9 23-21 0-22-20-22-26-22 12-19 41-25 55-25 18 0 42 9 42 47 0 6-1 30-13 49-12 20-27 20-37 21-3 0-14 2-16 2-5 0-7 1-7 4 0 5 2 5 11 5h18c34 0 50 29 50 70 0 57-29 71-48 71-18 0-49-9-65-34 16 4 28-6 28-23 0-15-11-24-23-24-11 0-24 7-24 25 0 39 40 66 85 66 52 0 90-38 90-81 0-35-26-67-69-77z"><text:p/></draw:path></draw:g></text:span><text:span text:style-name="T28">) In A vi sono almeno due elementi. Sia s il valore ottenuto dalla loro somma </text:span></text:p>
        </text:list-item>
      </text:list>
      <text:p text:style-name="P21"><draw:g text:anchor-type="paragraph" draw:z-index="10" draw:name="Forma7" draw:style-name="gr4"><draw:line draw:style-name="gr5" draw:text-style-name="P102" svg:x1="5.361cm" svg:y1="0.287cm" svg:x2="5.361cm" svg:y2="0.987cm"><text:p/></draw:line><draw:line draw:style-name="gr5" draw:text-style-name="P102" svg:x1="5.361cm" svg:y1="0.988cm" svg:x2="7.061cm" svg:y2="0.988cm"><text:p/></draw:line><draw:line draw:style-name="gr5" draw:text-style-name="P102" svg:x1="7.059cm" svg:y1="0.287cm" svg:x2="7.059cm" svg:y2="0.987cm"><text:p/></draw:line><draw:custom-shape draw:style-name="gr6" draw:text-style-name="P103" svg:width="0.301cm" svg:height="0.301cm" svg:x="5.461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05" svg:width="0.301cm" svg:height="0.301cm" svg:x="7.161cm" svg:y="0.487cm"><text:p text:style-name="P104"><text:span text:style-name="T48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6.662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6.06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9.161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8.061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7.662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" draw:text-style-name="P102" svg:x1="8.461cm" svg:y1="0.787cm" svg:x2="9.061cm" svg:y2="0.787cm"><text:p/></draw:line><draw:line draw:style-name="gr5" draw:text-style-name="P102" svg:x1="5.362cm" svg:y1="0.287cm" svg:x2="5.362cm" svg:y2="0.987cm"><text:p/></draw:line><draw:line draw:style-name="gr5" draw:text-style-name="P102" svg:x1="5.362cm" svg:y1="0.988cm" svg:x2="7.062cm" svg:y2="0.988cm"><text:p/></draw:line><draw:line draw:style-name="gr5" draw:text-style-name="P102" svg:x1="7.059cm" svg:y1="0.287cm" svg:x2="7.059cm" svg:y2="0.987cm"><text:p/></draw:line><draw:custom-shape draw:style-name="gr7" draw:text-style-name="P105" svg:width="0.301cm" svg:height="0.301cm" svg:x="7.163cm" svg:y="0.487cm"><text:p text:style-name="P104"><text:span text:style-name="T48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6.662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6.062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2cm" svg:height="0.301cm" svg:x="9.161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8.062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03" svg:width="0.301cm" svg:height="0.301cm" svg:x="7.662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" draw:text-style-name="P102" svg:x1="8.462cm" svg:y1="0.787cm" svg:x2="9.062cm" svg:y2="0.787cm"><text:p/></draw:line></draw:g></text:p>
      <text:p text:style-name="P21"><text:s text:c="17"/></text:p>
      <text:p text:style-name="P20"><text:s text:c="59"/><text:span text:style-name="T8">s</text:span></text:p>
      <text:p text:style-name="P20"/>
      <text:p text:style-name="P25"><text:s/></text:p>
      <text:p text:style-name="P25"><text:span text:style-name="T28">Si avrà </text:span>che:</text:p>
      <text:p text:style-name="P21"/>
      <text:p text:style-name="P25"><text:s text:c="49"/></text:p>
      <text:p text:style-name="P25"><text:s text:c="72"/><draw:g text:anchor-type="as-char" svg:y="-0.57cm" draw:z-index="11" draw:style-name="gr1"><svg:title>TexMaths</svg:title><svg:desc>12§display§s+ x &gt; \frac{2}{3}§svg§600§FALSE§</svg:desc><draw:polygon draw:style-name="gr2" draw:text-style-name="P100" svg:width="1.735cm" svg:height="0.822cm" svg:x="0cm" svg:y="0.022cm" svg:viewBox="0 0 1736 823" draw:points="869,823 0,823 0,0 1736,0 1736,823"><text:p/></draw:polygon><draw:path draw:style-name="gr3" draw:text-style-name="P101" svg:width="0.155cm" svg:height="0.191cm" svg:x="0.001cm" svg:y="0.38cm" svg:viewBox="0 0 156 192" svg:d="M144 29c-12 0-20 9-20 19 0 6 3 12 13 12 9 0 19-7 19-24 0-19-18-36-50-36-56 0-72 43-72 61 0 34 31 41 44 42 22 5 44 10 44 34 0 9-9 45-61 45-6 0-39 0-49-21 17 1 28-11 28-24 0-10-8-15-16-15-12 0-24 10-24 29 0 24 24 41 60 41 70 0 86-51 86-70 0-15-8-26-14-32-11-11-23-13-42-17-16-4-31-7-31-26 0-11 9-37 47-37 10 0 31 2 38 19z"><text:p/></draw:path><draw:path draw:style-name="gr3" draw:text-style-name="P101" svg:width="0.28cm" svg:height="0.281cm" svg:x="0.294cm" svg:y="0.318cm" svg:viewBox="0 0 281 282" svg:d="M150 150h118c6 0 13 0 13-9s-7-9-13-9h-118v-118c0-7 0-14-8-14-10 0-10 7-10 14v118h-118c-7 0-14 0-14 9s7 9 14 9h118v117c0 6 0 15 10 15 8 0 8-9 8-15z"><text:p/></draw:path><draw:path draw:style-name="gr3" draw:text-style-name="P101" svg:width="0.21cm" svg:height="0.191cm" svg:x="0.704cm" svg:y="0.38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4-30 44-33 5 16 20 33 46 33 44 0 68-55 68-65 0-5-4-5-5-5-3 0-5 1-6 5-13 46-43 55-56 55-17 0-23-13-23-27 0-10 2-18 7-38z"><text:p/></draw:path><draw:path draw:style-name="gr3" draw:text-style-name="P101" svg:width="0.257cm" svg:height="0.245cm" svg:x="1.085cm" svg:y="0.339cm" svg:viewBox="0 0 258 246" svg:d="M251 132c5-3 7-5 7-10s-2-7-7-9l-234-111c-6-2-7-2-9-2-4 0-8 4-8 8s2 6 7 10l223 104-223 106c-5 2-7 6-7 9 0 5 4 9 8 9 2 0 3 0 9-3z"><text:p/></draw:path><draw:path draw:style-name="gr3" draw:text-style-name="P101" svg:width="0.168cm" svg:height="0.281cm" svg:x="1.567cm" svg:y="0cm" svg:viewBox="0 0 169 282" svg:d="M32 249l46-44c66-59 91-80 91-122 0-49-37-83-90-83-48 0-79 40-79 77 0 22 22 22 22 22 8 0 22-4 22-21 0-11-8-23-22-23-4 0-4 0-5 1 9-27 32-43 57-43 39 0 57 34 57 70 0 33-22 67-45 92l-81 91c-5 5-5 6-5 16h157l12-74h-11c-2 12-4 32-8 38-4 3-32 3-41 3z"><text:p/></draw:path><draw:polygon draw:style-name="gr3" draw:text-style-name="P101" svg:width="0.211cm" svg:height="0.017cm" svg:x="1.545cm" svg:y="0.452cm" svg:viewBox="0 0 212 18" draw:points="106,18 0,18 0,0 212,0 212,18"><text:p/></draw:polygon><draw:path draw:style-name="gr3" draw:text-style-name="P101" svg:width="0.174cm" svg:height="0.29cm" svg:x="1.563cm" svg:y="0.572cm" svg:viewBox="0 0 175 291" svg:d="M106 132c34-10 58-40 58-73 0-35-37-59-78-59-43 0-74 25-74 58 0 13 10 21 20 21 14 0 23-10 23-21 0-22-20-22-26-22 12-19 41-25 55-25 18 0 42 9 42 47 0 5-1 29-13 49s-27 20-37 21c-3 0-14 1-16 1-5 0-7 2-7 5 0 5 2 5 11 5h18c34 0 50 29 50 69 0 59-29 71-48 71-18 0-49-7-65-32 16 2 28-7 28-23s-11-25-23-25c-11 0-24 7-24 25 0 38 40 67 85 67 52 0 90-38 90-83 0-33-26-67-69-76z"><text:p/></draw:path></draw:g><text:s text:c="32"/>(4)</text:p>
      <text:p text:style-name="P21"/>
      <text:p text:style-name="P21"/>
      <text:p text:style-name="P29">Inoltre, per costruzione:</text:p>
      <text:p text:style-name="P21"><text:s text:c="55"/></text:p>
      <text:p text:style-name="P21"><text:s text:c="59"/><draw:g text:anchor-type="as-char" svg:y="-0.584cm" draw:z-index="12" draw:style-name="gr1"><svg:title>TexMaths</svg:title><svg:desc>12§display§x \le \frac{k}{3}§svg§600§FALSE§</svg:desc><draw:polygon draw:style-name="gr2" draw:text-style-name="P100" svg:width="1.043cm" svg:height="0.835cm" svg:x="0.009cm" svg:y="0.022cm" svg:viewBox="0 0 1044 836" draw:points="523,836 0,836 0,0 1044,0 1044,836"><text:p/></draw:polygon><draw:path draw:style-name="gr3" draw:text-style-name="P101" svg:width="0.21cm" svg:height="0.191cm" svg:x="0.001cm" svg:y="0.392cm" svg:viewBox="0 0 211 192" svg:d="M129 60c3-12 12-50 41-50 4 0 13 0 22 4-12 3-21 14-21 23 0 7 5 16 17 16 10 0 23-7 23-25 0-22-25-28-40-28-25 0-39 22-44 32-11-28-33-32-45-32-45 0-69 55-69 65 0 5 4 5 5 5 4 0 5 0 6-5 14-45 42-55 56-55 9 0 23 3 23 27 0 13-7 42-23 101-6 28-21 44-39 44-4 0-13 0-22-4 11-3 21-12 21-23 0-12-10-16-17-16-12 0-23 12-23 25 0 20 22 28 40 28 28 0 44-30 44-32 5 15 20 32 45 32 45 0 69-55 69-65 0-5-4-5-5-5-4 0-5 2-6 5-13 46-43 55-56 55-17 0-23-13-23-27 0-10 2-18 7-37z"><text:p/></draw:path><draw:path draw:style-name="gr3" draw:text-style-name="P101" svg:width="0.257cm" svg:height="0.327cm" svg:x="0.382cm" svg:y="0.309cm" svg:viewBox="0 0 258 328" svg:d="M251 18c4-2 7-5 7-10 0-4-3-8-7-8s-8 2-9 2l-234 111c-7 3-8 6-8 9 0 5 2 8 8 10l234 110c5 3 6 3 9 3s7-4 7-9c0-3-1-6-9-9l-220-105zM243 328c8 0 15 0 15-9s-9-9-15-9h-227c-8 0-16 0-16 9s7 9 14 9z"><text:p/></draw:path><draw:path draw:style-name="gr3" draw:text-style-name="P101" svg:width="0.191cm" svg:height="0.298cm" svg:x="0.865cm" svg:y="0cm" svg:viewBox="0 0 192 299" svg:d="M98 5c0-1 0-5-4-5-10 0-42 4-53 4-4 1-9 1-9 8 0 6 4 6 11 6 21 0 22 4 22 7l-1 9-62 243c-2 6-2 8-2 9 0 11 8 13 12 13 6 0 12-4 14-10 3-3 22-81 24-92 15 1 50 7 50 36 0 2 0 5-2 9 0 5-1 10-1 15 0 24 16 42 38 42 14 0 24-7 34-23 11-19 16-42 16-43 0-5-5-5-5-5-5 0-5 2-6 8-9 32-18 53-37 53-9 0-15-4-15-20 0-7 3-17 5-23 0-8 0-10 0-13 0-29-25-40-62-45 14-8 27-21 37-32 20-22 39-40 60-40 3 0 3 0 3 0 5 2 6 2 10 4 0 0 0 1 1 1-20 1-24 18-24 23 0 7 5 16 17 16 11 0 23-10 23-27 0-12-10-26-29-26-12 0-31 3-61 37-14 17-32 32-47 40z"><text:p/></draw:path><draw:polygon draw:style-name="gr3" draw:text-style-name="P101" svg:width="0.233cm" svg:height="0.017cm" svg:x="0.842cm" svg:y="0.464cm" svg:viewBox="0 0 234 18" draw:points="117,18 0,18 0,0 234,0 234,18"><text:p/></draw:polygon><draw:path draw:style-name="gr3" draw:text-style-name="P101" svg:width="0.174cm" svg:height="0.29cm" svg:x="0.87cm" svg:y="0.586cm" svg:viewBox="0 0 175 291" svg:d="M105 132c35-10 59-40 59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7-24 25 0 39 40 67 85 67 52 0 90-39 90-82 0-34-26-67-70-77z"><text:p/></draw:path></draw:g><text:s text:c="37"/>(5)</text:p>
      <text:p text:style-name="P21"/>
      <text:p text:style-name="P21">Sottraendo <text:span text:style-name="T28">la </text:span>(5) a<text:span text:style-name="T28">lla</text:span> (4), <text:span text:style-name="T28">ammissibile poichè</text:span> rispetta le <text:span text:style-name="T28">regole delle</text:span> disequazioni, <text:span text:style-name="T28">si otterrà</text:span>:</text:p>
      <text:p text:style-name="P21"><text:s text:c="23"/></text:p>
      <text:p text:style-name="P22"><text:s text:c="42"/><draw:g text:anchor-type="as-char" svg:y="-0.584cm" draw:z-index="13" draw:style-name="gr1"><svg:title>TexMaths</svg:title><svg:desc>12§display§s + x - x &gt; \frac{2}{3} k - \frac{k}{3} §svg§600§FALSE§</svg:desc><draw:polygon draw:style-name="gr2" draw:text-style-name="P100" svg:width="3.575cm" svg:height="0.835cm" svg:x="0cm" svg:y="0.022cm" svg:viewBox="0 0 3576 836" draw:points="1788,836 0,836 0,0 3576,0 3576,836"><text:p/></draw:polygon><draw:path draw:style-name="gr3" draw:text-style-name="P101" svg:width="0.155cm" svg:height="0.191cm" svg:x="0.001cm" svg:y="0.392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101" svg:width="0.28cm" svg:height="0.281cm" svg:x="0.294cm" svg:y="0.332cm" svg:viewBox="0 0 281 282" svg:d="M150 150h118c6 0 13 0 13-8 0-10-7-10-13-10h-118v-118c0-7 0-14-8-14-10 0-10 7-10 14v118h-118c-7 0-14 0-14 10 0 8 7 8 14 8h118v118c0 6 0 14 10 14 8 0 8-8 8-14z"><text:p/></draw:path><draw:path draw:style-name="gr3" draw:text-style-name="P101" svg:width="0.21cm" svg:height="0.191cm" svg:x="0.704cm" svg:y="0.392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101" svg:width="0.257cm" svg:height="0.017cm" svg:x="1.062cm" svg:y="0.464cm" svg:viewBox="0 0 258 18" svg:d="M244 18c7 0 14 0 14-10 0-8-7-8-14-8h-230c-7 0-14 0-14 8 0 10 7 10 14 10z"><text:p/></draw:path><draw:path draw:style-name="gr3" draw:text-style-name="P101" svg:width="0.21cm" svg:height="0.191cm" svg:x="1.462cm" svg:y="0.392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101" svg:width="0.257cm" svg:height="0.245cm" svg:x="1.842cm" svg:y="0.351cm" svg:viewBox="0 0 258 246" svg:d="M251 132c5-2 7-5 7-10 0-4-2-7-7-9l-234-111c-6-2-7-2-9-2-4 0-8 4-8 8s2 6 7 10l223 104-223 106c-5 2-7 5-7 10 0 4 4 8 8 8 2 0 3 0 9-4z"><text:p/></draw:path><draw:path draw:style-name="gr3" draw:text-style-name="P101" svg:width="0.168cm" svg:height="0.281cm" svg:x="2.323cm" svg:y="0.012cm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olygon draw:style-name="gr3" draw:text-style-name="P101" svg:width="0.211cm" svg:height="0.017cm" svg:x="2.303cm" svg:y="0.464cm" svg:viewBox="0 0 212 18" draw:points="106,18 0,18 0,0 212,0 212,18"><text:p/></draw:polygon><draw:path draw:style-name="gr3" draw:text-style-name="P101" svg:width="0.174cm" svg:height="0.29cm" svg:x="2.321cm" svg:y="0.586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7-24 25 0 39 40 67 85 67 52 0 90-39 90-82 0-34-26-67-69-77z"><text:p/></draw:path><draw:path draw:style-name="gr3" draw:text-style-name="P101" svg:width="0.191cm" svg:height="0.298cm" svg:x="2.587cm" svg:y="0.286cm" svg:viewBox="0 0 192 299" svg:d="M98 5c0-1 0-5-4-5-10 0-42 4-53 4-4 1-9 1-9 8 0 6 4 6 11 6 21 0 22 4 22 7l-1 9-62 243c-2 6-2 8-2 9 0 11 8 13 12 13 6 0 12-4 14-10 3-3 22-81 24-92 15 1 50 7 50 36 0 2 0 5-2 9 0 5-1 10-1 15 0 24 16 42 39 42 13 0 24-7 33-23 11-19 16-42 16-43 0-5-5-5-5-5-5 0-5 2-6 8-8 32-18 53-37 53-9 0-15-4-15-20 0-7 3-17 5-23 0-8 0-10 0-13 0-29-25-40-62-45 14-8 27-21 37-32 20-22 40-40 60-40 4 0 4 0 4 0 4 2 6 2 9 4 0 0 0 1 1 1-20 1-24 18-24 23 0 7 5 16 17 16 11 0 23-10 23-27 0-12-10-26-29-26-12 0-31 3-61 37-16 17-32 32-47 40z"><text:p/></draw:path><draw:path draw:style-name="gr3" draw:text-style-name="P101" svg:width="0.257cm" svg:height="0.017cm" svg:x="2.927cm" svg:y="0.464cm" svg:viewBox="0 0 258 18" svg:d="M244 18c7 0 14 0 14-10 0-8-7-8-14-8h-230c-7 0-14 0-14 8 0 10 7 10 14 10z"><text:p/></draw:path><draw:path draw:style-name="gr3" draw:text-style-name="P101" svg:width="0.191cm" svg:height="0.298cm" svg:x="3.386cm" svg:y="0cm" svg:viewBox="0 0 192 299" svg:d="M98 5c0-1 0-5-4-5-10 0-42 4-53 4-4 1-9 1-9 8 0 6 4 6 11 6 21 0 22 4 22 7l-1 9-62 243c-2 6-2 8-2 9 0 11 8 13 12 13 6 0 12-4 14-10 3-3 22-81 24-92 15 1 50 7 50 36 0 2 0 5-2 9 0 5-1 10-1 15 0 24 16 42 39 42 13 0 24-7 33-23 11-19 16-42 16-43 0-5-5-5-5-5-5 0-5 2-6 8-8 32-18 53-37 53-9 0-15-4-15-20 0-7 3-17 5-23 0-8 0-10 0-13 0-29-25-40-62-45 14-8 27-21 37-32 20-22 40-40 60-40 4 0 4 0 4 0 4 2 6 2 9 4 0 0 0 1 1 1-20 1-24 18-24 23 0 7 5 16 17 16 11 0 23-10 23-27 0-12-10-26-29-26-12 0-31 3-61 37-16 17-32 32-47 40z"><text:p/></draw:path><draw:polygon draw:style-name="gr3" draw:text-style-name="P101" svg:width="0.233cm" svg:height="0.017cm" svg:x="3.364cm" svg:y="0.464cm" svg:viewBox="0 0 234 18" draw:points="118,18 0,18 0,0 234,0 234,18"><text:p/></draw:polygon><draw:path draw:style-name="gr3" draw:text-style-name="P101" svg:width="0.174cm" svg:height="0.29cm" svg:x="3.392cm" svg:y="0.586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7-24 25 0 39 40 67 85 67 52 0 90-39 90-82 0-34-26-67-69-77z"><text:p/></draw:path></draw:g><text:s text:c="7"/>ossia <text:s text:c="5"/><draw:g text:anchor-type="as-char" svg:y="-0.584cm" draw:z-index="16" draw:style-name="gr1"><svg:title>TexMaths</svg:title><svg:desc>12§display§s &gt; \frac{k}{3}§svg§600§FALSE§</svg:desc><draw:polygon draw:style-name="gr2" draw:text-style-name="P100" svg:width="1.001cm" svg:height="0.835cm" svg:x="0cm" svg:y="0.022cm" svg:viewBox="0 0 1002 836" draw:points="502,836 0,836 0,0 1002,0 1002,836"><text:p/></draw:polygon><draw:path draw:style-name="gr3" draw:text-style-name="P101" svg:width="0.155cm" svg:height="0.191cm" svg:x="0.001cm" svg:y="0.392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101" svg:width="0.257cm" svg:height="0.245cm" svg:x="0.329cm" svg:y="0.351cm" svg:viewBox="0 0 258 246" svg:d="M251 132c5-2 7-5 7-10 0-4-2-7-7-9l-234-111c-6-2-7-2-9-2-4 0-8 4-8 8s2 6 7 10l223 104-223 106c-5 2-7 5-7 10 0 4 4 8 8 8 2 0 3 0 9-4z"><text:p/></draw:path><draw:path draw:style-name="gr3" draw:text-style-name="P101" svg:width="0.191cm" svg:height="0.298cm" svg:x="0.814cm" svg:y="0cm" svg:viewBox="0 0 192 299" svg:d="M98 5c0-1 0-5-4-5-10 0-42 4-53 4-4 1-9 1-9 8 0 6 4 6 11 6 21 0 22 4 22 7l-1 9-62 243c-2 6-2 8-2 9 0 11 8 13 12 13 6 0 12-4 14-10 3-3 22-81 24-92 15 1 50 7 50 36 0 2 0 5-2 9 0 5-1 10-1 15 0 24 16 42 39 42 13 0 24-7 33-23 11-19 16-42 16-43 0-5-5-5-5-5-5 0-5 2-6 8-8 32-18 53-37 53-9 0-15-4-15-20 0-7 3-17 5-23 0-8 0-10 0-13 0-29-25-40-62-45 14-8 27-21 37-32 20-22 40-40 60-40 4 0 4 0 4 0 4 2 6 2 9 4 0 0 0 1 1 1-20 1-24 18-24 23 0 7 5 16 17 16 11 0 23-10 23-27 0-12-10-26-29-26-12 0-31 3-61 37-14 17-32 32-47 40z"><text:p/></draw:path><draw:polygon draw:style-name="gr3" draw:text-style-name="P101" svg:width="0.233cm" svg:height="0.017cm" svg:x="0.79cm" svg:y="0.464cm" svg:viewBox="0 0 234 18" draw:points="118,18 0,18 0,0 234,0 234,18"><text:p/></draw:polygon><draw:path draw:style-name="gr3" draw:text-style-name="P101" svg:width="0.174cm" svg:height="0.29cm" svg:x="0.819cm" svg:y="0.586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7-24 25 0 39 40 67 85 67 52 0 90-39 90-82 0-34-26-67-69-77z"><text:p/></draw:path></draw:g><text:s text:c="4"/>(6)</text:p>
      <text:p text:style-name="P22"/>
      <text:p text:style-name="P22"/>
      <text:p text:style-name="P22"/>
      <text:p text:style-name="P23"><text:span text:style-name="T28">Perciò gli insiemi ottenuti dalla scomposizione di </text:span><text:span text:style-name="T28"><draw:g text:anchor-type="as-char" svg:y="-0.289cm" draw:z-index="26" draw:style-name="gr1"><svg:title>TexMaths</svg:title><svg:desc>12§display§T_r§svg§600§FALSE§</svg:desc><draw:polygon draw:style-name="gr2" draw:text-style-name="P100" svg:width="0.356cm" svg:height="0.31cm" svg:x="0.011cm" svg:y="0.021cm" svg:viewBox="0 0 357 311" draw:points="179,311 0,311 0,0 357,0 357,311"><text:p/></draw:polygon><draw:path draw:style-name="gr3" draw:text-style-name="P101" svg:width="0.288cm" svg:height="0.285cm" svg:x="0cm" svg:y="0cm" svg:viewBox="0 0 289 286" svg:d="M171 30c3-12 5-14 9-16 5-1 18-1 28-1 42 0 61 1 61 35 0 6-2 23-3 34 0 2-2 7-2 7 0 4 2 6 5 6 5 0 6-2 6-10l12-73c0-1 2-6 2-7 0-5-5-5-12-5h-236c-10 0-10 0-13 8l-26 75c0 1-2 6-2 7 0 3 2 5 5 5 5 0 5-2 7-8 24-65 34-74 96-74h17c12 0 12 1 12 5s-1 8-1 8l-57 228c-4 16-4 20-50 20-16 0-18 0-18 8 0 4 5 4 7 4 11 0 23 0 35 0s24-1 36-1c11 0 24 1 35 1 12 0 25 0 37 0 4 0 10 0 10-7 0-5-5-5-15-5-11 0-17 0-27-1-12-1-16-3-16-9 0 0 0-3 1-9z"><text:p/></draw:path><draw:path draw:style-name="gr3" draw:text-style-name="P101" svg:width="0.137cm" svg:height="0.134cm" svg:x="0.25cm" svg:y="0.22cm" svg:viewBox="0 0 138 135" svg:d="M55 71c2-1 9-29 9-30 1-2 9-17 19-24 2-3 11-9 24-9 2 0 11 0 16 4-10 4-14 11-14 17 0 7 6 12 14 12 6 0 15-6 15-19 0-15-15-22-31-22s-29 7-42 22c-5-20-24-22-30-22-12 0-19 7-24 16-7 10-11 29-11 30 0 3 4 3 5 3 5 0 5-1 7-8 5-19 10-33 22-33 7 0 9 6 9 15 0 6-2 17-5 25-2 7-4 21-7 27l-9 37c0 5-3 12-3 13 0 6 6 10 11 10 4 0 10-4 12-9 1-2 4-15 6-24z"><text:p/></draw:path></draw:g></text:span><text:span text:style-name="T28"><text:s/>avranno cardinalità compresa tra </text:span><text:span text:style-name="T28"><draw:g text:anchor-type="as-char" svg:y="-0.57cm" draw:z-index="17" draw:style-name="gr1"><svg:title>TexMaths</svg:title><svg:desc>12§display§\frac{1}{3} k§svg§600§FALSE§</svg:desc><draw:polygon draw:style-name="gr2" draw:text-style-name="P100" svg:width="0.435cm" svg:height="0.822cm" svg:x="0.022cm" svg:y="0.022cm" svg:viewBox="0 0 436 823" draw:points="218,823 0,823 0,0 436,0 436,823"><text:p/></draw:polygon><draw:path draw:style-name="gr3" draw:text-style-name="P101" svg:width="0.14cm" svg:height="0.281cm" svg:x="0.037cm" svg:y="0cm" svg:viewBox="0 0 141 282" svg:d="M88 11c0-10 0-11-10-11-27 26-65 26-78 26v15c8 0 34 0 55-12v219c0 16 0 20-38 20h-15v14c15-2 53-2 69-2 18 0 54 0 70 2v-14h-13c-39 0-40-4-40-20z"><text:p/></draw:path><draw:polygon draw:style-name="gr3" draw:text-style-name="P101" svg:width="0.212cm" svg:height="0.017cm" svg:x="0cm" svg:y="0.452cm" svg:viewBox="0 0 213 18" draw:points="106,18 0,18 0,0 213,0 213,18"><text:p/></draw:polygon><draw:path draw:style-name="gr3" draw:text-style-name="P101" svg:width="0.176cm" svg:height="0.29cm" svg:x="0.017cm" svg:y="0.572cm" svg:viewBox="0 0 177 291" svg:d="M106 132c35-10 59-40 59-73 0-35-36-59-78-59-44 0-75 25-75 58 0 13 10 21 20 21 14 0 23-10 23-21 0-22-20-22-26-22 12-19 41-25 55-25 18 0 42 9 42 47 0 5-1 29-13 49s-26 20-37 21c-3 0-13 1-16 1-5 0-7 2-7 5 0 5 2 5 11 5h18c35 0 52 29 52 69 0 59-30 71-50 71-18 0-49-7-65-32 16 2 28-7 28-23s-11-25-23-25c-11 0-24 7-24 25 0 38 40 67 85 67 53 0 92-38 92-83 0-33-28-67-71-76z"><text:p/></draw:path><draw:path draw:style-name="gr3" draw:text-style-name="P101" svg:width="0.192cm" svg:height="0.297cm" svg:x="0.286cm" svg:y="0.272cm" svg:viewBox="0 0 193 298" svg:d="M99 5c0-1 0-5-5-5-10 0-42 4-53 4-4 1-9 1-9 8 0 6 4 6 11 6 21 0 22 4 22 7l-1 9-62 243c-2 6-2 7-2 9 0 10 8 12 12 12 6 0 12-3 14-9 3-3 22-82 25-93 14 2 49 8 49 36 0 3 0 5-1 10 0 5-2 10-2 14 0 26 16 42 39 42 13 0 24-7 34-22 11-18 15-42 15-42 0-5-3-5-4-5-5 0-5 1-6 7-9 31-19 53-38 53-8 0-13-5-13-21 0-6 1-15 4-22 1-8 1-10 1-14 0-28-27-39-64-44 14-8 28-21 37-32 21-22 40-40 60-40 4 0 4 0 5 0 5 1 5 1 9 4 1 0 1 1 1 1-19 1-24 18-24 23 0 7 5 15 17 15 11 0 23-9 23-26 0-12-10-26-29-26-11 0-32 3-62 37-14 17-32 32-47 39z"><text:p/></draw:path></draw:g></text:span><text:span text:style-name="T28"><text:s/>e </text:span><text:span text:style-name="T28"><draw:g text:anchor-type="as-char" svg:y="-0.57cm" draw:z-index="18" draw:style-name="gr1"><svg:title>TexMaths</svg:title><svg:desc>12§display§\frac{2}{3} k§svg§600§FALSE§</svg:desc><draw:polygon draw:style-name="gr2" draw:text-style-name="P100" svg:width="0.435cm" svg:height="0.822cm" svg:x="0.022cm" svg:y="0.022cm" svg:viewBox="0 0 436 823" draw:points="218,823 0,823 0,0 436,0 436,823"><text:p/></draw:polygon><draw:path draw:style-name="gr3" draw:text-style-name="P101" svg:width="0.169cm" svg:height="0.281cm" svg:x="0.022cm" svg:y="0cm" svg:viewBox="0 0 170 282" svg:d="M32 249l46-44c66-59 92-80 92-122 0-49-38-83-91-83-48 0-79 40-79 77 0 22 22 22 22 22 8 0 23-4 23-21 0-11-9-23-23-23-4 0-4 0-5 1 9-27 32-43 58-43 38 0 56 34 56 70 0 33-21 67-44 92l-82 91c-5 5-5 6-5 16h158l12-74h-11c-1 12-5 32-9 38-3 3-32 3-40 3z"><text:p/></draw:path><draw:polygon draw:style-name="gr3" draw:text-style-name="P101" svg:width="0.212cm" svg:height="0.017cm" svg:x="0cm" svg:y="0.452cm" svg:viewBox="0 0 213 18" draw:points="106,18 0,18 0,0 213,0 213,18"><text:p/></draw:polygon><draw:path draw:style-name="gr3" draw:text-style-name="P101" svg:width="0.176cm" svg:height="0.29cm" svg:x="0.017cm" svg:y="0.572cm" svg:viewBox="0 0 177 291" svg:d="M106 132c35-10 59-40 59-73 0-35-36-59-78-59-44 0-75 25-75 58 0 13 10 21 20 21 14 0 23-10 23-21 0-22-20-22-26-22 12-19 41-25 55-25 18 0 42 9 42 47 0 5-1 29-13 49s-26 20-37 21c-3 0-13 1-16 1-5 0-7 2-7 5 0 5 2 5 11 5h18c35 0 52 29 52 69 0 59-30 71-50 71-18 0-49-7-65-32 16 2 28-7 28-23s-11-25-23-25c-11 0-24 7-24 25 0 38 40 67 85 67 53 0 92-38 92-83 0-33-28-67-71-76z"><text:p/></draw:path><draw:path draw:style-name="gr3" draw:text-style-name="P101" svg:width="0.192cm" svg:height="0.297cm" svg:x="0.286cm" svg:y="0.272cm" svg:viewBox="0 0 193 298" svg:d="M99 5c0-1 0-5-5-5-10 0-42 4-53 4-4 1-9 1-9 8 0 6 4 6 11 6 21 0 22 4 22 7l-1 9-62 243c-2 6-2 7-2 9 0 10 8 12 12 12 6 0 12-3 14-9 3-3 22-82 25-93 14 2 49 8 49 36 0 3 0 5-1 10 0 5-2 10-2 14 0 26 16 42 39 42 13 0 24-7 34-22 11-18 15-42 15-42 0-5-3-5-4-5-5 0-5 1-6 7-9 31-19 53-38 53-8 0-13-5-13-21 0-6 1-15 4-22 1-8 1-10 1-14 0-28-27-39-64-44 14-8 28-21 37-32 21-22 40-40 60-40 4 0 4 0 5 0 5 1 5 1 9 4 1 0 1 1 1 1-19 1-24 18-24 23 0 7 5 15 17 15 11 0 23-9 23-26 0-12-10-26-29-26-11 0-32 3-62 37-14 17-32 32-47 39z"><text:p/></draw:path></draw:g></text:span><text:span text:style-name="T28">, garantendo così delle decomposizioni bilanciate.</text:span></text:p>
      <text:p text:style-name="P22"/>
      <text:p text:style-name="P51"><text:span text:style-name="T3">Nel caso in cui si abbiano due centroidi, la scelta su quale radicare l’albero </text:span><text:span text:style-name="T3"><draw:g text:anchor-type="as-char" svg:y="-0.289cm" draw:z-index="68" draw:style-name="gr1"><svg:title>TexMaths</svg:title><svg:desc>12§display§T_r§svg§600§FALSE§</svg:desc><draw:polygon draw:style-name="gr2" draw:text-style-name="P100" svg:width="0.356cm" svg:height="0.31cm" svg:x="0.011cm" svg:y="0.021cm" svg:viewBox="0 0 357 311" draw:points="179,311 0,311 0,0 357,0 357,311"><text:p/></draw:polygon><draw:path draw:style-name="gr3" draw:text-style-name="P101" svg:width="0.288cm" svg:height="0.285cm" svg:x="0cm" svg:y="0cm" svg:viewBox="0 0 289 286" svg:d="M171 30c3-12 5-14 9-16 5-1 18-1 28-1 42 0 61 1 61 35 0 6-2 23-3 34 0 2-2 7-2 7 0 4 2 6 5 6 5 0 6-2 6-10l12-73c0-1 2-6 2-7 0-5-5-5-12-5h-236c-10 0-10 0-13 8l-26 75c0 1-2 6-2 7 0 3 2 5 5 5 5 0 5-2 7-8 24-65 34-74 96-74h17c12 0 12 1 12 5s-1 8-1 8l-57 228c-4 16-4 20-50 20-16 0-18 0-18 8 0 4 5 4 7 4 11 0 23 0 35 0s24-1 36-1c11 0 24 1 35 1 12 0 25 0 37 0 4 0 10 0 10-7 0-5-5-5-15-5-11 0-17 0-27-1-12-1-16-3-16-9 0 0 0-3 1-9z"><text:p/></draw:path><draw:path draw:style-name="gr3" draw:text-style-name="P101" svg:width="0.137cm" svg:height="0.134cm" svg:x="0.25cm" svg:y="0.22cm" svg:viewBox="0 0 138 135" svg:d="M55 71c2-1 9-29 9-30 1-2 9-17 19-24 2-3 11-9 24-9 2 0 11 0 16 4-10 4-14 11-14 17 0 7 6 12 14 12 6 0 15-6 15-19 0-15-15-22-31-22s-29 7-42 22c-5-20-24-22-30-22-12 0-19 7-24 16-7 10-11 29-11 30 0 3 4 3 5 3 5 0 5-1 7-8 5-19 10-33 22-33 7 0 9 6 9 15 0 6-2 17-5 25-2 7-4 21-7 27l-9 37c0 5-3 12-3 13 0 6 6 10 11 10 4 0 10-4 12-9 1-2 4-15 6-24z"><text:p/></draw:path></draw:g></text:span><text:span text:style-name="T3"><text:s/>è deterministica e <text:s/>viene fatta prendendo quello che, tra i due, ha un k(v) minore rispetto alla relazione d’ordine precedentemente fornita.</text:span></text:p>
      <text:p text:style-name="P26"/>
      <text:p text:style-name="P24"><text:s text:c="22"/></text:p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><text:s text:c="32"/></text:p>
      <text:p text:style-name="P8">________________________________________________________________________________[1] C. Jordan, Sur les assemblages des lignes, J. Reine Angew. Math. 70 (1869),</text:p>
      <text:p text:style-name="P8">185-19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06cm" draw:dots2="1" draw:dots2-length="0.006cm" draw:distance="0.006cm"/>
    <draw:stroke-dash draw:name="Dash_20_101" draw:display-name="Dash 101" draw:style="rect" draw:dots1="1" draw:dots1-length="0.006cm" draw:dots2="1" draw:dots2-length="0.006cm" draw:distance="0.006cm"/>
    <draw:stroke-dash draw:name="Dash_20_102" draw:display-name="Dash 102" draw:style="rect" draw:dots1="1" draw:dots1-length="0.006cm" draw:dots2="1" draw:dots2-length="0.006cm" draw:distance="0.006cm"/>
    <draw:stroke-dash draw:name="Dash_20_103" draw:display-name="Dash 103" draw:style="rect" draw:dots1="1" draw:dots1-length="0.006cm" draw:dots2="1" draw:dots2-length="0.006cm" draw:distance="0.006cm"/>
    <draw:stroke-dash draw:name="Dash_20_104" draw:display-name="Dash 104" draw:style="rect" draw:dots1="1" draw:dots1-length="0.006cm" draw:dots2="1" draw:dots2-length="0.006cm" draw:distance="0.006cm"/>
    <draw:stroke-dash draw:name="Dash_20_105" draw:display-name="Dash 105" draw:style="rect" draw:dots1="1" draw:dots1-length="0.006cm" draw:dots2="1" draw:dots2-length="0.006cm" draw:distance="0.006cm"/>
    <draw:stroke-dash draw:name="Dash_20_106" draw:display-name="Dash 106" draw:style="rect" draw:dots1="1" draw:dots1-length="0.006cm" draw:dots2="1" draw:dots2-length="0.006cm" draw:distance="0.006cm"/>
    <draw:stroke-dash draw:name="Dash_20_107" draw:display-name="Dash 107" draw:style="rect" draw:dots1="1" draw:dots1-length="0.006cm" draw:dots2="1" draw:dots2-length="0.006cm" draw:distance="0.006cm"/>
    <draw:stroke-dash draw:name="Dash_20_108" draw:display-name="Dash 108" draw:style="rect" draw:dots1="1" draw:dots1-length="0.006cm" draw:dots2="1" draw:dots2-length="0.006cm" draw:distance="0.006cm"/>
    <draw:stroke-dash draw:name="Dash_20_109" draw:display-name="Dash 109" draw:style="rect" draw:dots1="1" draw:dots1-length="0.006cm" draw:dots2="1" draw:dots2-length="0.006cm" draw:distance="0.006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32" draw:display-name="Dash 132" draw:style="rect" draw:dots1="1" draw:dots1-length="0.006cm" draw:dots2="1" draw:dots2-length="0.006cm" draw:distance="0.006cm"/>
    <draw:stroke-dash draw:name="Dash_20_133" draw:display-name="Dash 133" draw:style="rect" draw:dots1="1" draw:dots1-length="0.006cm" draw:dots2="1" draw:dots2-length="0.006cm" draw:distance="0.006cm"/>
    <draw:stroke-dash draw:name="Dash_20_134" draw:display-name="Dash 134" draw:style="rect" draw:dots1="1" draw:dots1-length="0.006cm" draw:dots2="1" draw:dots2-length="0.006cm" draw:distance="0.006cm"/>
    <draw:stroke-dash draw:name="Dash_20_135" draw:display-name="Dash 135" draw:style="rect" draw:dots1="1" draw:dots1-length="0.006cm" draw:dots2="1" draw:dots2-length="0.006cm" draw:distance="0.006cm"/>
    <draw:stroke-dash draw:name="Dash_20_136" draw:display-name="Dash 136" draw:style="rect" draw:dots1="1" draw:dots1-length="0.006cm" draw:dots2="1" draw:dots2-length="0.006cm" draw:distance="0.006cm"/>
    <draw:stroke-dash draw:name="Dash_20_137" draw:display-name="Dash 137" draw:style="rect" draw:dots1="1" draw:dots1-length="0.006cm" draw:dots2="1" draw:dots2-length="0.006cm" draw:distance="0.006cm"/>
    <draw:stroke-dash draw:name="Dash_20_138" draw:display-name="Dash 138" draw:style="rect" draw:dots1="1" draw:dots1-length="0.006cm" draw:dots2="1" draw:dots2-length="0.006cm" draw:distance="0.006cm"/>
    <draw:stroke-dash draw:name="Dash_20_139" draw:display-name="Dash 139" draw:style="rect" draw:dots1="1" draw:dots1-length="0.006cm" draw:dots2="1" draw:dots2-length="0.006cm" draw:distance="0.006cm"/>
    <draw:stroke-dash draw:name="Dash_20_14" draw:display-name="Dash 14" draw:style="rect" draw:dots1="1" draw:dots1-length="0.011cm" draw:dots2="1" draw:dots2-length="0.011cm" draw:distance="0.011cm"/>
    <draw:stroke-dash draw:name="Dash_20_140" draw:display-name="Dash 140" draw:style="rect" draw:dots1="1" draw:dots1-length="0.006cm" draw:dots2="1" draw:dots2-length="0.006cm" draw:distance="0.006cm"/>
    <draw:stroke-dash draw:name="Dash_20_141" draw:display-name="Dash 141" draw:style="rect" draw:dots1="1" draw:dots1-length="0.006cm" draw:dots2="1" draw:dots2-length="0.006cm" draw:distance="0.006cm"/>
    <draw:stroke-dash draw:name="Dash_20_142" draw:display-name="Dash 142" draw:style="rect" draw:dots1="1" draw:dots1-length="0.006cm" draw:dots2="1" draw:dots2-length="0.006cm" draw:distance="0.006cm"/>
    <draw:stroke-dash draw:name="Dash_20_143" draw:display-name="Dash 143" draw:style="rect" draw:dots1="1" draw:dots1-length="0.006cm" draw:dots2="1" draw:dots2-length="0.006cm" draw:distance="0.006cm"/>
    <draw:stroke-dash draw:name="Dash_20_144" draw:display-name="Dash 144" draw:style="rect" draw:dots1="1" draw:dots1-length="0.006cm" draw:dots2="1" draw:dots2-length="0.006cm" draw:distance="0.006cm"/>
    <draw:stroke-dash draw:name="Dash_20_145" draw:display-name="Dash 145" draw:style="rect" draw:dots1="1" draw:dots1-length="0.006cm" draw:dots2="1" draw:dots2-length="0.006cm" draw:distance="0.006cm"/>
    <draw:stroke-dash draw:name="Dash_20_146" draw:display-name="Dash 146" draw:style="rect" draw:dots1="1" draw:dots1-length="0.006cm" draw:dots2="1" draw:dots2-length="0.006cm" draw:distance="0.006cm"/>
    <draw:stroke-dash draw:name="Dash_20_147" draw:display-name="Dash 147" draw:style="rect" draw:dots1="1" draw:dots1-length="0.006cm" draw:dots2="1" draw:dots2-length="0.006cm" draw:distance="0.006cm"/>
    <draw:stroke-dash draw:name="Dash_20_148" draw:display-name="Dash 148" draw:style="rect" draw:dots1="1" draw:dots1-length="0.006cm" draw:dots2="1" draw:dots2-length="0.006cm" draw:distance="0.006cm"/>
    <draw:stroke-dash draw:name="Dash_20_149" draw:display-name="Dash 149" draw:style="rect" draw:dots1="1" draw:dots1-length="0.006cm" draw:dots2="1" draw:dots2-length="0.006cm" draw:distance="0.006cm"/>
    <draw:stroke-dash draw:name="Dash_20_15" draw:display-name="Dash 15" draw:style="rect" draw:dots1="1" draw:dots1-length="0.011cm" draw:dots2="1" draw:dots2-length="0.011cm" draw:distance="0.011cm"/>
    <draw:stroke-dash draw:name="Dash_20_150" draw:display-name="Dash 150" draw:style="rect" draw:dots1="1" draw:dots1-length="0.006cm" draw:dots2="1" draw:dots2-length="0.006cm" draw:distance="0.006cm"/>
    <draw:stroke-dash draw:name="Dash_20_151" draw:display-name="Dash 151" draw:style="rect" draw:dots1="1" draw:dots1-length="0.006cm" draw:dots2="1" draw:dots2-length="0.006cm" draw:distance="0.006cm"/>
    <draw:stroke-dash draw:name="Dash_20_152" draw:display-name="Dash 152" draw:style="rect" draw:dots1="1" draw:dots1-length="0.006cm" draw:dots2="1" draw:dots2-length="0.006cm" draw:distance="0.006cm"/>
    <draw:stroke-dash draw:name="Dash_20_153" draw:display-name="Dash 153" draw:style="rect" draw:dots1="1" draw:dots1-length="0.006cm" draw:dots2="1" draw:dots2-length="0.006cm" draw:distance="0.006cm"/>
    <draw:stroke-dash draw:name="Dash_20_154" draw:display-name="Dash 154" draw:style="rect" draw:dots1="1" draw:dots1-length="0.006cm" draw:dots2="1" draw:dots2-length="0.006cm" draw:distance="0.006cm"/>
    <draw:stroke-dash draw:name="Dash_20_155" draw:display-name="Dash 155" draw:style="rect" draw:dots1="1" draw:dots1-length="0.006cm" draw:dots2="1" draw:dots2-length="0.006cm" draw:distance="0.006cm"/>
    <draw:stroke-dash draw:name="Dash_20_156" draw:display-name="Dash 156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06cm" draw:dots2="1" draw:dots2-length="0.006cm" draw:distance="0.006cm"/>
    <draw:stroke-dash draw:name="Dash_20_87" draw:display-name="Dash 87" draw:style="rect" draw:dots1="1" draw:dots1-length="0.006cm" draw:dots2="1" draw:dots2-length="0.006cm" draw:distance="0.006cm"/>
    <draw:stroke-dash draw:name="Dash_20_88" draw:display-name="Dash 88" draw:style="rect" draw:dots1="1" draw:dots1-length="0.006cm" draw:dots2="1" draw:dots2-length="0.006cm" draw:distance="0.006cm"/>
    <draw:stroke-dash draw:name="Dash_20_89" draw:display-name="Dash 89" draw:style="rect" draw:dots1="1" draw:dots1-length="0.006cm" draw:dots2="1" draw:dots2-length="0.006cm" draw:distance="0.006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06cm" draw:dots2="1" draw:dots2-length="0.006cm" draw:distance="0.006cm"/>
    <draw:stroke-dash draw:name="Dash_20_91" draw:display-name="Dash 91" draw:style="rect" draw:dots1="1" draw:dots1-length="0.006cm" draw:dots2="1" draw:dots2-length="0.006cm" draw:distance="0.006cm"/>
    <draw:stroke-dash draw:name="Dash_20_92" draw:display-name="Dash 92" draw:style="rect" draw:dots1="1" draw:dots1-length="0.006cm" draw:dots2="1" draw:dots2-length="0.006cm" draw:distance="0.006cm"/>
    <draw:stroke-dash draw:name="Dash_20_93" draw:display-name="Dash 93" draw:style="rect" draw:dots1="1" draw:dots1-length="0.006cm" draw:dots2="1" draw:dots2-length="0.006cm" draw:distance="0.006cm"/>
    <draw:stroke-dash draw:name="Dash_20_94" draw:display-name="Dash 94" draw:style="rect" draw:dots1="1" draw:dots1-length="0.006cm" draw:dots2="1" draw:dots2-length="0.006cm" draw:distance="0.006cm"/>
    <draw:stroke-dash draw:name="Dash_20_95" draw:display-name="Dash 95" draw:style="rect" draw:dots1="1" draw:dots1-length="0.006cm" draw:dots2="1" draw:dots2-length="0.006cm" draw:distance="0.006cm"/>
    <draw:stroke-dash draw:name="Dash_20_96" draw:display-name="Dash 96" draw:style="rect" draw:dots1="1" draw:dots1-length="0.006cm" draw:dots2="1" draw:dots2-length="0.006cm" draw:distance="0.006cm"/>
    <draw:stroke-dash draw:name="Dash_20_97" draw:display-name="Dash 97" draw:style="rect" draw:dots1="1" draw:dots1-length="0.006cm" draw:dots2="1" draw:dots2-length="0.006cm" draw:distance="0.006cm"/>
    <draw:stroke-dash draw:name="Dash_20_98" draw:display-name="Dash 98" draw:style="rect" draw:dots1="1" draw:dots1-length="0.006cm" draw:dots2="1" draw:dots2-length="0.006cm" draw:distance="0.006cm"/>
    <draw:stroke-dash draw:name="Dash_20_99" draw:display-name="Dash 99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1:37:06.924513161</meta:creation-date>
    <dc:date>2020-09-20T15:29:40.662921695</dc:date>
    <meta:editing-duration>PT6H27M57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6" meta:paragraph-count="113" meta:word-count="1186" meta:character-count="8820" meta:non-whitespace-character-count="5621"/>
  </office:meta>
</office:document-meta>
</file>